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b8a" officeooo:paragraph-rsid="00092b8a"/>
    </style:style>
    <style:style style:name="P2" style:family="paragraph" style:parent-style-name="Standard">
      <style:text-properties officeooo:rsid="00092b8a" officeooo:paragraph-rsid="017c6b31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092b8a" officeooo:paragraph-rsid="00092b8a" style:font-size-asian="15pt" style:font-size-complex="15pt"/>
    </style:style>
    <style:style style:name="P5" style:family="paragraph" style:parent-style-name="Standard">
      <style:text-properties fo:font-size="15pt" fo:font-weight="bold" officeooo:rsid="01cf0206" officeooo:paragraph-rsid="01cf0206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1cf8745" officeooo:paragraph-rsid="01cf8745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normal" officeooo:rsid="01cf8745" officeooo:paragraph-rsid="01cf8745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3465a4" fo:font-size="15pt" fo:font-weight="bold" officeooo:rsid="000b1d8c" officeooo:paragraph-rsid="000b1d8c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3465a4" fo:font-size="15pt" fo:font-weight="bold" officeooo:rsid="00119cde" officeooo:paragraph-rsid="00119cde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3465a4" fo:font-size="15pt" fo:font-weight="bold" officeooo:rsid="00119cde" officeooo:paragraph-rsid="001776a6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3465a4" fo:font-size="15pt" fo:font-weight="bold" officeooo:rsid="0019e1ec" officeooo:paragraph-rsid="001776a6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3465a4" fo:font-size="15pt" fo:font-weight="bold" officeooo:rsid="01cbb82c" officeooo:paragraph-rsid="01cbb82c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3465a4" fo:font-size="15pt" fo:font-weight="bold" officeooo:rsid="00092b8a" officeooo:paragraph-rsid="00092b8a" fo:background-color="transparent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3465a4" fo:font-size="15pt" fo:font-weight="bold" officeooo:rsid="0021e979" officeooo:paragraph-rsid="0021e979" fo:background-color="transparent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3465a4" fo:font-size="15pt" fo:font-weight="bold" officeooo:rsid="0023c497" officeooo:paragraph-rsid="0023c497" fo:background-color="transparent" style:font-size-asian="15pt" style:font-weight-asian="bold" style:font-size-complex="15pt" style:font-weight-complex="bold"/>
    </style:style>
    <style:style style:name="P16" style:family="paragraph" style:parent-style-name="Standard">
      <style:paragraph-properties style:line-height-at-least="0.503cm"/>
      <style:text-properties fo:color="#3465a4" fo:font-size="15pt" fo:font-weight="bold" officeooo:rsid="0023c497" fo:background-color="transparent" style:font-size-asian="15pt" style:font-weight-asian="bold" style:font-size-complex="15pt" style:font-weight-complex="bold"/>
    </style:style>
    <style:style style:name="P17" style:family="paragraph" style:parent-style-name="Standard">
      <style:paragraph-properties style:line-height-at-least="0.503cm"/>
      <style:text-properties fo:color="#3465a4" fo:font-size="15pt" fo:font-weight="bold" officeooo:rsid="00275d90" officeooo:paragraph-rsid="00275d90" fo:background-color="transparent" style:font-size-asian="15pt" style:font-weight-asian="bold" style:font-size-complex="15pt" style:font-weight-complex="bold"/>
    </style:style>
    <style:style style:name="P18" style:family="paragraph" style:parent-style-name="Standard">
      <style:paragraph-properties style:line-height-at-least="0.503cm"/>
      <style:text-properties fo:color="#3465a4" fo:font-size="15pt" fo:font-weight="bold" officeooo:rsid="0028ae5c" officeooo:paragraph-rsid="0028ae5c" fo:background-color="transparent" style:font-size-asian="15pt" style:font-weight-asian="bold" style:font-size-complex="15pt" style:font-weight-complex="bold"/>
    </style:style>
    <style:style style:name="P19" style:family="paragraph" style:parent-style-name="Standard">
      <style:paragraph-properties style:line-height-at-least="0.503cm"/>
      <style:text-properties fo:color="#3465a4" fo:font-size="15pt" fo:font-weight="bold" officeooo:rsid="002ce0c4" officeooo:paragraph-rsid="002ce0c4" fo:background-color="transparent" style:font-size-asian="15pt" style:font-weight-asian="bold" style:font-size-complex="15pt" style:font-weight-complex="bold"/>
    </style:style>
    <style:style style:name="P20" style:family="paragraph" style:parent-style-name="Standard">
      <style:paragraph-properties style:line-height-at-least="0.503cm"/>
      <style:text-properties fo:color="#3465a4" fo:font-size="15pt" fo:font-weight="bold" officeooo:rsid="00330627" officeooo:paragraph-rsid="00330627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style:paragraph-properties style:line-height-at-least="0.503cm"/>
      <style:text-properties fo:color="#3465a4" fo:font-size="15pt" fo:font-weight="bold" officeooo:rsid="00330627" officeooo:paragraph-rsid="0065ead2" fo:background-color="transparent" style:font-size-asian="15pt" style:font-weight-asian="bold" style:font-size-complex="15pt" style:font-weight-complex="bold"/>
    </style:style>
    <style:style style:name="P22" style:family="paragraph" style:parent-style-name="Standard">
      <style:paragraph-properties style:line-height-at-least="0.503cm"/>
      <style:text-properties fo:color="#3465a4" fo:font-size="15pt" fo:font-weight="bold" officeooo:rsid="00330627" officeooo:paragraph-rsid="00a63085" fo:background-color="transparent" style:font-size-asian="15pt" style:font-weight-asian="bold" style:font-size-complex="15pt" style:font-weight-complex="bold"/>
    </style:style>
    <style:style style:name="P23" style:family="paragraph" style:parent-style-name="Standard">
      <style:paragraph-properties style:line-height-at-least="0.503cm"/>
      <style:text-properties fo:color="#3465a4" fo:font-size="15pt" fo:font-weight="bold" officeooo:rsid="00330627" officeooo:paragraph-rsid="00b85d51" fo:background-color="transparent" style:font-size-asian="15pt" style:font-weight-asian="bold" style:font-size-complex="15pt" style:font-weight-complex="bold"/>
    </style:style>
    <style:style style:name="P24" style:family="paragraph" style:parent-style-name="Standard">
      <style:paragraph-properties style:line-height-at-least="0.503cm"/>
      <style:text-properties fo:color="#3465a4" fo:font-size="15pt" fo:font-weight="bold" officeooo:rsid="00434b67" officeooo:paragraph-rsid="00434b67" fo:background-color="transparent" style:font-size-asian="15pt" style:font-weight-asian="bold" style:font-size-complex="15pt" style:font-weight-complex="bold"/>
    </style:style>
    <style:style style:name="P25" style:family="paragraph" style:parent-style-name="Standard">
      <style:text-properties fo:color="#3465a4" fo:font-size="15pt" fo:font-weight="bold" officeooo:rsid="017c6b31" officeooo:paragraph-rsid="017c6b31" fo:background-color="transparent" style:font-size-asian="15pt" style:font-weight-asian="bold" style:font-size-complex="15pt" style:font-weight-complex="bold"/>
    </style:style>
    <style:style style:name="P26" style:family="paragraph" style:parent-style-name="Standard">
      <style:text-properties fo:color="#3465a4" fo:font-size="15pt" fo:font-weight="bold" officeooo:rsid="00119cde" officeooo:paragraph-rsid="001776a6" fo:background-color="#999999" style:font-size-asian="15pt" style:font-weight-asian="bold" style:font-size-complex="15pt" style:font-weight-complex="bold"/>
    </style:style>
    <style:style style:name="P27" style:family="paragraph" style:parent-style-name="Standard">
      <style:paragraph-properties style:line-height-at-least="0.503cm"/>
      <style:text-properties fo:color="#3465a4" style:font-name="Liberation Serif" fo:font-size="15pt" fo:font-weight="bold" officeooo:rsid="004eb993" officeooo:paragraph-rsid="004eb993" fo:background-color="transparent" style:font-size-asian="15pt" style:font-weight-asian="bold" style:font-size-complex="15pt" style:font-weight-complex="bold"/>
    </style:style>
    <style:style style:name="P28" style:family="paragraph" style:parent-style-name="Standard">
      <style:paragraph-properties style:line-height-at-least="0.503cm"/>
      <style:text-properties fo:color="#3465a4" style:font-name="Liberation Serif" fo:font-size="15pt" fo:font-weight="bold" officeooo:rsid="00434b67" officeooo:paragraph-rsid="0058c32d" fo:background-color="transparent" style:font-size-asian="15pt" style:font-weight-asian="bold" style:font-size-complex="15pt" style:font-weight-complex="bold"/>
    </style:style>
    <style:style style:name="P29" style:family="paragraph" style:parent-style-name="Standard">
      <style:paragraph-properties style:line-height-at-least="0.503cm"/>
      <style:text-properties fo:color="#3465a4" style:font-name="Liberation Serif" fo:font-size="15pt" fo:font-weight="bold" officeooo:rsid="00434b67" officeooo:paragraph-rsid="00608fb7" fo:background-color="transparent" style:font-size-asian="15pt" style:font-weight-asian="bold" style:font-size-complex="15pt" style:font-weight-complex="bold"/>
    </style:style>
    <style:style style:name="P30" style:family="paragraph" style:parent-style-name="Standard">
      <style:paragraph-properties style:line-height-at-least="0.503cm"/>
      <style:text-properties fo:color="#3465a4" style:font-name="Liberation Serif" fo:font-size="15pt" fo:font-weight="bold" officeooo:rsid="00434b67" officeooo:paragraph-rsid="006f914b" fo:background-color="transparent" style:font-size-asian="15pt" style:font-weight-asian="bold" style:font-size-complex="15pt" style:font-weight-complex="bold"/>
    </style:style>
    <style:style style:name="P31" style:family="paragraph" style:parent-style-name="Standard">
      <style:paragraph-properties style:line-height-at-least="0.503cm"/>
      <style:text-properties fo:color="#3465a4" style:font-name="Liberation Serif" fo:font-size="15pt" fo:font-weight="bold" officeooo:rsid="00434b67" officeooo:paragraph-rsid="00c5b680" fo:background-color="transparent" style:font-size-asian="15pt" style:font-weight-asian="bold" style:font-size-complex="15pt" style:font-weight-complex="bold"/>
    </style:style>
    <style:style style:name="P32" style:family="paragraph" style:parent-style-name="Standard">
      <style:paragraph-properties style:line-height-at-least="0.503cm"/>
      <style:text-properties fo:color="#3465a4" style:font-name="Liberation Serif" fo:font-size="15pt" fo:font-weight="bold" officeooo:rsid="00b1334e" officeooo:paragraph-rsid="00b1334e" fo:background-color="transparent" style:font-size-asian="15pt" style:font-weight-asian="bold" style:font-size-complex="15pt" style:font-weight-complex="bold"/>
    </style:style>
    <style:style style:name="P33" style:family="paragraph" style:parent-style-name="Standard">
      <style:paragraph-properties style:line-height-at-least="0.503cm"/>
      <style:text-properties fo:color="#3465a4" style:font-name="Liberation Serif" fo:font-size="15pt" fo:font-weight="bold" officeooo:rsid="00f36f9b" officeooo:paragraph-rsid="00f36f9b" fo:background-color="transparent" style:font-size-asian="15pt" style:font-weight-asian="bold" style:font-size-complex="15pt" style:font-weight-complex="bold"/>
    </style:style>
    <style:style style:name="P34" style:family="paragraph" style:parent-style-name="Standard">
      <style:paragraph-properties style:line-height-at-least="0.503cm"/>
      <style:text-properties fo:color="#3465a4" style:font-name="Liberation Serif" fo:font-size="15pt" fo:font-weight="bold" officeooo:rsid="0101c2f5" officeooo:paragraph-rsid="0101c2f5" fo:background-color="transparent" style:font-size-asian="15pt" style:font-weight-asian="bold" style:font-size-complex="15pt" style:font-weight-complex="bold"/>
    </style:style>
    <style:style style:name="P35" style:family="paragraph" style:parent-style-name="Standard">
      <style:paragraph-properties style:line-height-at-least="0.503cm"/>
      <style:text-properties fo:color="#3465a4" style:font-name="Liberation Serif" fo:font-size="15pt" fo:font-weight="bold" officeooo:rsid="01021e9d" officeooo:paragraph-rsid="01021e9d" fo:background-color="transparent" style:font-size-asian="15pt" style:font-weight-asian="bold" style:font-size-complex="15pt" style:font-weight-complex="bold"/>
    </style:style>
    <style:style style:name="P36" style:family="paragraph" style:parent-style-name="Standard">
      <style:paragraph-properties style:line-height-at-least="0.503cm"/>
      <style:text-properties fo:color="#3465a4" style:font-name="Liberation Serif" fo:font-size="15pt" fo:font-weight="bold" officeooo:rsid="0111cece" officeooo:paragraph-rsid="0111cece" fo:background-color="transparent" style:font-size-asian="15pt" style:font-weight-asian="bold" style:font-size-complex="15pt" style:font-weight-complex="bold"/>
    </style:style>
    <style:style style:name="P37" style:family="paragraph" style:parent-style-name="Standard">
      <style:paragraph-properties style:line-height-at-least="0.503cm"/>
      <style:text-properties fo:color="#3465a4" style:font-name="Liberation Serif" fo:font-size="15pt" fo:font-weight="bold" officeooo:rsid="01169f6e" officeooo:paragraph-rsid="01169f6e" fo:background-color="transparent" style:font-size-asian="15pt" style:font-weight-asian="bold" style:font-size-complex="15pt" style:font-weight-complex="bold"/>
    </style:style>
    <style:style style:name="P38" style:family="paragraph" style:parent-style-name="Standard">
      <style:paragraph-properties style:line-height-at-least="0.503cm"/>
      <style:text-properties fo:color="#3465a4" style:font-name="Liberation Serif" fo:font-size="15pt" fo:font-weight="bold" officeooo:rsid="01170c3d" officeooo:paragraph-rsid="01170c3d" fo:background-color="transparent" style:font-size-asian="15pt" style:font-weight-asian="bold" style:font-size-complex="15pt" style:font-weight-complex="bold"/>
    </style:style>
    <style:style style:name="P39" style:family="paragraph" style:parent-style-name="Standard">
      <style:paragraph-properties style:line-height-at-least="0.503cm"/>
      <style:text-properties fo:color="#3465a4" style:font-name="Liberation Serif" fo:font-size="15pt" fo:font-weight="bold" officeooo:rsid="011a6e09" officeooo:paragraph-rsid="011a6e09" fo:background-color="transparent" style:font-size-asian="15pt" style:font-weight-asian="bold" style:font-size-complex="15pt" style:font-weight-complex="bold"/>
    </style:style>
    <style:style style:name="P40" style:family="paragraph" style:parent-style-name="Standard">
      <style:paragraph-properties style:line-height-at-least="0.503cm"/>
      <style:text-properties fo:color="#3465a4" style:font-name="Liberation Serif" fo:font-size="15pt" fo:font-weight="bold" officeooo:rsid="011d34b1" officeooo:paragraph-rsid="011d34b1" fo:background-color="transparent" style:font-size-asian="15pt" style:font-weight-asian="bold" style:font-size-complex="15pt" style:font-weight-complex="bold"/>
    </style:style>
    <style:style style:name="P41" style:family="paragraph" style:parent-style-name="Standard">
      <style:paragraph-properties style:line-height-at-least="0.503cm"/>
      <style:text-properties fo:color="#3465a4" style:font-name="Liberation Serif" fo:font-size="15pt" fo:font-weight="bold" officeooo:rsid="0123d9c0" officeooo:paragraph-rsid="0123d9c0" fo:background-color="transparent" style:font-size-asian="15pt" style:font-weight-asian="bold" style:font-size-complex="15pt" style:font-weight-complex="bold"/>
    </style:style>
    <style:style style:name="P42" style:family="paragraph" style:parent-style-name="Standard">
      <style:paragraph-properties style:line-height-at-least="0.503cm"/>
      <style:text-properties fo:color="#3465a4" style:font-name="Liberation Serif" fo:font-size="15pt" fo:font-weight="bold" officeooo:rsid="0124dd8d" officeooo:paragraph-rsid="0124dd8d" fo:background-color="transparent" style:font-size-asian="15pt" style:font-weight-asian="bold" style:font-size-complex="15pt" style:font-weight-complex="bold"/>
    </style:style>
    <style:style style:name="P43" style:family="paragraph" style:parent-style-name="Standard">
      <style:paragraph-properties style:line-height-at-least="0.503cm"/>
      <style:text-properties fo:color="#3465a4" style:font-name="Liberation Serif" fo:font-size="15pt" fo:font-weight="bold" officeooo:rsid="01253206" officeooo:paragraph-rsid="01253206" fo:background-color="transparent" style:font-size-asian="15pt" style:font-weight-asian="bold" style:font-size-complex="15pt" style:font-weight-complex="bold"/>
    </style:style>
    <style:style style:name="P44" style:family="paragraph" style:parent-style-name="Standard">
      <style:paragraph-properties style:line-height-at-least="0.503cm"/>
      <style:text-properties fo:color="#3465a4" style:font-name="Liberation Serif" fo:font-size="15pt" fo:font-weight="bold" officeooo:rsid="0130d005" officeooo:paragraph-rsid="0130d005" fo:background-color="transparent" style:font-size-asian="15pt" style:font-weight-asian="bold" style:font-size-complex="15pt" style:font-weight-complex="bold"/>
    </style:style>
    <style:style style:name="P45" style:family="paragraph" style:parent-style-name="Standard">
      <style:paragraph-properties style:line-height-at-least="0.503cm"/>
      <style:text-properties fo:color="#3465a4" style:font-name="Liberation Serif" fo:font-size="15pt" fo:font-weight="bold" officeooo:rsid="0130d005" officeooo:paragraph-rsid="0134ff3f" fo:background-color="transparent" style:font-size-asian="15pt" style:font-weight-asian="bold" style:font-size-complex="15pt" style:font-weight-complex="bold"/>
    </style:style>
    <style:style style:name="P46" style:family="paragraph" style:parent-style-name="Standard">
      <style:paragraph-properties style:line-height-at-least="0.503cm"/>
      <style:text-properties fo:color="#3465a4" style:font-name="Liberation Serif" fo:font-size="15pt" fo:font-weight="bold" officeooo:rsid="0143d914" officeooo:paragraph-rsid="0143d914" fo:background-color="transparent" style:font-size-asian="15pt" style:font-weight-asian="bold" style:font-size-complex="15pt" style:font-weight-complex="bold"/>
    </style:style>
    <style:style style:name="P47" style:family="paragraph" style:parent-style-name="Standard">
      <style:paragraph-properties style:line-height-at-least="0.503cm"/>
      <style:text-properties fo:color="#3465a4" style:font-name="Liberation Serif" fo:font-size="15pt" fo:font-weight="bold" officeooo:rsid="0149d02a" officeooo:paragraph-rsid="0149d02a" fo:background-color="transparent" style:font-size-asian="15pt" style:font-weight-asian="bold" style:font-size-complex="15pt" style:font-weight-complex="bold"/>
    </style:style>
    <style:style style:name="P48" style:family="paragraph" style:parent-style-name="Standard">
      <style:paragraph-properties style:line-height-at-least="0.503cm"/>
      <style:text-properties fo:color="#3465a4" style:font-name="Liberation Serif" fo:font-size="15pt" fo:font-weight="bold" officeooo:rsid="014d28ce" officeooo:paragraph-rsid="014d28ce" fo:background-color="transparent" style:font-size-asian="15pt" style:font-weight-asian="bold" style:font-size-complex="15pt" style:font-weight-complex="bold"/>
    </style:style>
    <style:style style:name="P49" style:family="paragraph" style:parent-style-name="Standard">
      <style:paragraph-properties style:line-height-at-least="0.503cm"/>
      <style:text-properties fo:color="#3465a4" style:font-name="Liberation Serif" fo:font-size="15pt" fo:font-weight="bold" officeooo:rsid="0137fff0" officeooo:paragraph-rsid="0137fff0" fo:background-color="transparent" style:font-size-asian="15pt" style:font-weight-asian="bold" style:font-size-complex="15pt" style:font-weight-complex="bold"/>
    </style:style>
    <style:style style:name="P50" style:family="paragraph" style:parent-style-name="Standard">
      <style:paragraph-properties style:line-height-at-least="0.503cm"/>
      <style:text-properties fo:color="#3465a4" style:font-name="Liberation Serif" fo:font-size="15pt" fo:font-weight="bold" officeooo:rsid="015c94b6" officeooo:paragraph-rsid="015c94b6" fo:background-color="transparent" style:font-size-asian="15pt" style:font-weight-asian="bold" style:font-size-complex="15pt" style:font-weight-complex="bold"/>
    </style:style>
    <style:style style:name="P51" style:family="paragraph" style:parent-style-name="Standard">
      <style:paragraph-properties style:line-height-at-least="0.503cm"/>
      <style:text-properties fo:color="#3465a4" style:font-name="Liberation Serif" fo:font-size="15pt" fo:font-weight="bold" officeooo:rsid="016fa397" officeooo:paragraph-rsid="016fa397" fo:background-color="transparent" style:font-size-asian="15pt" style:font-weight-asian="bold" style:font-size-complex="15pt" style:font-weight-complex="bold"/>
    </style:style>
    <style:style style:name="P52" style:family="paragraph" style:parent-style-name="Standard">
      <style:paragraph-properties style:line-height-at-least="0.503cm"/>
      <style:text-properties fo:color="#3465a4" style:font-name="Liberation Serif" fo:font-size="15pt" fo:font-weight="bold" officeooo:rsid="019411c5" officeooo:paragraph-rsid="019411c5" fo:background-color="transparent" style:font-size-asian="15pt" style:font-weight-asian="bold" style:font-size-complex="15pt" style:font-weight-complex="bold"/>
    </style:style>
    <style:style style:name="P53" style:family="paragraph" style:parent-style-name="Standard">
      <style:paragraph-properties style:line-height-at-least="0.503cm"/>
      <style:text-properties fo:color="#3465a4" style:font-name="Liberation Serif" fo:font-size="15pt" fo:font-weight="bold" officeooo:rsid="01a509ea" officeooo:paragraph-rsid="01a3b206" fo:background-color="transparent" style:font-size-asian="15pt" style:font-weight-asian="bold" style:font-size-complex="15pt" style:font-weight-complex="bold"/>
    </style:style>
    <style:style style:name="P54" style:family="paragraph" style:parent-style-name="Standard">
      <style:paragraph-properties style:line-height-at-least="0.503cm"/>
      <style:text-properties fo:color="#3465a4" style:font-name="Liberation Serif" fo:font-size="15pt" fo:font-weight="bold" officeooo:rsid="01a8fe74" officeooo:paragraph-rsid="01a8fe74" fo:background-color="transparent" style:font-size-asian="15pt" style:font-weight-asian="bold" style:font-size-complex="15pt" style:font-weight-complex="bold"/>
    </style:style>
    <style:style style:name="P55" style:family="paragraph" style:parent-style-name="Standard">
      <style:paragraph-properties style:line-height-at-least="0.503cm"/>
      <style:text-properties fo:color="#3465a4" style:font-name="Liberation Serif" fo:font-size="15pt" fo:font-weight="bold" officeooo:rsid="01b63e08" officeooo:paragraph-rsid="01b63e08" fo:background-color="transparent" style:font-size-asian="15pt" style:font-weight-asian="bold" style:font-size-complex="15pt" style:font-weight-complex="bold"/>
    </style:style>
    <style:style style:name="P56" style:family="paragraph" style:parent-style-name="Standard">
      <style:paragraph-properties style:line-height-at-least="0.503cm"/>
      <style:text-properties fo:color="#3465a4" style:font-name="Liberation Serif" fo:font-size="15pt" fo:font-weight="bold" officeooo:rsid="01c1077f" officeooo:paragraph-rsid="01c1077f" fo:background-color="transparent" style:font-size-asian="15pt" style:font-weight-asian="bold" style:font-size-complex="15pt" style:font-weight-complex="bold"/>
    </style:style>
    <style:style style:name="P57" style:family="paragraph" style:parent-style-name="Standard">
      <style:paragraph-properties style:line-height-at-least="0.503cm"/>
      <style:text-properties fo:color="#3465a4" style:font-name="Liberation Serif" fo:font-size="15pt" fo:font-weight="bold" officeooo:rsid="007b189a" officeooo:paragraph-rsid="007b189a" fo:background-color="transparent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style:line-height-at-least="0.503cm"/>
      <style:text-properties fo:color="#3465a4" style:font-name="Liberation Serif" fo:font-size="15pt" fo:font-weight="bold" officeooo:rsid="007b189a" officeooo:paragraph-rsid="009d9fff" fo:background-color="transparent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style:line-height-at-least="0.503cm"/>
      <style:text-properties fo:color="#3465a4" style:font-name="Liberation Serif" fo:font-size="15pt" fo:font-weight="bold" officeooo:rsid="007b189a" officeooo:paragraph-rsid="00d89f02" fo:background-color="transparent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style:line-height-at-least="0.503cm"/>
      <style:text-properties fo:color="#3465a4" style:font-name="Liberation Serif" fo:font-size="15pt" fo:font-weight="bold" officeooo:rsid="007b189a" officeooo:paragraph-rsid="00f00399" fo:background-color="transparent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style:line-height-at-least="0.503cm"/>
      <style:text-properties fo:color="#3465a4" style:font-name="Liberation Serif" fo:font-size="15pt" fo:font-weight="bold" officeooo:rsid="007b189a" officeooo:paragraph-rsid="00fc76e8" fo:background-color="transparent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style:line-height-at-least="0.503cm"/>
      <style:text-properties fo:color="#3465a4" style:font-name="Liberation Serif" fo:font-size="15pt" fo:font-weight="bold" officeooo:rsid="013e1ce7" officeooo:paragraph-rsid="013e1ce7" fo:background-color="transparent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style:line-height-at-least="0.503cm"/>
      <style:text-properties fo:color="#3465a4" style:font-name="Droid Sans Mono" fo:font-size="10.5pt" fo:font-weight="bold" officeooo:rsid="013ab1d3" officeooo:paragraph-rsid="013ab1d3" fo:background-color="transparent" style:font-weight-asian="bold" style:font-weight-complex="bold"/>
    </style:style>
    <style:style style:name="P64" style:family="paragraph" style:parent-style-name="Standard">
      <style:paragraph-properties style:line-height-at-least="0.503cm"/>
      <style:text-properties fo:color="#3465a4" fo:font-weight="bold" officeooo:rsid="01a3b206" officeooo:paragraph-rsid="01a3b206" style:font-weight-asian="bold" style:font-weight-complex="bold"/>
    </style:style>
    <style:style style:name="P6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6" style:family="paragraph" style:parent-style-name="Standard">
      <style:text-properties style:use-window-font-color="true" style:font-name="Droid Sans Mono" fo:font-size="10.5pt" fo:font-weight="normal" officeooo:rsid="000b1d8c" officeooo:paragraph-rsid="000b1d8c" fo:background-color="transparent" style:font-size-asian="15pt" style:font-weight-asian="bold" style:font-size-complex="15pt" style:font-weight-complex="bold"/>
    </style:style>
    <style:style style:name="P67" style:family="paragraph" style:parent-style-name="Standard">
      <style:text-properties style:use-window-font-color="true" style:font-name="Droid Sans Mono" fo:font-size="10.5pt" fo:font-weight="normal" officeooo:rsid="00119cde" officeooo:paragraph-rsid="00119cde" fo:background-color="transparent" style:font-size-asian="15pt" style:font-weight-asian="bold" style:font-size-complex="15pt" style:font-weight-complex="bold"/>
    </style:style>
    <style:style style:name="P68" style:family="paragraph" style:parent-style-name="Standard">
      <style:text-properties style:use-window-font-color="true" style:font-name="Droid Sans Mono" fo:font-size="10.5pt" fo:font-weight="normal" officeooo:rsid="0023c497" officeooo:paragraph-rsid="0023c497" fo:background-color="transparent" style:font-size-asian="15pt" style:font-weight-asian="bold" style:font-size-complex="15pt" style:font-weight-complex="bold"/>
    </style:style>
    <style:style style:name="P6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8ae5c" officeooo:paragraph-rsid="0028ae5c" fo:background-color="transparent" style:font-size-asian="15pt" style:font-weight-asian="bold" style:font-size-complex="15pt" style:font-weight-complex="bold"/>
    </style:style>
    <style:style style:name="P7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9b3a5" officeooo:paragraph-rsid="0079b3a5" fo:background-color="transparent" style:font-size-asian="15pt" style:font-weight-asian="bold" style:font-size-complex="15pt" style:font-weight-complex="bold"/>
    </style:style>
    <style:style style:name="P7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9b3a5" officeooo:paragraph-rsid="009d9fff" fo:background-color="transparent" style:font-size-asian="15pt" style:font-weight-asian="bold" style:font-size-complex="15pt" style:font-weight-complex="bold"/>
    </style:style>
    <style:style style:name="P7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9b3a5" officeooo:paragraph-rsid="00d89f02" fo:background-color="transparent" style:font-size-asian="15pt" style:font-weight-asian="bold" style:font-size-complex="15pt" style:font-weight-complex="bold"/>
    </style:style>
    <style:style style:name="P7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9b3a5" officeooo:paragraph-rsid="00f00399" fo:background-color="transparent" style:font-size-asian="15pt" style:font-weight-asian="bold" style:font-size-complex="15pt" style:font-weight-complex="bold"/>
    </style:style>
    <style:style style:name="P7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9b3a5" officeooo:paragraph-rsid="00fc76e8" fo:background-color="transparent" style:font-size-asian="15pt" style:font-weight-asian="bold" style:font-size-complex="15pt" style:font-weight-complex="bold"/>
    </style:style>
    <style:style style:name="P7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acf682" officeooo:paragraph-rsid="00acf682" fo:background-color="transparent" style:font-size-asian="15pt" style:font-weight-asian="bold" style:font-size-complex="15pt" style:font-weight-complex="bold"/>
    </style:style>
    <style:style style:name="P7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1a500" officeooo:paragraph-rsid="00d1a500" fo:background-color="transparent" style:font-size-asian="15pt" style:font-weight-asian="bold" style:font-size-complex="15pt" style:font-weight-complex="bold"/>
    </style:style>
    <style:style style:name="P7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f1b23b" officeooo:paragraph-rsid="00f1b23b" fo:background-color="transparent" style:font-size-asian="15pt" style:font-weight-asian="bold" style:font-size-complex="15pt" style:font-weight-complex="bold"/>
    </style:style>
    <style:style style:name="P7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0125fd" officeooo:paragraph-rsid="010125fd" fo:background-color="transparent" style:font-size-asian="15pt" style:font-weight-asian="bold" style:font-size-complex="15pt" style:font-weight-complex="bold"/>
    </style:style>
    <style:style style:name="P7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1a6e09" officeooo:paragraph-rsid="011a6e09" fo:background-color="transparent" style:font-size-asian="15pt" style:font-weight-asian="bold" style:font-size-complex="15pt" style:font-weight-complex="bold"/>
    </style:style>
    <style:style style:name="P8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1d34b1" officeooo:paragraph-rsid="011d34b1" fo:background-color="transparent" style:font-size-asian="15pt" style:font-weight-asian="bold" style:font-size-complex="15pt" style:font-weight-complex="bold"/>
    </style:style>
    <style:style style:name="P8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24dd8d" officeooo:paragraph-rsid="0124dd8d" fo:background-color="transparent" style:font-size-asian="15pt" style:font-weight-asian="bold" style:font-size-complex="15pt" style:font-weight-complex="bold"/>
    </style:style>
    <style:style style:name="P8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30d005" officeooo:paragraph-rsid="0134ff3f" fo:background-color="transparent" style:font-size-asian="15pt" style:font-weight-asian="bold" style:font-size-complex="15pt" style:font-weight-complex="bold"/>
    </style:style>
    <style:style style:name="P8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5c94b6" officeooo:paragraph-rsid="015c94b6" fo:background-color="transparent" style:font-size-asian="15pt" style:font-weight-asian="bold" style:font-size-complex="15pt" style:font-weight-complex="bold"/>
    </style:style>
    <style:style style:name="P8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b63e08" officeooo:paragraph-rsid="01b63e08" fo:background-color="transparent" style:font-size-asian="15pt" style:font-weight-asian="bold" style:font-size-complex="15pt" style:font-weight-complex="bold"/>
    </style:style>
    <style:style style:name="P8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30627" officeooo:paragraph-rsid="00330627" fo:background-color="transparent" style:font-size-asian="15pt" style:font-weight-asian="normal" style:font-size-complex="15pt" style:font-weight-complex="normal"/>
    </style:style>
    <style:style style:name="P8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30627" officeooo:paragraph-rsid="0065ead2" fo:background-color="transparent" style:font-size-asian="15pt" style:font-weight-asian="normal" style:font-size-complex="15pt" style:font-weight-complex="normal"/>
    </style:style>
    <style:style style:name="P8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30627" officeooo:paragraph-rsid="00a63085" fo:background-color="transparent" style:font-size-asian="15pt" style:font-weight-asian="normal" style:font-size-complex="15pt" style:font-weight-complex="normal"/>
    </style:style>
    <style:style style:name="P8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30627" officeooo:paragraph-rsid="00b85d51" fo:background-color="transparent" style:font-size-asian="15pt" style:font-weight-asian="normal" style:font-size-complex="15pt" style:font-weight-complex="normal"/>
    </style:style>
    <style:style style:name="P8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434b67" officeooo:paragraph-rsid="00434b67" fo:background-color="transparent" style:font-size-asian="15pt" style:font-weight-asian="normal" style:font-size-complex="15pt" style:font-weight-complex="normal"/>
    </style:style>
    <style:style style:name="P9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4c827" officeooo:paragraph-rsid="0054c827" fo:background-color="transparent" style:font-size-asian="15pt" style:font-weight-asian="normal" style:font-size-complex="15pt" style:font-weight-complex="normal"/>
    </style:style>
    <style:style style:name="P9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4c827" officeooo:paragraph-rsid="00608fb7" fo:background-color="transparent" style:font-size-asian="15pt" style:font-weight-asian="normal" style:font-size-complex="15pt" style:font-weight-complex="normal"/>
    </style:style>
    <style:style style:name="P9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4c827" officeooo:paragraph-rsid="0065ead2" fo:background-color="transparent" style:font-size-asian="15pt" style:font-weight-asian="normal" style:font-size-complex="15pt" style:font-weight-complex="normal"/>
    </style:style>
    <style:style style:name="P9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4c827" officeooo:paragraph-rsid="006f914b" fo:background-color="transparent" style:font-size-asian="15pt" style:font-weight-asian="normal" style:font-size-complex="15pt" style:font-weight-complex="normal"/>
    </style:style>
    <style:style style:name="P9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4c827" officeooo:paragraph-rsid="00a63085" fo:background-color="transparent" style:font-size-asian="15pt" style:font-weight-asian="normal" style:font-size-complex="15pt" style:font-weight-complex="normal"/>
    </style:style>
    <style:style style:name="P9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4c827" officeooo:paragraph-rsid="00c5b680" fo:background-color="transparent" style:font-size-asian="15pt" style:font-weight-asian="normal" style:font-size-complex="15pt" style:font-weight-complex="normal"/>
    </style:style>
    <style:style style:name="P9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4c827" officeooo:paragraph-rsid="00b85d51" fo:background-color="transparent" style:font-size-asian="15pt" style:font-weight-asian="normal" style:font-size-complex="15pt" style:font-weight-complex="normal"/>
    </style:style>
    <style:style style:name="P9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485335" officeooo:paragraph-rsid="00485335" fo:background-color="transparent" style:font-size-asian="15pt" style:font-weight-asian="normal" style:font-size-complex="15pt" style:font-weight-complex="normal"/>
    </style:style>
    <style:style style:name="P9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4e31f2" officeooo:paragraph-rsid="00485335" fo:background-color="transparent" style:font-size-asian="15pt" style:font-weight-asian="normal" style:font-size-complex="15pt" style:font-weight-complex="normal"/>
    </style:style>
    <style:style style:name="P9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4e31f2" officeooo:paragraph-rsid="004e31f2" fo:background-color="transparent" style:font-size-asian="15pt" style:font-weight-asian="normal" style:font-size-complex="15pt" style:font-weight-complex="normal"/>
    </style:style>
    <style:style style:name="P10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6c1527" officeooo:paragraph-rsid="0065ead2" fo:background-color="transparent" style:font-size-asian="15pt" style:font-weight-asian="normal" style:font-size-complex="15pt" style:font-weight-complex="normal"/>
    </style:style>
    <style:style style:name="P10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6c1527" officeooo:paragraph-rsid="006c1527" fo:background-color="transparent" style:font-size-asian="15pt" style:font-weight-asian="normal" style:font-size-complex="15pt" style:font-weight-complex="normal"/>
    </style:style>
    <style:style style:name="P10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6c1527" officeooo:paragraph-rsid="00a63085" fo:background-color="transparent" style:font-size-asian="15pt" style:font-weight-asian="normal" style:font-size-complex="15pt" style:font-weight-complex="normal"/>
    </style:style>
    <style:style style:name="P10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c5b680" officeooo:paragraph-rsid="00c5b680" fo:background-color="transparent" style:font-size-asian="15pt" style:font-weight-asian="normal" style:font-size-complex="15pt" style:font-weight-complex="normal"/>
    </style:style>
    <style:style style:name="P10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cbc5b3" officeooo:paragraph-rsid="00cbc5b3" fo:background-color="transparent" style:font-size-asian="15pt" style:font-weight-asian="normal" style:font-size-complex="15pt" style:font-weight-complex="normal"/>
    </style:style>
    <style:style style:name="P10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cd56c6" officeooo:paragraph-rsid="00cd56c6" fo:background-color="transparent" style:font-size-asian="15pt" style:font-weight-asian="normal" style:font-size-complex="15pt" style:font-weight-complex="normal"/>
    </style:style>
    <style:style style:name="P10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073fea" officeooo:paragraph-rsid="01073fea" fo:background-color="transparent" style:font-size-asian="15pt" style:font-weight-asian="normal" style:font-size-complex="15pt" style:font-weight-complex="normal"/>
    </style:style>
    <style:style style:name="P10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0ba194" officeooo:paragraph-rsid="010ba194" fo:background-color="transparent" style:font-size-asian="15pt" style:font-weight-asian="normal" style:font-size-complex="15pt" style:font-weight-complex="normal"/>
    </style:style>
    <style:style style:name="P10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0c8456" officeooo:paragraph-rsid="010c8456" fo:background-color="transparent" style:font-size-asian="15pt" style:font-weight-asian="normal" style:font-size-complex="15pt" style:font-weight-complex="normal"/>
    </style:style>
    <style:style style:name="P10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0dc14f" officeooo:paragraph-rsid="010dc14f" fo:background-color="transparent" style:font-size-asian="15pt" style:font-weight-asian="normal" style:font-size-complex="15pt" style:font-weight-complex="normal"/>
    </style:style>
    <style:style style:name="P11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0feea3" officeooo:paragraph-rsid="010feea3" fo:background-color="transparent" style:font-size-asian="15pt" style:font-weight-asian="normal" style:font-size-complex="15pt" style:font-weight-complex="normal"/>
    </style:style>
    <style:style style:name="P11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141cd1" officeooo:paragraph-rsid="01141cd1" fo:background-color="transparent" style:font-size-asian="15pt" style:font-weight-asian="normal" style:font-size-complex="15pt" style:font-weight-complex="normal"/>
    </style:style>
    <style:style style:name="P11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170c3d" officeooo:paragraph-rsid="01170c3d" fo:background-color="transparent" style:font-size-asian="15pt" style:font-weight-asian="normal" style:font-size-complex="15pt" style:font-weight-complex="normal"/>
    </style:style>
    <style:style style:name="P11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190852" officeooo:paragraph-rsid="01190852" fo:background-color="transparent" style:font-size-asian="15pt" style:font-weight-asian="normal" style:font-size-complex="15pt" style:font-weight-complex="normal"/>
    </style:style>
    <style:style style:name="P11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678a7d" officeooo:paragraph-rsid="00678a7d" fo:background-color="transparent" style:font-size-asian="15pt" style:font-weight-asian="normal" style:font-size-complex="15pt" style:font-weight-complex="normal"/>
    </style:style>
    <style:style style:name="P11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2a530b" officeooo:paragraph-rsid="012a530b" fo:background-color="transparent" style:font-size-asian="15pt" style:font-weight-asian="normal" style:font-size-complex="15pt" style:font-weight-complex="normal"/>
    </style:style>
    <style:style style:name="P11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4179fd" officeooo:paragraph-rsid="014179fd" fo:background-color="transparent" style:font-size-asian="15pt" style:font-weight-asian="normal" style:font-size-complex="15pt" style:font-weight-complex="normal"/>
    </style:style>
    <style:style style:name="P11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4c2207" officeooo:paragraph-rsid="014c2207" fo:background-color="transparent" style:font-size-asian="15pt" style:font-weight-asian="normal" style:font-size-complex="15pt" style:font-weight-complex="normal"/>
    </style:style>
    <style:style style:name="P11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6fa397" officeooo:paragraph-rsid="016fa397" fo:background-color="transparent" style:font-size-asian="15pt" style:font-weight-asian="normal" style:font-size-complex="15pt" style:font-weight-complex="normal"/>
    </style:style>
    <style:style style:name="P119" style:family="paragraph" style:parent-style-name="Standard">
      <style:text-properties style:use-window-font-color="true" style:font-name="Droid Sans Mono" fo:font-size="10.5pt" fo:font-weight="normal" fo:background-color="transparent" style:font-size-asian="15pt" style:font-size-complex="15pt"/>
    </style:style>
    <style:style style:name="P12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12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2e8bb2" fo:background-color="transparent"/>
    </style:style>
    <style:style style:name="P12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608fb7" fo:background-color="transparent"/>
    </style:style>
    <style:style style:name="P12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65ead2" fo:background-color="transparent"/>
    </style:style>
    <style:style style:name="P12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6f914b" fo:background-color="transparent"/>
    </style:style>
    <style:style style:name="P12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a63085" fo:background-color="transparent"/>
    </style:style>
    <style:style style:name="P12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b85d51" fo:background-color="transparent"/>
    </style:style>
    <style:style style:name="P12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c5b680" fo:background-color="transparent"/>
    </style:style>
    <style:style style:name="P12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92728c" fo:background-color="transparent"/>
    </style:style>
    <style:style style:name="P12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9d9fff" fo:background-color="transparent"/>
    </style:style>
    <style:style style:name="P13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d89f02" fo:background-color="transparent"/>
    </style:style>
    <style:style style:name="P13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f00399" fo:background-color="transparent"/>
    </style:style>
    <style:style style:name="P13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fc76e8" fo:background-color="transparent"/>
    </style:style>
    <style:style style:name="P13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06b66" officeooo:paragraph-rsid="00706b66" fo:background-color="transparent"/>
    </style:style>
    <style:style style:name="P13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06b66" officeooo:paragraph-rsid="00c5b680" fo:background-color="transparent"/>
    </style:style>
    <style:style style:name="P13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0bebe" officeooo:paragraph-rsid="0070bebe" fo:background-color="transparent"/>
    </style:style>
    <style:style style:name="P13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0bebe" officeooo:paragraph-rsid="00c5b680" fo:background-color="transparent"/>
    </style:style>
    <style:style style:name="P13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54001" officeooo:paragraph-rsid="00754001" fo:background-color="transparent"/>
    </style:style>
    <style:style style:name="P13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754001" officeooo:paragraph-rsid="00c5b680" fo:background-color="transparent"/>
    </style:style>
    <style:style style:name="P13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86243" officeooo:paragraph-rsid="00d86243" fo:background-color="transparent" style:font-weight-asian="normal" style:font-weight-complex="normal"/>
    </style:style>
    <style:style style:name="P14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a44a7" officeooo:paragraph-rsid="00da44a7" fo:background-color="transparent"/>
    </style:style>
    <style:style style:name="P14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a44a7" officeooo:paragraph-rsid="00f00399" fo:background-color="transparent"/>
    </style:style>
    <style:style style:name="P14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a44a7" officeooo:paragraph-rsid="00fc76e8" fo:background-color="transparent"/>
    </style:style>
    <style:style style:name="P14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bbc1b" officeooo:paragraph-rsid="00dbbc1b" fo:background-color="transparent"/>
    </style:style>
    <style:style style:name="P14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bbc1b" officeooo:paragraph-rsid="00f00399" fo:background-color="transparent"/>
    </style:style>
    <style:style style:name="P14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bbc1b" officeooo:paragraph-rsid="00fc76e8" fo:background-color="transparent"/>
    </style:style>
    <style:style style:name="P14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da761" officeooo:paragraph-rsid="00dda761" fo:background-color="transparent"/>
    </style:style>
    <style:style style:name="P14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da761" officeooo:paragraph-rsid="00f00399" fo:background-color="transparent"/>
    </style:style>
    <style:style style:name="P14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dda761" officeooo:paragraph-rsid="00fc76e8" fo:background-color="transparent"/>
    </style:style>
    <style:style style:name="P14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36e4f0" officeooo:paragraph-rsid="0136e4f0" fo:background-color="transparent"/>
    </style:style>
    <style:style style:name="P15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37fff0" officeooo:paragraph-rsid="0137fff0" fo:background-color="transparent"/>
    </style:style>
    <style:style style:name="P15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3ab1d3" officeooo:paragraph-rsid="013ab1d3" fo:background-color="transparent"/>
    </style:style>
    <style:style style:name="P15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16ae067" officeooo:paragraph-rsid="016ae067" fo:background-color="transparent"/>
    </style:style>
    <style:style style:name="P153" style:family="paragraph" style:parent-style-name="Standard">
      <style:text-properties style:use-window-font-color="true" style:font-name="Droid Sans Mono" fo:font-size="10.5pt" fo:font-weight="normal" officeooo:rsid="00119cde" officeooo:paragraph-rsid="001776a6" fo:background-color="#999999" style:font-size-asian="15pt" style:font-weight-asian="bold" style:font-size-complex="15pt" style:font-weight-complex="bold"/>
    </style:style>
    <style:style style:name="P154" style:family="paragraph" style:parent-style-name="Standard">
      <style:text-properties style:use-window-font-color="true" style:font-name="Droid Sans Mono" fo:font-size="10.5pt" fo:font-weight="normal" officeooo:rsid="0019e1ec" officeooo:paragraph-rsid="0019e1ec" fo:background-color="#999999" style:font-size-asian="15pt" style:font-weight-asian="normal" style:font-size-complex="15pt" style:font-weight-complex="normal"/>
    </style:style>
    <style:style style:name="P155" style:family="paragraph" style:parent-style-name="Standard">
      <style:text-properties style:use-window-font-color="true" style:font-name="Droid Sans Mono" fo:font-size="10.5pt" fo:font-weight="normal" officeooo:rsid="001bcdd2" officeooo:paragraph-rsid="0019e1ec" fo:background-color="#999999" style:font-size-asian="15pt" style:font-weight-asian="normal" style:font-size-complex="15pt" style:font-weight-complex="normal"/>
    </style:style>
    <style:style style:name="P156" style:family="paragraph" style:parent-style-name="Standard">
      <style:text-properties style:use-window-font-color="true" style:font-name="Droid Sans Mono" fo:font-size="10.5pt" fo:font-weight="normal" officeooo:rsid="001dcaca" officeooo:paragraph-rsid="001dcaca" fo:background-color="#999999" style:font-size-asian="15pt" style:font-weight-asian="normal" style:font-size-complex="15pt" style:font-weight-complex="normal"/>
    </style:style>
    <style:style style:name="P15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b1361" officeooo:paragraph-rsid="002b1361" fo:background-color="#999999" style:font-size-asian="15pt" style:font-weight-asian="normal" style:font-size-complex="15pt" style:font-weight-complex="normal"/>
    </style:style>
    <style:style style:name="P158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608fb7" officeooo:paragraph-rsid="00608fb7" fo:background-color="transparent" style:font-weight-asian="bold" style:font-weight-complex="bold"/>
    </style:style>
    <style:style style:name="P159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d697c9" officeooo:paragraph-rsid="00d697c9" fo:background-color="transparent" style:font-weight-asian="bold" style:font-weight-complex="bold"/>
    </style:style>
    <style:style style:name="P160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d7c5f3" officeooo:paragraph-rsid="00d7c5f3" fo:background-color="transparent" style:font-weight-asian="bold" style:font-weight-complex="bold"/>
    </style:style>
    <style:style style:name="P161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16ae067" officeooo:paragraph-rsid="016ae067" fo:background-color="transparent" style:font-weight-asian="bold" style:font-weight-complex="bold"/>
    </style:style>
    <style:style style:name="P162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1745ccd" officeooo:paragraph-rsid="01745ccd" fo:background-color="transparent" style:font-weight-asian="bold" style:font-weight-complex="bold"/>
    </style:style>
    <style:style style:name="P163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6c1527" officeooo:paragraph-rsid="006c1527" fo:background-color="transparent" style:font-size-asian="15pt" style:font-weight-asian="bold" style:font-size-complex="15pt" style:font-weight-complex="bold"/>
    </style:style>
    <style:style style:name="P164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79b3a5" officeooo:paragraph-rsid="0079b3a5" fo:background-color="transparent" style:font-size-asian="15pt" style:font-weight-asian="bold" style:font-size-complex="15pt" style:font-weight-complex="bold"/>
    </style:style>
    <style:style style:name="P16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79b3a5" officeooo:paragraph-rsid="006f914b" fo:background-color="transparent" style:font-size-asian="15pt" style:font-weight-asian="bold" style:font-size-complex="15pt" style:font-weight-complex="bold"/>
    </style:style>
    <style:style style:name="P166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79b3a5" officeooo:paragraph-rsid="009d9fff" fo:background-color="transparent" style:font-size-asian="15pt" style:font-weight-asian="bold" style:font-size-complex="15pt" style:font-weight-complex="bold"/>
    </style:style>
    <style:style style:name="P167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79b3a5" officeooo:paragraph-rsid="00d89f02" fo:background-color="transparent" style:font-size-asian="15pt" style:font-weight-asian="bold" style:font-size-complex="15pt" style:font-weight-complex="bold"/>
    </style:style>
    <style:style style:name="P168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79b3a5" officeooo:paragraph-rsid="00f00399" fo:background-color="transparent" style:font-size-asian="15pt" style:font-weight-asian="bold" style:font-size-complex="15pt" style:font-weight-complex="bold"/>
    </style:style>
    <style:style style:name="P169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79b3a5" officeooo:paragraph-rsid="00fc76e8" fo:background-color="transparent" style:font-size-asian="15pt" style:font-weight-asian="bold" style:font-size-complex="15pt" style:font-weight-complex="bold"/>
    </style:style>
    <style:style style:name="P170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79b3a5" officeooo:paragraph-rsid="009915a6" fo:background-color="transparent" style:font-size-asian="15pt" style:font-weight-asian="bold" style:font-size-complex="15pt" style:font-weight-complex="bold"/>
    </style:style>
    <style:style style:name="P171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9ab422" officeooo:paragraph-rsid="009ab422" fo:background-color="transparent" style:font-size-asian="15pt" style:font-weight-asian="bold" style:font-size-complex="15pt" style:font-weight-complex="bold"/>
    </style:style>
    <style:style style:name="P172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a28d31" officeooo:paragraph-rsid="00a28d31" fo:background-color="transparent" style:font-size-asian="15pt" style:font-weight-asian="bold" style:font-size-complex="15pt" style:font-weight-complex="bold"/>
    </style:style>
    <style:style style:name="P173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acf682" officeooo:paragraph-rsid="00acf682" fo:background-color="transparent" style:font-size-asian="15pt" style:font-weight-asian="bold" style:font-size-complex="15pt" style:font-weight-complex="bold"/>
    </style:style>
    <style:style style:name="P174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b3f0e7" officeooo:paragraph-rsid="00b3f0e7" fo:background-color="transparent" style:font-size-asian="15pt" style:font-weight-asian="bold" style:font-size-complex="15pt" style:font-weight-complex="bold"/>
    </style:style>
    <style:style style:name="P17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c5b680" officeooo:paragraph-rsid="00c5b680" fo:background-color="transparent" style:font-size-asian="15pt" style:font-weight-asian="bold" style:font-size-complex="15pt" style:font-weight-complex="bold"/>
    </style:style>
    <style:style style:name="P176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cbc5b3" officeooo:paragraph-rsid="00cbc5b3" fo:background-color="transparent" style:font-size-asian="15pt" style:font-weight-asian="bold" style:font-size-complex="15pt" style:font-weight-complex="bold"/>
    </style:style>
    <style:style style:name="P177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d1a500" officeooo:paragraph-rsid="00d1a500" fo:background-color="transparent" style:font-size-asian="15pt" style:font-weight-asian="bold" style:font-size-complex="15pt" style:font-weight-complex="bold"/>
    </style:style>
    <style:style style:name="P178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d1a500" officeooo:paragraph-rsid="00f00399" fo:background-color="transparent" style:font-size-asian="15pt" style:font-weight-asian="bold" style:font-size-complex="15pt" style:font-weight-complex="bold"/>
    </style:style>
    <style:style style:name="P179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ed54ee" officeooo:paragraph-rsid="00ed54ee" fo:background-color="transparent" style:font-size-asian="15pt" style:font-weight-asian="bold" style:font-size-complex="15pt" style:font-weight-complex="bold"/>
    </style:style>
    <style:style style:name="P180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f1b23b" officeooo:paragraph-rsid="00f1b23b" fo:background-color="transparent" style:font-size-asian="15pt" style:font-weight-asian="bold" style:font-size-complex="15pt" style:font-weight-complex="bold"/>
    </style:style>
    <style:style style:name="P181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f9e91c" officeooo:paragraph-rsid="00f9e91c" fo:background-color="transparent" style:font-size-asian="15pt" style:font-weight-asian="bold" style:font-size-complex="15pt" style:font-weight-complex="bold"/>
    </style:style>
    <style:style style:name="P182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10125fd" officeooo:paragraph-rsid="010125fd" fo:background-color="transparent" style:font-size-asian="15pt" style:font-weight-asian="bold" style:font-size-complex="15pt" style:font-weight-complex="bold"/>
    </style:style>
    <style:style style:name="P183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105d371" officeooo:paragraph-rsid="0105d371" fo:background-color="transparent" style:font-size-asian="15pt" style:font-weight-asian="bold" style:font-size-complex="15pt" style:font-weight-complex="bold"/>
    </style:style>
    <style:style style:name="P184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1073fea" officeooo:paragraph-rsid="01073fea" fo:background-color="transparent" style:font-size-asian="15pt" style:font-weight-asian="bold" style:font-size-complex="15pt" style:font-weight-complex="bold"/>
    </style:style>
    <style:style style:name="P18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678a7d" officeooo:paragraph-rsid="00678a7d" fo:background-color="transparent" style:font-size-asian="15pt" style:font-weight-asian="bold" style:font-size-complex="15pt" style:font-weight-complex="bold"/>
    </style:style>
    <style:style style:name="P186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187" style:family="paragraph" style:parent-style-name="Standard">
      <style:paragraph-properties style:line-height-at-least="0.503cm"/>
      <style:text-properties style:use-window-font-color="true" officeooo:paragraph-rsid="00608fb7" fo:background-color="transparent"/>
    </style:style>
    <style:style style:name="P188" style:family="paragraph" style:parent-style-name="Standard">
      <style:paragraph-properties style:line-height-at-least="0.503cm"/>
      <style:text-properties style:use-window-font-color="true" officeooo:paragraph-rsid="0065ead2" fo:background-color="transparent"/>
    </style:style>
    <style:style style:name="P189" style:family="paragraph" style:parent-style-name="Standard">
      <style:paragraph-properties style:line-height-at-least="0.503cm"/>
      <style:text-properties style:use-window-font-color="true" officeooo:paragraph-rsid="006f914b" fo:background-color="transparent"/>
    </style:style>
    <style:style style:name="P190" style:family="paragraph" style:parent-style-name="Standard">
      <style:paragraph-properties style:line-height-at-least="0.503cm"/>
      <style:text-properties style:use-window-font-color="true" officeooo:paragraph-rsid="00a63085" fo:background-color="transparent"/>
    </style:style>
    <style:style style:name="P191" style:family="paragraph" style:parent-style-name="Standard">
      <style:paragraph-properties style:line-height-at-least="0.503cm"/>
      <style:text-properties style:use-window-font-color="true" officeooo:paragraph-rsid="00b85d51" fo:background-color="transparent"/>
    </style:style>
    <style:style style:name="P192" style:family="paragraph" style:parent-style-name="Standard">
      <style:paragraph-properties style:line-height-at-least="0.503cm"/>
      <style:text-properties style:use-window-font-color="true" officeooo:paragraph-rsid="00c5b680" fo:background-color="transparent"/>
    </style:style>
    <style:style style:name="P193" style:family="paragraph" style:parent-style-name="Standard">
      <style:paragraph-properties style:line-height-at-least="0.503cm"/>
      <style:text-properties style:use-window-font-color="true" officeooo:paragraph-rsid="009d9fff" fo:background-color="transparent"/>
    </style:style>
    <style:style style:name="P194" style:family="paragraph" style:parent-style-name="Standard">
      <style:paragraph-properties style:line-height-at-least="0.503cm"/>
      <style:text-properties style:use-window-font-color="true" officeooo:paragraph-rsid="00d89f02" fo:background-color="transparent"/>
    </style:style>
    <style:style style:name="P195" style:family="paragraph" style:parent-style-name="Standard">
      <style:paragraph-properties style:line-height-at-least="0.503cm"/>
      <style:text-properties style:use-window-font-color="true" officeooo:paragraph-rsid="00f00399" fo:background-color="transparent"/>
    </style:style>
    <style:style style:name="P196" style:family="paragraph" style:parent-style-name="Standard">
      <style:paragraph-properties style:line-height-at-least="0.503cm"/>
      <style:text-properties style:use-window-font-color="true" officeooo:paragraph-rsid="00fc76e8" fo:background-color="transparent"/>
    </style:style>
    <style:style style:name="P197" style:family="paragraph" style:parent-style-name="Standard">
      <style:paragraph-properties style:line-height-at-least="0.503cm"/>
      <style:text-properties style:use-window-font-color="true" officeooo:rsid="00dbbc1b" officeooo:paragraph-rsid="00dbbc1b" fo:background-color="transparent"/>
    </style:style>
    <style:style style:name="P198" style:family="paragraph" style:parent-style-name="Standard">
      <style:paragraph-properties style:line-height-at-least="0.503cm"/>
      <style:text-properties style:use-window-font-color="true" officeooo:rsid="00dbbc1b" officeooo:paragraph-rsid="00dda761" fo:background-color="transparent"/>
    </style:style>
    <style:style style:name="P199" style:family="paragraph" style:parent-style-name="Standard">
      <style:paragraph-properties style:line-height-at-least="0.503cm"/>
      <style:text-properties style:use-window-font-color="true" officeooo:rsid="00dbbc1b" officeooo:paragraph-rsid="00f00399" fo:background-color="transparent"/>
    </style:style>
    <style:style style:name="P200" style:family="paragraph" style:parent-style-name="Standard">
      <style:paragraph-properties style:line-height-at-least="0.503cm"/>
      <style:text-properties style:use-window-font-color="true" officeooo:rsid="00dbbc1b" officeooo:paragraph-rsid="00fc76e8" fo:background-color="transparent"/>
    </style:style>
    <style:style style:name="P201" style:family="paragraph" style:parent-style-name="Standard">
      <style:paragraph-properties style:line-height-at-least="0.503cm"/>
      <style:text-properties style:use-window-font-color="true" officeooo:rsid="00dda761" officeooo:paragraph-rsid="00dda761" fo:background-color="transparent"/>
    </style:style>
    <style:style style:name="P202" style:family="paragraph" style:parent-style-name="Standard">
      <style:text-properties style:use-window-font-color="true" fo:font-size="15pt" fo:font-weight="normal" officeooo:rsid="00119cde" officeooo:paragraph-rsid="00119cde" style:font-size-asian="15pt" style:font-weight-asian="normal" style:font-size-complex="15pt" style:font-weight-complex="normal"/>
    </style:style>
    <style:style style:name="P203" style:family="paragraph" style:parent-style-name="Standard">
      <style:text-properties style:use-window-font-color="true" fo:font-size="15pt" fo:font-weight="normal" officeooo:rsid="0019e1ec" officeooo:paragraph-rsid="0019e1ec" style:font-size-asian="15pt" style:font-weight-asian="normal" style:font-size-complex="15pt" style:font-weight-complex="normal"/>
    </style:style>
    <style:style style:name="P204" style:family="paragraph" style:parent-style-name="Standard">
      <style:text-properties style:use-window-font-color="true" fo:font-size="15pt" fo:font-weight="normal" officeooo:rsid="001bcdd2" officeooo:paragraph-rsid="0019e1ec" style:font-size-asian="15pt" style:font-weight-asian="normal" style:font-size-complex="15pt" style:font-weight-complex="normal"/>
    </style:style>
    <style:style style:name="P205" style:family="paragraph" style:parent-style-name="Standard">
      <style:text-properties style:use-window-font-color="true" fo:font-size="15pt" fo:font-weight="normal" officeooo:rsid="001dcaca" officeooo:paragraph-rsid="001dcaca" style:font-size-asian="15pt" style:font-weight-asian="normal" style:font-size-complex="15pt" style:font-weight-complex="normal"/>
    </style:style>
    <style:style style:name="P206" style:family="paragraph" style:parent-style-name="Standard">
      <style:text-properties style:use-window-font-color="true" fo:font-size="15pt" fo:font-weight="normal" officeooo:rsid="00149eee" officeooo:paragraph-rsid="00149eee" style:font-size-asian="15pt" style:font-weight-asian="bold" style:font-size-complex="15pt" style:font-weight-complex="bold"/>
    </style:style>
    <style:style style:name="P207" style:family="paragraph" style:parent-style-name="Standard">
      <style:text-properties style:use-window-font-color="true" fo:font-size="15pt" fo:font-weight="normal" officeooo:rsid="001dcaca" officeooo:paragraph-rsid="001dcaca" fo:background-color="#999999" style:font-size-asian="15pt" style:font-weight-asian="normal" style:font-size-complex="15pt" style:font-weight-complex="normal"/>
    </style:style>
    <style:style style:name="P208" style:family="paragraph" style:parent-style-name="Standard">
      <style:paragraph-properties style:line-height-at-least="0.503cm"/>
      <style:text-properties style:use-window-font-color="true" fo:font-size="15pt" fo:font-weight="normal" officeooo:rsid="0027b396" officeooo:paragraph-rsid="0027b396" fo:background-color="#999999" style:font-size-asian="15pt" style:font-weight-asian="normal" style:font-size-complex="15pt" style:font-weight-complex="normal"/>
    </style:style>
    <style:style style:name="P209" style:family="paragraph" style:parent-style-name="Standard">
      <style:text-properties style:use-window-font-color="true" fo:font-size="15pt" fo:font-weight="normal" officeooo:rsid="0021e979" officeooo:paragraph-rsid="0021e979" fo:background-color="transparent" style:font-size-asian="15pt" style:font-weight-asian="normal" style:font-size-complex="15pt" style:font-weight-complex="normal"/>
    </style:style>
    <style:style style:name="P210" style:family="paragraph" style:parent-style-name="Standard">
      <style:paragraph-properties style:line-height-at-least="0.503cm"/>
      <style:text-properties style:use-window-font-color="true" fo:font-size="15pt" fo:font-weight="normal" officeooo:rsid="0027b396" officeooo:paragraph-rsid="0027b396" fo:background-color="transparent" style:font-size-asian="15pt" style:font-weight-asian="normal" style:font-size-complex="15pt" style:font-weight-complex="normal"/>
    </style:style>
    <style:style style:name="P211" style:family="paragraph" style:parent-style-name="Standard">
      <style:paragraph-properties style:line-height-at-least="0.503cm"/>
      <style:text-properties style:use-window-font-color="true" fo:font-size="15pt" fo:font-weight="normal" officeooo:rsid="002ce0c4" officeooo:paragraph-rsid="002ce0c4" fo:background-color="transparent" style:font-size-asian="15pt" style:font-weight-asian="normal" style:font-size-complex="15pt" style:font-weight-complex="normal"/>
    </style:style>
    <style:style style:name="P212" style:family="paragraph" style:parent-style-name="Standard">
      <style:paragraph-properties style:line-height-at-least="0.503cm"/>
      <style:text-properties style:use-window-font-color="true" fo:font-size="15pt" fo:font-weight="normal" officeooo:rsid="00328f5c" officeooo:paragraph-rsid="00328f5c" fo:background-color="transparent" style:font-size-asian="15pt" style:font-weight-asian="normal" style:font-size-complex="15pt" style:font-weight-complex="normal"/>
    </style:style>
    <style:style style:name="P213" style:family="paragraph" style:parent-style-name="Standard">
      <style:paragraph-properties style:line-height-at-least="0.503cm"/>
      <style:text-properties style:use-window-font-color="true" fo:font-size="15pt" fo:font-weight="normal" officeooo:rsid="00330627" officeooo:paragraph-rsid="00330627" fo:background-color="transparent" style:font-size-asian="15pt" style:font-weight-asian="normal" style:font-size-complex="15pt" style:font-weight-complex="normal"/>
    </style:style>
    <style:style style:name="P214" style:family="paragraph" style:parent-style-name="Standard">
      <style:paragraph-properties style:line-height-at-least="0.503cm"/>
      <style:text-properties style:use-window-font-color="true" fo:font-size="15pt" fo:font-weight="normal" officeooo:rsid="00330627" officeooo:paragraph-rsid="0065ead2" fo:background-color="transparent" style:font-size-asian="15pt" style:font-weight-asian="normal" style:font-size-complex="15pt" style:font-weight-complex="normal"/>
    </style:style>
    <style:style style:name="P215" style:family="paragraph" style:parent-style-name="Standard">
      <style:paragraph-properties style:line-height-at-least="0.503cm"/>
      <style:text-properties style:use-window-font-color="true" fo:font-size="15pt" fo:font-weight="normal" officeooo:rsid="00330627" officeooo:paragraph-rsid="00a63085" fo:background-color="transparent" style:font-size-asian="15pt" style:font-weight-asian="normal" style:font-size-complex="15pt" style:font-weight-complex="normal"/>
    </style:style>
    <style:style style:name="P216" style:family="paragraph" style:parent-style-name="Standard">
      <style:paragraph-properties style:line-height-at-least="0.503cm"/>
      <style:text-properties style:use-window-font-color="true" fo:font-size="15pt" fo:font-weight="normal" officeooo:rsid="00330627" officeooo:paragraph-rsid="00b85d51" fo:background-color="transparent" style:font-size-asian="15pt" style:font-weight-asian="normal" style:font-size-complex="15pt" style:font-weight-complex="normal"/>
    </style:style>
    <style:style style:name="P217" style:family="paragraph" style:parent-style-name="Standard">
      <style:paragraph-properties style:line-height-at-least="0.503cm"/>
      <style:text-properties style:use-window-font-color="true" fo:font-size="15pt" fo:font-weight="normal" officeooo:rsid="003a1d7c" officeooo:paragraph-rsid="003a1d7c" fo:background-color="transparent" style:font-size-asian="15pt" style:font-weight-asian="normal" style:font-size-complex="15pt" style:font-weight-complex="normal"/>
    </style:style>
    <style:style style:name="P218" style:family="paragraph" style:parent-style-name="Standard">
      <style:paragraph-properties style:line-height-at-least="0.503cm"/>
      <style:text-properties style:use-window-font-color="true" fo:font-size="15pt" fo:font-weight="normal" officeooo:rsid="003d54e7" officeooo:paragraph-rsid="003d54e7" fo:background-color="transparent" style:font-size-asian="15pt" style:font-weight-asian="normal" style:font-size-complex="15pt" style:font-weight-complex="normal"/>
    </style:style>
    <style:style style:name="P219" style:family="paragraph" style:parent-style-name="Standard">
      <style:paragraph-properties style:line-height-at-least="0.503cm"/>
      <style:text-properties style:use-window-font-color="true" fo:font-size="15pt" fo:font-weight="normal" officeooo:rsid="00434b67" officeooo:paragraph-rsid="00434b67" fo:background-color="transparent" style:font-size-asian="15pt" style:font-weight-asian="normal" style:font-size-complex="15pt" style:font-weight-complex="normal"/>
    </style:style>
    <style:style style:name="P220" style:family="paragraph" style:parent-style-name="Standard">
      <style:paragraph-properties style:line-height-at-least="0.503cm"/>
      <style:text-properties style:use-window-font-color="true" fo:font-size="15pt" fo:font-weight="normal" officeooo:rsid="00485335" officeooo:paragraph-rsid="00485335" fo:background-color="transparent" style:font-size-asian="15pt" style:font-weight-asian="normal" style:font-size-complex="15pt" style:font-weight-complex="normal"/>
    </style:style>
    <style:style style:name="P221" style:family="paragraph" style:parent-style-name="Standard">
      <style:paragraph-properties style:line-height-at-least="0.503cm"/>
      <style:text-properties style:use-window-font-color="true" fo:font-size="15pt" fo:font-weight="normal" officeooo:rsid="004e31f2" officeooo:paragraph-rsid="004e31f2" fo:background-color="transparent" style:font-size-asian="15pt" style:font-weight-asian="normal" style:font-size-complex="15pt" style:font-weight-complex="normal"/>
    </style:style>
    <style:style style:name="P222" style:family="paragraph" style:parent-style-name="Standard">
      <style:paragraph-properties style:line-height-at-least="0.503cm"/>
      <style:text-properties style:use-window-font-color="true" fo:font-size="15pt" fo:font-weight="bold" officeooo:rsid="002ce0c4" officeooo:paragraph-rsid="002ce0c4" fo:background-color="transparent" style:font-size-asian="15pt" style:font-weight-asian="bold" style:font-size-complex="15pt" style:font-weight-complex="bold"/>
    </style:style>
    <style:style style:name="P223" style:family="paragraph" style:parent-style-name="Standard">
      <style:text-properties style:use-window-font-color="true" style:font-name="Liberation Serif" fo:font-size="15pt" fo:font-weight="normal" officeooo:rsid="0012ef96" officeooo:paragraph-rsid="0012ef96" fo:background-color="transparent" style:font-size-asian="15pt" style:font-weight-asian="bold" style:font-size-complex="15pt" style:font-weight-complex="bold"/>
    </style:style>
    <style:style style:name="P224" style:family="paragraph" style:parent-style-name="Standard">
      <style:text-properties style:use-window-font-color="true" style:font-name="Liberation Serif" fo:font-size="15pt" fo:font-weight="normal" officeooo:rsid="00149eee" officeooo:paragraph-rsid="00149eee" fo:background-color="transparent" style:font-size-asian="15pt" style:font-weight-asian="bold" style:font-size-complex="15pt" style:font-weight-complex="bold"/>
    </style:style>
    <style:style style:name="P225" style:family="paragraph" style:parent-style-name="Standard">
      <style:text-properties style:use-window-font-color="true" style:font-name="Liberation Serif" fo:font-size="15pt" fo:font-weight="normal" officeooo:rsid="001776a6" officeooo:paragraph-rsid="001776a6" fo:background-color="transparent" style:font-size-asian="15pt" style:font-weight-asian="bold" style:font-size-complex="15pt" style:font-weight-complex="bold"/>
    </style:style>
    <style:style style:name="P226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a509ea" officeooo:paragraph-rsid="01a3b206" fo:background-color="transparent" style:font-size-asian="15pt" style:font-weight-asian="bold" style:font-size-complex="15pt" style:font-weight-complex="bold"/>
    </style:style>
    <style:style style:name="P227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0503a4a" officeooo:paragraph-rsid="00503a4a" fo:background-color="transparent" style:font-size-asian="15pt" style:font-weight-asian="normal" style:font-size-complex="15pt" style:font-weight-complex="normal"/>
    </style:style>
    <style:style style:name="P228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054c827" officeooo:paragraph-rsid="0054c827" fo:background-color="transparent" style:font-size-asian="15pt" style:font-weight-asian="normal" style:font-size-complex="15pt" style:font-weight-complex="normal"/>
    </style:style>
    <style:style style:name="P229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054c827" officeooo:paragraph-rsid="00608fb7" fo:background-color="transparent" style:font-size-asian="15pt" style:font-weight-asian="normal" style:font-size-complex="15pt" style:font-weight-complex="normal"/>
    </style:style>
    <style:style style:name="P230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054c827" officeooo:paragraph-rsid="006f914b" fo:background-color="transparent" style:font-size-asian="15pt" style:font-weight-asian="normal" style:font-size-complex="15pt" style:font-weight-complex="normal"/>
    </style:style>
    <style:style style:name="P231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054c827" officeooo:paragraph-rsid="00c5b680" fo:background-color="transparent" style:font-size-asian="15pt" style:font-weight-asian="normal" style:font-size-complex="15pt" style:font-weight-complex="normal"/>
    </style:style>
    <style:style style:name="P232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2a530b" officeooo:paragraph-rsid="012a530b" fo:background-color="transparent" style:font-size-asian="15pt" style:font-weight-asian="normal" style:font-size-complex="15pt" style:font-weight-complex="normal"/>
    </style:style>
    <style:style style:name="P233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4179fd" officeooo:paragraph-rsid="014179fd" fo:background-color="transparent" style:font-size-asian="15pt" style:font-weight-asian="normal" style:font-size-complex="15pt" style:font-weight-complex="normal"/>
    </style:style>
    <style:style style:name="P234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4c2207" officeooo:paragraph-rsid="014c2207" fo:background-color="transparent" style:font-size-asian="15pt" style:font-weight-asian="normal" style:font-size-complex="15pt" style:font-weight-complex="normal"/>
    </style:style>
    <style:style style:name="P235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6d2dfd" officeooo:paragraph-rsid="016d2dfd" fo:background-color="transparent" style:font-size-asian="15pt" style:font-weight-asian="normal" style:font-size-complex="15pt" style:font-weight-complex="normal"/>
    </style:style>
    <style:style style:name="P236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6fa397" officeooo:paragraph-rsid="016fa397" fo:background-color="transparent" style:font-size-asian="15pt" style:font-weight-asian="normal" style:font-size-complex="15pt" style:font-weight-complex="normal"/>
    </style:style>
    <style:style style:name="P237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7c6b31" officeooo:paragraph-rsid="017c6b31" fo:background-color="transparent" style:font-size-asian="15pt" style:font-weight-asian="normal" style:font-size-complex="15pt" style:font-weight-complex="normal"/>
    </style:style>
    <style:style style:name="P238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7f74b8" officeooo:paragraph-rsid="017f74b8" fo:background-color="transparent" style:font-size-asian="15pt" style:font-weight-asian="normal" style:font-size-complex="15pt" style:font-weight-complex="normal"/>
    </style:style>
    <style:style style:name="P239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7fbb5d" officeooo:paragraph-rsid="017fbb5d" fo:background-color="transparent" style:font-size-asian="15pt" style:font-weight-asian="normal" style:font-size-complex="15pt" style:font-weight-complex="normal"/>
    </style:style>
    <style:style style:name="P240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09aa3" officeooo:paragraph-rsid="01809aa3" fo:background-color="transparent" style:font-size-asian="15pt" style:font-weight-asian="normal" style:font-size-complex="15pt" style:font-weight-complex="normal"/>
    </style:style>
    <style:style style:name="P241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09aa3" officeooo:paragraph-rsid="01c1eed1" fo:background-color="transparent" style:font-size-asian="15pt" style:font-weight-asian="normal" style:font-size-complex="15pt" style:font-weight-complex="normal"/>
    </style:style>
    <style:style style:name="P242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b21f2" officeooo:paragraph-rsid="018ee469" fo:background-color="transparent" style:font-size-asian="15pt" style:font-weight-asian="normal" style:font-size-complex="15pt" style:font-weight-complex="normal"/>
    </style:style>
    <style:style style:name="P243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b21f2" officeooo:paragraph-rsid="01c1eed1" fo:background-color="transparent" style:font-size-asian="15pt" style:font-weight-asian="normal" style:font-size-complex="15pt" style:font-weight-complex="normal"/>
    </style:style>
    <style:style style:name="P244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c442d" officeooo:paragraph-rsid="018ee469" fo:background-color="transparent" style:font-size-asian="15pt" style:font-weight-asian="normal" style:font-size-complex="15pt" style:font-weight-complex="normal"/>
    </style:style>
    <style:style style:name="P245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c442d" officeooo:paragraph-rsid="01c1eed1" fo:background-color="transparent" style:font-size-asian="15pt" style:font-weight-asian="normal" style:font-size-complex="15pt" style:font-weight-complex="normal"/>
    </style:style>
    <style:style style:name="P246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a59c4" officeooo:paragraph-rsid="018ee469" fo:background-color="transparent" style:font-size-asian="15pt" style:font-weight-asian="normal" style:font-size-complex="15pt" style:font-weight-complex="normal"/>
    </style:style>
    <style:style style:name="P247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a59c4" officeooo:paragraph-rsid="01c1eed1" fo:background-color="transparent" style:font-size-asian="15pt" style:font-weight-asian="normal" style:font-size-complex="15pt" style:font-weight-complex="normal"/>
    </style:style>
    <style:style style:name="P248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67d9b" officeooo:paragraph-rsid="01867d9b" fo:background-color="transparent" style:font-size-asian="15pt" style:font-weight-asian="normal" style:font-size-complex="15pt" style:font-weight-complex="normal"/>
    </style:style>
    <style:style style:name="P249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67d9b" officeooo:paragraph-rsid="01c1eed1" fo:background-color="transparent" style:font-size-asian="15pt" style:font-weight-asian="normal" style:font-size-complex="15pt" style:font-weight-complex="normal"/>
    </style:style>
    <style:style style:name="P250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6ad91" officeooo:paragraph-rsid="0186ad91" fo:background-color="transparent" style:font-size-asian="15pt" style:font-weight-asian="normal" style:font-size-complex="15pt" style:font-weight-complex="normal"/>
    </style:style>
    <style:style style:name="P251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86ad91" officeooo:paragraph-rsid="01c1eed1" fo:background-color="transparent" style:font-size-asian="15pt" style:font-weight-asian="normal" style:font-size-complex="15pt" style:font-weight-complex="normal"/>
    </style:style>
    <style:style style:name="P252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aa695b" officeooo:paragraph-rsid="01aa695b" fo:background-color="transparent" style:font-size-asian="15pt" style:font-weight-asian="normal" style:font-size-complex="15pt" style:font-weight-complex="normal"/>
    </style:style>
    <style:style style:name="P253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ac5ef9" officeooo:paragraph-rsid="01ac5ef9" fo:background-color="transparent" style:font-size-asian="15pt" style:font-weight-asian="normal" style:font-size-complex="15pt" style:font-weight-complex="normal"/>
    </style:style>
    <style:style style:name="P254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ad9c67" officeooo:paragraph-rsid="01ad9c67" fo:background-color="transparent" style:font-size-asian="15pt" style:font-weight-asian="normal" style:font-size-complex="15pt" style:font-weight-complex="normal"/>
    </style:style>
    <style:style style:name="P255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b5784c" officeooo:paragraph-rsid="01b5784c" fo:background-color="transparent" style:font-size-asian="15pt" style:font-weight-asian="normal" style:font-size-complex="15pt" style:font-weight-complex="normal"/>
    </style:style>
    <style:style style:name="P256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b9a898" officeooo:paragraph-rsid="01b9a898" fo:background-color="transparent" style:font-size-asian="15pt" style:font-weight-asian="normal" style:font-size-complex="15pt" style:font-weight-complex="normal"/>
    </style:style>
    <style:style style:name="P257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1c67dd3" officeooo:paragraph-rsid="01c67dd3" fo:background-color="transparent" style:font-size-asian="15pt" style:font-weight-asian="normal" style:font-size-complex="15pt" style:font-weight-complex="normal"/>
    </style:style>
    <style:style style:name="P258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15389b1" officeooo:paragraph-rsid="015389b1" fo:background-color="transparent" style:font-size-asian="15pt" style:font-weight-asian="bold" style:font-size-complex="15pt" style:font-weight-complex="bold"/>
    </style:style>
    <style:style style:name="P259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162dcc7" officeooo:paragraph-rsid="0162dcc7" fo:background-color="transparent" style:font-size-asian="15pt" style:font-weight-asian="bold" style:font-size-complex="15pt" style:font-weight-complex="bold"/>
    </style:style>
    <style:style style:name="P260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199fa55" officeooo:paragraph-rsid="0199fa55" fo:background-color="transparent" style:font-size-asian="15pt" style:font-weight-asian="bold" style:font-size-complex="15pt" style:font-weight-complex="bold"/>
    </style:style>
    <style:style style:name="P261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1a09ab5" officeooo:paragraph-rsid="019cb60d" fo:background-color="transparent" style:font-size-asian="15pt" style:font-weight-asian="bold" style:font-size-complex="15pt" style:font-weight-complex="bold"/>
    </style:style>
    <style:style style:name="P262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1a3b206" officeooo:paragraph-rsid="01a3b206" fo:background-color="transparent" style:font-size-asian="15pt" style:font-weight-asian="bold" style:font-size-complex="15pt" style:font-weight-complex="bold"/>
    </style:style>
    <style:style style:name="P263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1be4757" officeooo:paragraph-rsid="01be4757" fo:background-color="transparent" style:font-size-asian="15pt" style:font-weight-asian="bold" style:font-size-complex="15pt" style:font-weight-complex="bold"/>
    </style:style>
    <style:style style:name="P264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1c1077f" officeooo:paragraph-rsid="01c1077f" fo:background-color="transparent" style:font-size-asian="15pt" style:font-weight-asian="bold" style:font-size-complex="15pt" style:font-weight-complex="bold"/>
    </style:style>
    <style:style style:name="P265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1c67dd3" officeooo:paragraph-rsid="01c67dd3" fo:background-color="transparent" style:font-size-asian="15pt" style:font-weight-asian="bold" style:font-size-complex="15pt" style:font-weight-complex="bold"/>
    </style:style>
    <style:style style:name="P266" style:family="paragraph" style:parent-style-name="Standard">
      <style:paragraph-properties style:line-height-at-least="0.503cm"/>
      <style:text-properties style:use-window-font-color="true" fo:font-weight="normal" officeooo:rsid="01ac5ef9" officeooo:paragraph-rsid="01ac5ef9" style:font-weight-asian="normal" style:font-weight-complex="normal"/>
    </style:style>
    <style:style style:name="P267" style:family="paragraph" style:parent-style-name="Standard">
      <style:paragraph-properties style:line-height-at-least="0.503cm"/>
    </style:style>
    <style:style style:name="P268" style:family="paragraph" style:parent-style-name="Standard">
      <style:paragraph-properties style:line-height-at-least="0.503cm"/>
      <style:text-properties officeooo:paragraph-rsid="009d9fff"/>
    </style:style>
    <style:style style:name="P269" style:family="paragraph" style:parent-style-name="Standard">
      <style:paragraph-properties style:line-height-at-least="0.503cm"/>
      <style:text-properties officeooo:paragraph-rsid="00b3f0e7"/>
    </style:style>
    <style:style style:name="P270" style:family="paragraph" style:parent-style-name="Standard">
      <style:paragraph-properties style:line-height-at-least="0.503cm"/>
      <style:text-properties officeooo:paragraph-rsid="00ba317e"/>
    </style:style>
    <style:style style:name="P271" style:family="paragraph" style:parent-style-name="Standard">
      <style:paragraph-properties style:line-height-at-least="0.503cm"/>
      <style:text-properties officeooo:paragraph-rsid="00d89f02"/>
    </style:style>
    <style:style style:name="P272" style:family="paragraph" style:parent-style-name="Standard">
      <style:paragraph-properties style:line-height-at-least="0.503cm"/>
      <style:text-properties officeooo:paragraph-rsid="00dda761"/>
    </style:style>
    <style:style style:name="P273" style:family="paragraph" style:parent-style-name="Standard">
      <style:paragraph-properties style:line-height-at-least="0.503cm"/>
      <style:text-properties officeooo:paragraph-rsid="00f00399"/>
    </style:style>
    <style:style style:name="P274" style:family="paragraph" style:parent-style-name="Standard">
      <style:paragraph-properties style:line-height-at-least="0.503cm"/>
      <style:text-properties officeooo:paragraph-rsid="00fc76e8"/>
    </style:style>
    <style:style style:name="P275" style:family="paragraph" style:parent-style-name="Standard">
      <style:paragraph-properties style:line-height-at-least="0.503cm"/>
      <style:text-properties officeooo:paragraph-rsid="017c6b31"/>
    </style:style>
    <style:style style:name="P276" style:family="paragraph" style:parent-style-name="Standard">
      <style:paragraph-properties style:line-height-at-least="0.503cm"/>
      <style:text-properties officeooo:paragraph-rsid="01b9a898"/>
    </style:style>
    <style:style style:name="P277" style:family="paragraph" style:parent-style-name="Standard">
      <style:paragraph-properties style:line-height-at-least="0.503cm"/>
      <style:text-properties fo:color="#5983b0" style:font-name="Liberation Serif" fo:font-size="15pt" fo:font-weight="bold" officeooo:rsid="00d49da0" officeooo:paragraph-rsid="00d49da0" fo:background-color="transparent" style:font-size-asian="15pt" style:font-weight-asian="bold" style:font-size-complex="15pt" style:font-weight-complex="bold"/>
    </style:style>
    <style:style style:name="P278" style:family="paragraph" style:parent-style-name="Standard">
      <style:paragraph-properties style:line-height-at-least="0.503cm"/>
      <style:text-properties fo:font-weight="bold" officeooo:rsid="019cb60d" officeooo:paragraph-rsid="019cb60d" style:font-weight-asian="bold" style:font-weight-complex="bold"/>
    </style:style>
    <style:style style:name="P279" style:family="paragraph" style:parent-style-name="Standard">
      <style:paragraph-properties style:line-height-at-least="0.503cm"/>
      <style:text-properties fo:font-weight="bold" officeooo:rsid="01a3b206" officeooo:paragraph-rsid="01a3b206" style:font-weight-asian="bold" style:font-weight-complex="bold"/>
    </style:style>
    <style:style style:name="P280" style:family="paragraph" style:parent-style-name="Standard">
      <style:paragraph-properties style:line-height-at-least="0.503cm"/>
      <style:text-properties officeooo:rsid="017f74b8" officeooo:paragraph-rsid="017f74b8"/>
    </style:style>
    <style:style style:name="P281" style:family="paragraph" style:parent-style-name="Standard">
      <style:paragraph-properties style:line-height-at-least="0.503cm"/>
      <style:text-properties officeooo:rsid="0182a026" officeooo:paragraph-rsid="0182a026"/>
    </style:style>
    <style:style style:name="P282" style:family="paragraph" style:parent-style-name="Standard">
      <style:paragraph-properties style:line-height-at-least="0.503cm"/>
      <style:text-properties officeooo:rsid="0182a026" officeooo:paragraph-rsid="01c1eed1"/>
    </style:style>
    <style:style style:name="P283" style:family="paragraph" style:parent-style-name="Standard">
      <style:paragraph-properties style:line-height-at-least="0.503cm"/>
      <style:text-properties officeooo:rsid="0186ad91" officeooo:paragraph-rsid="0186ad91"/>
    </style:style>
    <style:style style:name="P284" style:family="paragraph" style:parent-style-name="Standard">
      <style:paragraph-properties style:line-height-at-least="0.503cm"/>
      <style:text-properties officeooo:rsid="0186ad91" officeooo:paragraph-rsid="01c1eed1"/>
    </style:style>
    <style:style style:name="P285" style:family="paragraph" style:parent-style-name="Standard">
      <style:paragraph-properties style:line-height-at-least="0.503cm"/>
      <style:text-properties officeooo:rsid="01888500" officeooo:paragraph-rsid="018ee469"/>
    </style:style>
    <style:style style:name="P286" style:family="paragraph" style:parent-style-name="Standard">
      <style:paragraph-properties style:line-height-at-least="0.503cm"/>
      <style:text-properties officeooo:rsid="01888500" officeooo:paragraph-rsid="01c1eed1"/>
    </style:style>
    <style:style style:name="P287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fo:background-color="transparent"/>
    </style:style>
    <style:style style:name="P288" style:family="paragraph" style:parent-style-name="Standard">
      <style:text-properties fo:font-size="15pt" fo:font-weight="normal" officeooo:rsid="01cf8745" officeooo:paragraph-rsid="01cf8745" style:font-size-asian="15pt" style:font-weight-asian="normal" style:font-size-complex="15pt" style:font-weight-complex="normal"/>
    </style:style>
    <style:style style:name="P289" style:family="paragraph" style:parent-style-name="Standard">
      <style:text-properties fo:font-size="15pt" fo:font-weight="normal" officeooo:rsid="01d5b411" officeooo:paragraph-rsid="01d5b411" style:font-size-asian="15pt" style:font-weight-asian="normal" style:font-size-complex="15pt" style:font-weight-complex="normal"/>
    </style:style>
    <style:style style:name="P290" style:family="paragraph" style:parent-style-name="Standard">
      <style:text-properties fo:font-size="15pt" fo:font-weight="normal" officeooo:rsid="01d78b8e" officeooo:paragraph-rsid="01cf8745" style:font-size-asian="15pt" style:font-weight-asian="normal" style:font-size-complex="15pt" style:font-weight-complex="normal"/>
    </style:style>
    <style:style style:name="P291" style:family="paragraph" style:parent-style-name="Standard">
      <style:text-properties fo:font-size="15pt" fo:font-weight="normal" officeooo:rsid="01d8b846" officeooo:paragraph-rsid="01d8b846" style:font-size-asian="15pt" style:font-weight-asian="normal" style:font-size-complex="15pt" style:font-weight-complex="normal"/>
    </style:style>
    <style:style style:name="P29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93" style:family="paragraph" style:parent-style-name="Standard">
      <style:text-properties style:use-window-font-color="true" style:font-name="Droid Sans Mono" fo:font-size="10.5pt" fo:font-weight="normal" officeooo:rsid="01d5b411" officeooo:paragraph-rsid="01d5b411" fo:background-color="transparent" style:font-size-asian="15pt" style:font-weight-asian="normal" style:font-size-complex="15pt" style:font-weight-complex="normal"/>
    </style:style>
    <style:style style:name="P294" style:family="paragraph" style:parent-style-name="Standard">
      <style:text-properties style:use-window-font-color="true" style:font-name="Droid Sans Mono" fo:font-size="10.5pt" fo:font-weight="normal" officeooo:rsid="01ec88fa" officeooo:paragraph-rsid="01ec88fa" fo:background-color="transparent" style:font-size-asian="15pt" style:font-weight-asian="normal" style:font-size-complex="15pt" style:font-weight-complex="normal"/>
    </style:style>
    <style:style style:name="P295" style:family="paragraph" style:parent-style-name="Standard">
      <style:text-properties style:use-window-font-color="true" style:font-name="Droid Sans Mono" fo:font-size="10.5pt" fo:font-weight="normal" officeooo:rsid="01fc9b10" officeooo:paragraph-rsid="01fc9b10" fo:background-color="transparent" style:font-size-asian="15pt" style:font-weight-asian="normal" style:font-size-complex="15pt" style:font-weight-complex="normal"/>
    </style:style>
    <style:style style:name="P296" style:family="paragraph" style:parent-style-name="Standard">
      <style:text-properties style:use-window-font-color="true" style:font-name="Droid Sans Mono" fo:font-size="10.5pt" fo:font-weight="normal" officeooo:rsid="022ecc27" officeooo:paragraph-rsid="022ecc27" fo:background-color="transparent" style:font-size-asian="15pt" style:font-weight-asian="normal" style:font-size-complex="15pt" style:font-weight-complex="normal"/>
    </style:style>
    <style:style style:name="P29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22ecc27" officeooo:paragraph-rsid="0232ac38" fo:background-color="transparent" style:font-size-asian="15pt" style:font-weight-asian="normal" style:font-size-complex="15pt" style:font-weight-complex="normal"/>
    </style:style>
    <style:style style:name="P29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232ac38" officeooo:paragraph-rsid="0232ac38" fo:background-color="transparent" style:font-size-asian="15pt" style:font-weight-asian="normal" style:font-size-complex="15pt" style:font-weight-complex="normal"/>
    </style:style>
    <style:style style:name="P299" style:family="paragraph" style:parent-style-name="Standard">
      <style:text-properties style:use-window-font-color="true" style:font-name="Droid Sans Mono" fo:font-size="10.5pt" fo:font-weight="normal" officeooo:rsid="01d9818f" officeooo:paragraph-rsid="01d9818f" fo:background-color="transparent" style:font-size-asian="15pt" style:font-weight-asian="bold" style:font-size-complex="15pt" style:font-weight-complex="bold"/>
    </style:style>
    <style:style style:name="P300" style:family="paragraph" style:parent-style-name="Standard">
      <style:text-properties style:use-window-font-color="true" style:font-name="Droid Sans Mono" fo:font-size="10.5pt" fo:font-weight="normal" officeooo:rsid="02032b7d" officeooo:paragraph-rsid="02032b7d" fo:background-color="transparent" style:font-size-asian="15pt" style:font-weight-asian="bold" style:font-size-complex="15pt" style:font-weight-complex="bold"/>
    </style:style>
    <style:style style:name="P301" style:family="paragraph" style:parent-style-name="Standard">
      <style:text-properties style:use-window-font-color="true" style:font-name="Droid Sans Mono" fo:font-size="10.5pt" fo:font-weight="normal" officeooo:rsid="020c2022" officeooo:paragraph-rsid="020c2022" fo:background-color="transparent" style:font-size-asian="15pt" style:font-weight-asian="bold" style:font-size-complex="15pt" style:font-weight-complex="bold"/>
    </style:style>
    <style:style style:name="P302" style:family="paragraph" style:parent-style-name="Standard">
      <style:text-properties style:use-window-font-color="true" style:font-name="Droid Sans Mono" fo:font-size="10.5pt" fo:font-weight="normal" officeooo:rsid="020f1b6d" officeooo:paragraph-rsid="020f1b6d" fo:background-color="transparent" style:font-size-asian="15pt" style:font-weight-asian="bold" style:font-size-complex="15pt" style:font-weight-complex="bold"/>
    </style:style>
    <style:style style:name="P303" style:family="paragraph" style:parent-style-name="Standard">
      <style:text-properties style:use-window-font-color="true" style:font-name="Droid Sans Mono" fo:font-size="10.5pt" fo:font-weight="normal" officeooo:rsid="021bdbbc" officeooo:paragraph-rsid="021bdbbc" fo:background-color="transparent" style:font-size-asian="15pt" style:font-weight-asian="bold" style:font-size-complex="15pt" style:font-weight-complex="bold"/>
    </style:style>
    <style:style style:name="P304" style:family="paragraph" style:parent-style-name="Standard">
      <style:text-properties style:use-window-font-color="true" style:font-name="Droid Sans Mono" fo:font-size="10.5pt" fo:font-weight="normal" officeooo:rsid="021d94d8" officeooo:paragraph-rsid="021d94d8" fo:background-color="transparent" style:font-size-asian="15pt" style:font-weight-asian="bold" style:font-size-complex="15pt" style:font-weight-complex="bold"/>
    </style:style>
    <style:style style:name="P30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233e0c4" officeooo:paragraph-rsid="0233e0c4" fo:background-color="transparent" style:font-size-asian="15pt" style:font-weight-asian="bold" style:font-size-complex="15pt" style:font-weight-complex="bold"/>
    </style:style>
    <style:style style:name="P30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0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 style:font-weight-asian="normal" style:font-weight-complex="normal"/>
    </style:style>
    <style:style style:name="P30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232ac38" fo:background-color="transparent" style:font-weight-asian="normal" style:font-weight-complex="normal"/>
    </style:style>
    <style:style style:name="P309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22a8752" officeooo:paragraph-rsid="022a8752" fo:background-color="transparent" style:font-weight-asian="bold" style:font-weight-complex="bold"/>
    </style:style>
    <style:style style:name="P310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22b5256" officeooo:paragraph-rsid="022b5256" fo:background-color="transparent" style:font-weight-asian="bold" style:font-weight-complex="bold"/>
    </style:style>
    <style:style style:name="P311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12" style:family="paragraph" style:parent-style-name="Standard">
      <style:text-properties style:use-window-font-color="true" fo:font-size="15pt" fo:font-weight="bold" officeooo:rsid="01e1b66a" officeooo:paragraph-rsid="01e1b66a" style:font-size-asian="15pt" style:font-weight-asian="bold" style:font-size-complex="15pt" style:font-weight-complex="bold"/>
    </style:style>
    <style:style style:name="P313" style:family="paragraph" style:parent-style-name="Standard">
      <style:text-properties style:use-window-font-color="true" fo:font-size="15pt" fo:font-weight="bold" officeooo:rsid="01f95df4" officeooo:paragraph-rsid="01f95df4" style:font-size-asian="15pt" style:font-weight-asian="bold" style:font-size-complex="15pt" style:font-weight-complex="bold"/>
    </style:style>
    <style:style style:name="P314" style:family="paragraph" style:parent-style-name="Standard">
      <style:text-properties style:use-window-font-color="true" fo:font-size="15pt" fo:font-weight="bold" officeooo:rsid="01fa6f02" officeooo:paragraph-rsid="01fa6f02" style:font-size-asian="15pt" style:font-weight-asian="bold" style:font-size-complex="15pt" style:font-weight-complex="bold"/>
    </style:style>
    <style:style style:name="P315" style:family="paragraph" style:parent-style-name="Standard">
      <style:text-properties style:use-window-font-color="true" fo:font-size="15pt" fo:font-weight="bold" officeooo:rsid="01fc9b10" officeooo:paragraph-rsid="01fc9b10" style:font-size-asian="15pt" style:font-weight-asian="bold" style:font-size-complex="15pt" style:font-weight-complex="bold"/>
    </style:style>
    <style:style style:name="P316" style:family="paragraph" style:parent-style-name="Standard">
      <style:text-properties style:use-window-font-color="true" fo:font-size="15pt" fo:font-weight="bold" officeooo:rsid="01ff72b4" officeooo:paragraph-rsid="01ff72b4" style:font-size-asian="15pt" style:font-weight-asian="bold" style:font-size-complex="15pt" style:font-weight-complex="bold"/>
    </style:style>
    <style:style style:name="P317" style:family="paragraph" style:parent-style-name="Standard">
      <style:text-properties style:use-window-font-color="true" fo:font-size="15pt" fo:font-weight="bold" officeooo:rsid="0201f51c" officeooo:paragraph-rsid="0201f51c" style:font-size-asian="15pt" style:font-weight-asian="bold" style:font-size-complex="15pt" style:font-weight-complex="bold"/>
    </style:style>
    <style:style style:name="P318" style:family="paragraph" style:parent-style-name="Standard">
      <style:text-properties style:use-window-font-color="true" fo:font-size="15pt" fo:font-weight="bold" officeooo:rsid="0208dbd9" officeooo:paragraph-rsid="0208dbd9" style:font-size-asian="15pt" style:font-weight-asian="bold" style:font-size-complex="15pt" style:font-weight-complex="bold"/>
    </style:style>
    <style:style style:name="P319" style:family="paragraph" style:parent-style-name="Standard">
      <style:text-properties style:use-window-font-color="true" fo:font-size="15pt" fo:font-weight="bold" officeooo:rsid="020c2022" officeooo:paragraph-rsid="020c2022" fo:background-color="transparent" style:font-size-asian="15pt" style:font-weight-asian="bold" style:font-size-complex="15pt" style:font-weight-complex="bold"/>
    </style:style>
    <style:style style:name="P320" style:family="paragraph" style:parent-style-name="Standard">
      <style:text-properties style:use-window-font-color="true" fo:font-size="15pt" fo:font-weight="bold" officeooo:rsid="021bdbbc" officeooo:paragraph-rsid="021bdbbc" fo:background-color="transparent" style:font-size-asian="15pt" style:font-weight-asian="bold" style:font-size-complex="15pt" style:font-weight-complex="bold"/>
    </style:style>
    <style:style style:name="P321" style:family="paragraph" style:parent-style-name="Standard">
      <style:text-properties style:use-window-font-color="true" fo:font-size="15pt" fo:font-weight="bold" officeooo:rsid="022ecc27" officeooo:paragraph-rsid="022ecc27" fo:background-color="transparent" style:font-size-asian="15pt" style:font-weight-asian="bold" style:font-size-complex="15pt" style:font-weight-complex="bold"/>
    </style:style>
    <style:style style:name="P322" style:family="paragraph" style:parent-style-name="Standard">
      <style:text-properties style:use-window-font-color="true" fo:font-size="15pt" fo:font-weight="bold" officeooo:rsid="0231de04" officeooo:paragraph-rsid="0231de04" fo:background-color="transparent" style:font-size-asian="15pt" style:font-weight-asian="bold" style:font-size-complex="15pt" style:font-weight-complex="bold"/>
    </style:style>
    <style:style style:name="P323" style:family="paragraph" style:parent-style-name="Standard">
      <style:paragraph-properties style:line-height-at-least="0.503cm"/>
      <style:text-properties style:use-window-font-color="true" fo:font-size="15pt" fo:font-weight="bold" officeooo:rsid="0233e0c4" officeooo:paragraph-rsid="0233e0c4" fo:background-color="transparent" style:font-size-asian="15pt" style:font-weight-asian="bold" style:font-size-complex="15pt" style:font-weight-complex="bold"/>
    </style:style>
    <style:style style:name="P324" style:family="paragraph" style:parent-style-name="Standard">
      <style:paragraph-properties style:line-height-at-least="0.503cm"/>
      <style:text-properties style:use-window-font-color="true" fo:font-size="15pt" fo:font-weight="bold" officeooo:rsid="02354e16" officeooo:paragraph-rsid="02354e16" fo:background-color="transparent" style:font-size-asian="15pt" style:font-weight-asian="bold" style:font-size-complex="15pt" style:font-weight-complex="bold"/>
    </style:style>
    <style:style style:name="P325" style:family="paragraph" style:parent-style-name="Standard">
      <style:text-properties style:use-window-font-color="true" fo:font-size="15pt" fo:font-weight="normal" officeooo:rsid="01e6ad5a" officeooo:paragraph-rsid="01e6ad5a" style:font-size-asian="15pt" style:font-weight-asian="normal" style:font-size-complex="15pt" style:font-weight-complex="normal"/>
    </style:style>
    <style:style style:name="P326" style:family="paragraph" style:parent-style-name="Standard">
      <style:text-properties style:use-window-font-color="true" fo:font-size="15pt" fo:font-weight="normal" officeooo:rsid="01e2ec11" officeooo:paragraph-rsid="01e2ec11" style:font-size-asian="15pt" style:font-weight-asian="normal" style:font-size-complex="15pt" style:font-weight-complex="normal"/>
    </style:style>
    <style:style style:name="P327" style:family="paragraph" style:parent-style-name="Standard">
      <style:text-properties style:use-window-font-color="true" fo:font-size="15pt" fo:font-weight="normal" officeooo:rsid="01e3dc44" officeooo:paragraph-rsid="01e3dc44" style:font-size-asian="15pt" style:font-weight-asian="normal" style:font-size-complex="15pt" style:font-weight-complex="normal"/>
    </style:style>
    <style:style style:name="P328" style:family="paragraph" style:parent-style-name="Standard">
      <style:text-properties style:use-window-font-color="true" fo:font-size="15pt" fo:font-weight="normal" officeooo:rsid="01e59cc3" officeooo:paragraph-rsid="01e59cc3" style:font-size-asian="15pt" style:font-weight-asian="normal" style:font-size-complex="15pt" style:font-weight-complex="normal"/>
    </style:style>
    <style:style style:name="P329" style:family="paragraph" style:parent-style-name="Standard">
      <style:text-properties style:use-window-font-color="true" fo:font-size="15pt" fo:font-weight="normal" officeooo:rsid="01ec88fa" officeooo:paragraph-rsid="01ec88fa" style:font-size-asian="15pt" style:font-weight-asian="normal" style:font-size-complex="15pt" style:font-weight-complex="normal"/>
    </style:style>
    <style:style style:name="P330" style:family="paragraph" style:parent-style-name="Standard">
      <style:text-properties style:use-window-font-color="true" fo:font-size="15pt" fo:font-weight="normal" officeooo:rsid="01fc9b10" officeooo:paragraph-rsid="01fc9b10" style:font-size-asian="15pt" style:font-weight-asian="normal" style:font-size-complex="15pt" style:font-weight-complex="normal"/>
    </style:style>
    <style:style style:name="P331" style:family="paragraph" style:parent-style-name="Standard">
      <style:paragraph-properties style:line-height-at-least="0.503cm"/>
      <style:text-properties style:use-window-font-color="true" fo:font-weight="normal" fo:background-color="transparent" style:font-weight-asian="normal" style:font-weight-complex="normal"/>
    </style:style>
    <style:style style:name="P332" style:family="paragraph" style:parent-style-name="Standard">
      <style:text-properties fo:color="#3465a4" fo:font-size="15pt" fo:font-weight="bold" officeooo:rsid="01d5b411" officeooo:paragraph-rsid="01d5b411" style:font-size-asian="15pt" style:font-weight-asian="bold" style:font-size-complex="15pt" style:font-weight-complex="bold"/>
    </style:style>
    <style:style style:name="P333" style:family="paragraph" style:parent-style-name="Standard">
      <style:text-properties fo:color="#3465a4" fo:font-size="15pt" fo:font-weight="bold" officeooo:rsid="01d9818f" officeooo:paragraph-rsid="01d9818f" style:font-size-asian="15pt" style:font-weight-asian="bold" style:font-size-complex="15pt" style:font-weight-complex="bold"/>
    </style:style>
    <style:style style:name="P334" style:family="paragraph" style:parent-style-name="Standard">
      <style:text-properties fo:color="#3465a4" fo:font-size="15pt" fo:font-weight="bold" officeooo:rsid="01e2ec11" officeooo:paragraph-rsid="01e2ec11" style:font-size-asian="15pt" style:font-weight-asian="bold" style:font-size-complex="15pt" style:font-weight-complex="bold"/>
    </style:style>
    <style:style style:name="P335" style:family="paragraph" style:parent-style-name="Standard">
      <style:text-properties fo:color="#3465a4" fo:font-size="15pt" fo:font-weight="bold" officeooo:rsid="01fdf292" officeooo:paragraph-rsid="01fdf292" style:font-size-asian="15pt" style:font-weight-asian="bold" style:font-size-complex="15pt" style:font-weight-complex="bold"/>
    </style:style>
    <style:style style:name="P336" style:family="paragraph" style:parent-style-name="Standard">
      <style:text-properties fo:color="#3465a4" fo:font-size="15pt" fo:font-weight="bold" officeooo:rsid="02032b7d" officeooo:paragraph-rsid="02032b7d" style:font-size-asian="15pt" style:font-weight-asian="bold" style:font-size-complex="15pt" style:font-weight-complex="bold"/>
    </style:style>
    <style:style style:name="P337" style:family="paragraph" style:parent-style-name="Standard">
      <style:text-properties fo:color="#3465a4" fo:font-size="15pt" fo:font-weight="bold" officeooo:rsid="02075c63" officeooo:paragraph-rsid="02075c63" style:font-size-asian="15pt" style:font-weight-asian="bold" style:font-size-complex="15pt" style:font-weight-complex="bold"/>
    </style:style>
    <style:style style:name="P338" style:family="paragraph" style:parent-style-name="Standard">
      <style:text-properties fo:color="#3465a4" fo:font-size="15pt" fo:font-weight="bold" officeooo:rsid="020c2022" officeooo:paragraph-rsid="020c2022" style:font-size-asian="15pt" style:font-weight-asian="bold" style:font-size-complex="15pt" style:font-weight-complex="bold"/>
    </style:style>
    <style:style style:name="P339" style:family="paragraph" style:parent-style-name="Standard">
      <style:text-properties fo:color="#3465a4" fo:font-size="15pt" fo:font-weight="bold" officeooo:rsid="020f1b6d" officeooo:paragraph-rsid="020f1b6d" fo:background-color="transparent" style:font-size-asian="15pt" style:font-weight-asian="bold" style:font-size-complex="15pt" style:font-weight-complex="bold"/>
    </style:style>
    <style:style style:name="P340" style:family="paragraph" style:parent-style-name="Standard">
      <style:text-properties fo:color="#3465a4" fo:font-size="15pt" fo:font-weight="bold" officeooo:rsid="021b970c" officeooo:paragraph-rsid="021b970c" fo:background-color="transparent" style:font-size-asian="15pt" style:font-weight-asian="bold" style:font-size-complex="15pt" style:font-weight-complex="bold"/>
    </style:style>
    <style:style style:name="P341" style:family="paragraph" style:parent-style-name="Standard">
      <style:text-properties fo:color="#3465a4" fo:font-size="15pt" fo:font-weight="bold" officeooo:rsid="021bdbbc" officeooo:paragraph-rsid="021bdbbc" fo:background-color="transparent" style:font-size-asian="15pt" style:font-weight-asian="bold" style:font-size-complex="15pt" style:font-weight-complex="bold"/>
    </style:style>
    <style:style style:name="P342" style:family="paragraph" style:parent-style-name="Standard">
      <style:text-properties fo:color="#3465a4" fo:font-size="15pt" fo:font-weight="bold" officeooo:rsid="021d94d8" officeooo:paragraph-rsid="021d94d8" fo:background-color="transparent" style:font-size-asian="15pt" style:font-weight-asian="bold" style:font-size-complex="15pt" style:font-weight-complex="bold"/>
    </style:style>
    <style:style style:name="P343" style:family="paragraph" style:parent-style-name="Standard">
      <style:text-properties fo:color="#3465a4" fo:font-size="15pt" fo:font-weight="bold" officeooo:rsid="0231de04" officeooo:paragraph-rsid="0231de04" fo:background-color="transparent" style:font-size-asian="15pt" style:font-weight-asian="bold" style:font-size-complex="15pt" style:font-weight-complex="bold"/>
    </style:style>
    <style:style style:name="P344" style:family="paragraph" style:parent-style-name="Standard">
      <style:paragraph-properties style:line-height-at-least="0.503cm"/>
      <style:text-properties fo:color="#3465a4" fo:font-size="15pt" fo:font-weight="bold" officeooo:rsid="0233e0c4" officeooo:paragraph-rsid="0233e0c4" fo:background-color="transparent" style:font-size-asian="15pt" style:font-weight-asian="bold" style:font-size-complex="15pt" style:font-weight-complex="bold"/>
    </style:style>
    <style:style style:name="P345" style:family="paragraph" style:parent-style-name="Standard">
      <style:paragraph-properties style:line-height-at-least="0.503cm"/>
      <style:text-properties fo:color="#3465a4" style:font-name="Liberation Serif" fo:font-size="15pt" fo:font-weight="bold" officeooo:rsid="022b5256" officeooo:paragraph-rsid="022b5256" fo:background-color="transparent" style:font-size-asian="13.1000003814697pt" style:font-weight-asian="bold" style:font-size-complex="15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fo:background-color="transparent" loext:char-shading-value="0"/>
    </style:style>
    <style:style style:name="T4" style:family="text">
      <style:text-properties style:font-name="Liberation Serif" officeooo:rsid="0016fad7" fo:background-color="transparent" loext:char-shading-value="0"/>
    </style:style>
    <style:style style:name="T5" style:family="text">
      <style:text-properties style:font-name="Liberation Serif" fo:font-weight="bold" fo:background-color="transparent" loext:char-shading-value="0"/>
    </style:style>
    <style:style style:name="T6" style:family="text">
      <style:text-properties style:font-name="Liberation Serif" fo:font-size="15pt" fo:background-color="transparent" loext:char-shading-value="0" style:font-size-asian="15pt" style:font-size-complex="15pt"/>
    </style:style>
    <style:style style:name="T7" style:family="text">
      <style:text-properties style:font-name="Liberation Serif" fo:font-size="15pt" officeooo:rsid="01a509ea" fo:background-color="transparent" loext:char-shading-value="0" style:font-size-asian="15pt" style:font-size-complex="15pt"/>
    </style:style>
    <style:style style:name="T8" style:family="text">
      <style:text-properties style:font-name="Liberation Serif" fo:font-size="15pt" officeooo:rsid="01ac9280" fo:background-color="transparent" loext:char-shading-value="0" style:font-size-asian="15pt" style:font-size-complex="15pt"/>
    </style:style>
    <style:style style:name="T9" style:family="text">
      <style:text-properties officeooo:rsid="00226c8f"/>
    </style:style>
    <style:style style:name="T10" style:family="text">
      <style:text-properties officeooo:rsid="002b1361"/>
    </style:style>
    <style:style style:name="T11" style:family="text">
      <style:text-properties style:font-name="Droid Sans Mono" fo:font-size="10.5pt"/>
    </style:style>
    <style:style style:name="T12" style:family="text">
      <style:text-properties style:font-name="Droid Sans Mono" fo:font-size="10.5pt" fo:font-weight="bold" style:font-weight-asian="bold" style:font-weight-complex="bold"/>
    </style:style>
    <style:style style:name="T13" style:family="text">
      <style:text-properties style:font-name="Droid Sans Mono" fo:font-size="10.5pt" fo:font-weight="normal"/>
    </style:style>
    <style:style style:name="T14" style:family="text">
      <style:text-properties style:font-name="Droid Sans Mono" fo:font-size="10.5pt" fo:font-weight="normal" officeooo:rsid="00dbfe93"/>
    </style:style>
    <style:style style:name="T15" style:family="text">
      <style:text-properties style:font-name="Droid Sans Mono" fo:font-size="10.5pt" fo:font-weight="normal" officeooo:rsid="00dda761"/>
    </style:style>
    <style:style style:name="T16" style:family="text">
      <style:text-properties officeooo:rsid="002e43d8"/>
    </style:style>
    <style:style style:name="T17" style:family="text">
      <style:text-properties officeooo:rsid="0042179b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20" style:family="text">
      <style:text-properties style:use-window-font-color="true" style:font-name="Droid Sans Mono" fo:font-size="10.5pt" fo:font-weight="normal" officeooo:rsid="004b7450" fo:background-color="transparent" loext:char-shading-value="0"/>
    </style:style>
    <style:style style:name="T21" style:family="text">
      <style:text-properties style:use-window-font-color="true" style:font-name="Droid Sans Mono" fo:font-size="10.5pt" fo:font-weight="normal" officeooo:rsid="008ca828" fo:background-color="transparent" loext:char-shading-value="0"/>
    </style:style>
    <style:style style:name="T22" style:family="text">
      <style:text-properties style:use-window-font-color="true" style:font-name="Droid Sans Mono" fo:font-size="10.5pt" fo:font-weight="normal" officeooo:rsid="00ab19ee" fo:background-color="transparent" loext:char-shading-value="0"/>
    </style:style>
    <style:style style:name="T23" style:family="text">
      <style:text-properties style:use-window-font-color="true" style:font-name="Droid Sans Mono" fo:font-size="10.5pt" fo:font-weight="normal" officeooo:rsid="00ba317e" fo:background-color="transparent" loext:char-shading-value="0"/>
    </style:style>
    <style:style style:name="T24" style:family="text">
      <style:text-properties style:use-window-font-color="true" style:font-name="Droid Sans Mono" fo:font-size="10.5pt" fo:font-weight="normal" officeooo:rsid="00bc1498" fo:background-color="transparent" loext:char-shading-value="0"/>
    </style:style>
    <style:style style:name="T25" style:family="text">
      <style:text-properties style:use-window-font-color="true" style:font-name="Droid Sans Mono" fo:font-size="10.5pt" fo:font-weight="normal" officeooo:rsid="00dbfe93" fo:background-color="transparent" loext:char-shading-value="0"/>
    </style:style>
    <style:style style:name="T26" style:family="text">
      <style:text-properties style:use-window-font-color="true" style:font-name="Droid Sans Mono" fo:font-size="10.5pt" fo:font-weight="normal" officeooo:rsid="00dda761" fo:background-color="transparent" loext:char-shading-value="0"/>
    </style:style>
    <style:style style:name="T27" style:family="text">
      <style:text-properties style:use-window-font-color="true" style:font-name="Droid Sans Mono" fo:font-size="10.5pt" fo:font-weight="normal" officeooo:rsid="00e1d795" fo:background-color="transparent" loext:char-shading-value="0"/>
    </style:style>
    <style:style style:name="T28" style:family="text">
      <style:text-properties style:use-window-font-color="true" style:font-name="Droid Sans Mono" fo:font-size="10.5pt" fo:font-weight="normal" officeooo:rsid="00e93887" fo:background-color="transparent" loext:char-shading-value="0"/>
    </style:style>
    <style:style style:name="T29" style:family="text">
      <style:text-properties style:use-window-font-color="true" style:font-name="Droid Sans Mono" fo:font-size="10.5pt" fo:font-weight="normal" officeooo:rsid="00f04499" fo:background-color="transparent" loext:char-shading-value="0"/>
    </style:style>
    <style:style style:name="T30" style:family="text">
      <style:text-properties style:use-window-font-color="true" style:font-name="Droid Sans Mono" fo:font-size="10.5pt" fo:font-weight="bold" officeooo:rsid="00b3f0e7" fo:background-color="transparent" loext:char-shading-value="0" style:font-size-asian="15pt" style:font-weight-asian="bold" style:font-size-complex="15pt" style:font-weight-complex="bold"/>
    </style:style>
    <style:style style:name="T31" style:family="text">
      <style:text-properties style:use-window-font-color="true" style:font-name="Droid Sans Mono" fo:font-size="10.5pt" fo:font-weight="bold" officeooo:rsid="00b5fdbc" fo:background-color="transparent" loext:char-shading-value="0" style:font-size-asian="15pt" style:font-weight-asian="bold" style:font-size-complex="15pt" style:font-weight-complex="bold"/>
    </style:style>
    <style:style style:name="T32" style:family="text">
      <style:text-properties style:use-window-font-color="true" style:font-name="Liberation Serif" fo:font-size="15pt" fo:font-weight="normal" fo:background-color="transparent" loext:char-shading-value="0" style:font-size-asian="15pt" style:font-weight-asian="normal" style:font-size-complex="15pt" style:font-weight-complex="normal"/>
    </style:style>
    <style:style style:name="T33" style:family="text">
      <style:text-properties style:use-window-font-color="true" style:font-name="Liberation Serif" fo:font-size="15pt" fo:font-weight="normal" officeooo:rsid="00092b8a" fo:background-color="transparent" loext:char-shading-value="0" style:font-size-asian="15pt" style:font-weight-asian="normal" style:font-size-complex="15pt" style:font-weight-complex="normal"/>
    </style:style>
    <style:style style:name="T34" style:family="text">
      <style:text-properties style:use-window-font-color="true" style:font-name="Liberation Serif" fo:font-size="15pt" fo:font-weight="normal" officeooo:rsid="017c6b31" fo:background-color="transparent" loext:char-shading-value="0" style:font-size-asian="15pt" style:font-weight-asian="normal" style:font-size-complex="15pt" style:font-weight-complex="normal"/>
    </style:style>
    <style:style style:name="T35" style:family="text">
      <style:text-properties style:use-window-font-color="true" style:font-name="Liberation Serif" fo:font-size="15pt" fo:font-weight="normal" officeooo:rsid="018815c9" fo:background-color="transparent" loext:char-shading-value="0" style:font-size-asian="15pt" style:font-weight-asian="normal" style:font-size-complex="15pt" style:font-weight-complex="normal"/>
    </style:style>
    <style:style style:name="T36" style:family="text">
      <style:text-properties style:use-window-font-color="true" style:font-name="Liberation Serif" fo:font-size="15pt" fo:font-weight="normal" officeooo:rsid="018a59c4" fo:background-color="transparent" loext:char-shading-value="0" style:font-size-asian="15pt" style:font-weight-asian="normal" style:font-size-complex="15pt" style:font-weight-complex="normal"/>
    </style:style>
    <style:style style:name="T37" style:family="text">
      <style:text-properties style:use-window-font-color="true" style:font-name="Liberation Serif" fo:font-size="15pt" fo:font-weight="normal" officeooo:rsid="018b21f2" fo:background-color="transparent" loext:char-shading-value="0" style:font-size-asian="15pt" style:font-weight-asian="normal" style:font-size-complex="15pt" style:font-weight-complex="normal"/>
    </style:style>
    <style:style style:name="T38" style:family="text">
      <style:text-properties style:use-window-font-color="true" style:font-name="Liberation Serif" fo:font-size="15pt" fo:font-weight="normal" officeooo:rsid="018c442d" fo:background-color="transparent" loext:char-shading-value="0" style:font-size-asian="15pt" style:font-weight-asian="normal" style:font-size-complex="15pt" style:font-weight-complex="normal"/>
    </style:style>
    <style:style style:name="T39" style:family="text">
      <style:text-properties style:use-window-font-color="true" style:font-name="Liberation Serif" fo:font-size="15pt" fo:font-weight="normal" officeooo:rsid="018e2a90" fo:background-color="transparent" loext:char-shading-value="0" style:font-size-asian="15pt" style:font-weight-asian="normal" style:font-size-complex="15pt" style:font-weight-complex="normal"/>
    </style:style>
    <style:style style:name="T40" style:family="text">
      <style:text-properties style:use-window-font-color="true" style:font-name="Liberation Serif" fo:font-size="15pt" fo:font-weight="normal" officeooo:rsid="01b9a898" fo:background-color="transparent" loext:char-shading-value="0" style:font-size-asian="15pt" style:font-weight-asian="normal" style:font-size-complex="15pt" style:font-weight-complex="normal"/>
    </style:style>
    <style:style style:name="T41" style:family="text">
      <style:text-properties style:use-window-font-color="true" style:font-name="Liberation Serif" fo:font-size="15pt" fo:font-weight="normal" officeooo:rsid="01ba733d" fo:background-color="transparent" loext:char-shading-value="0" style:font-size-asian="15pt" style:font-weight-asian="normal" style:font-size-complex="15pt" style:font-weight-complex="normal"/>
    </style:style>
    <style:style style:name="T42" style:family="text">
      <style:text-properties style:use-window-font-color="true" style:font-name="Liberation Serif" fo:font-size="15pt" fo:font-weight="normal" officeooo:rsid="01bc5f82" fo:background-color="transparent" loext:char-shading-value="0" style:font-size-asian="15pt" style:font-weight-asian="normal" style:font-size-complex="15pt" style:font-weight-complex="normal"/>
    </style:style>
    <style:style style:name="T43" style:family="text">
      <style:text-properties style:use-window-font-color="true" style:font-name="Liberation Serif" fo:font-size="15pt" fo:background-color="transparent" loext:char-shading-value="0" style:font-size-asian="15pt" style:font-size-complex="15pt"/>
    </style:style>
    <style:style style:name="T44" style:family="text">
      <style:text-properties style:use-window-font-color="true" style:font-name="Liberation Serif" fo:font-size="15pt" officeooo:rsid="019f1ffd" fo:background-color="transparent" loext:char-shading-value="0" style:font-size-asian="15pt" style:font-size-complex="15pt"/>
    </style:style>
    <style:style style:name="T45" style:family="text">
      <style:text-properties style:use-window-font-color="true" style:font-name="Liberation Serif" fo:font-size="15pt" officeooo:rsid="01a09ab5" fo:background-color="transparent" loext:char-shading-value="0" style:font-size-asian="15pt" style:font-size-complex="15pt"/>
    </style:style>
    <style:style style:name="T46" style:family="text">
      <style:text-properties style:use-window-font-color="true" officeooo:rsid="021f7633"/>
    </style:style>
    <style:style style:name="T47" style:family="text">
      <style:text-properties style:use-window-font-color="true" officeooo:rsid="02211cde"/>
    </style:style>
    <style:style style:name="T48" style:family="text">
      <style:text-properties officeooo:rsid="00503a4a"/>
    </style:style>
    <style:style style:name="T49" style:family="text">
      <style:text-properties officeooo:rsid="00608fb7"/>
    </style:style>
    <style:style style:name="T50" style:family="text">
      <style:text-properties officeooo:rsid="006263e3"/>
    </style:style>
    <style:style style:name="T51" style:family="text">
      <style:text-properties officeooo:rsid="006ccfe0"/>
    </style:style>
    <style:style style:name="T52" style:family="text">
      <style:text-properties officeooo:rsid="00714987"/>
    </style:style>
    <style:style style:name="T53" style:family="text">
      <style:text-properties officeooo:rsid="00730876"/>
    </style:style>
    <style:style style:name="T54" style:family="text">
      <style:text-properties officeooo:rsid="00765773"/>
    </style:style>
    <style:style style:name="T55" style:family="text">
      <style:text-properties officeooo:rsid="0087659b"/>
    </style:style>
    <style:style style:name="T56" style:family="text">
      <style:text-properties officeooo:rsid="008b381c"/>
    </style:style>
    <style:style style:name="T57" style:family="text">
      <style:text-properties officeooo:rsid="008c3df4"/>
    </style:style>
    <style:style style:name="T58" style:family="text">
      <style:text-properties officeooo:rsid="008e8435"/>
    </style:style>
    <style:style style:name="T59" style:family="text">
      <style:text-properties officeooo:rsid="00a1ad19"/>
    </style:style>
    <style:style style:name="T60" style:family="text">
      <style:text-properties officeooo:rsid="00a63085"/>
    </style:style>
    <style:style style:name="T61" style:family="text">
      <style:text-properties officeooo:rsid="00a81321"/>
    </style:style>
    <style:style style:name="T62" style:family="text">
      <style:text-properties officeooo:rsid="00a87faa"/>
    </style:style>
    <style:style style:name="T63" style:family="text">
      <style:text-properties officeooo:rsid="00ab19ee"/>
    </style:style>
    <style:style style:name="T64" style:family="text">
      <style:text-properties officeooo:rsid="00c2b2ba"/>
    </style:style>
    <style:style style:name="T65" style:family="text">
      <style:text-properties officeooo:rsid="00c83ca6"/>
    </style:style>
    <style:style style:name="T66" style:family="text">
      <style:text-properties officeooo:rsid="00ccb69c"/>
    </style:style>
    <style:style style:name="T67" style:family="text">
      <style:text-properties officeooo:rsid="00d093a2"/>
    </style:style>
    <style:style style:name="T68" style:family="text">
      <style:text-properties officeooo:rsid="00d27b81"/>
    </style:style>
    <style:style style:name="T69" style:family="text">
      <style:text-properties officeooo:rsid="00e505c1"/>
    </style:style>
    <style:style style:name="T70" style:family="text">
      <style:text-properties officeooo:rsid="00e6afe5"/>
    </style:style>
    <style:style style:name="T71" style:family="text">
      <style:text-properties officeooo:rsid="00e78a9c"/>
    </style:style>
    <style:style style:name="T72" style:family="text">
      <style:text-properties officeooo:rsid="00f1f3f5"/>
    </style:style>
    <style:style style:name="T73" style:family="text">
      <style:text-properties officeooo:rsid="010c8456"/>
    </style:style>
    <style:style style:name="T74" style:family="text">
      <style:text-properties officeooo:rsid="010feea3"/>
    </style:style>
    <style:style style:name="T75" style:family="text">
      <style:text-properties officeooo:rsid="012076aa"/>
    </style:style>
    <style:style style:name="T76" style:family="text">
      <style:text-properties officeooo:rsid="0121b2db"/>
    </style:style>
    <style:style style:name="T77" style:family="text">
      <style:text-properties officeooo:rsid="0134ff3f"/>
    </style:style>
    <style:style style:name="T78" style:family="text">
      <style:text-properties officeooo:rsid="0148d3ed"/>
    </style:style>
    <style:style style:name="T79" style:family="text">
      <style:text-properties officeooo:rsid="015830f8"/>
    </style:style>
    <style:style style:name="T80" style:family="text">
      <style:text-properties officeooo:rsid="01642ed0"/>
    </style:style>
    <style:style style:name="T81" style:family="text">
      <style:text-properties officeooo:rsid="01715f31"/>
    </style:style>
    <style:style style:name="T82" style:family="text">
      <style:text-properties fo:font-size="15pt" style:font-size-asian="15pt" style:font-size-complex="15pt"/>
    </style:style>
    <style:style style:name="T83" style:family="text">
      <style:text-properties fo:font-size="15pt" officeooo:rsid="01c67dd3" style:font-size-asian="15pt" style:font-size-complex="15pt"/>
    </style:style>
    <style:style style:name="T84" style:family="text">
      <style:text-properties fo:font-size="15pt" officeooo:rsid="01cda4d4" style:font-size-asian="15pt" style:font-size-complex="15pt"/>
    </style:style>
    <style:style style:name="T85" style:family="text">
      <style:text-properties fo:font-size="15pt" officeooo:rsid="01c713d7" style:font-size-asian="15pt" style:font-size-complex="15pt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officeooo:rsid="01c2953e"/>
    </style:style>
    <style:style style:name="T88" style:family="text">
      <style:text-properties officeooo:rsid="01d14251"/>
    </style:style>
    <style:style style:name="T89" style:family="text">
      <style:text-properties fo:color="#c586c0"/>
    </style:style>
    <style:style style:name="T90" style:family="text">
      <style:text-properties fo:color="#9cdcfe"/>
    </style:style>
    <style:style style:name="T91" style:family="text">
      <style:text-properties fo:color="#ce9178"/>
    </style:style>
    <style:style style:name="T92" style:family="text">
      <style:text-properties fo:color="#569cd6"/>
    </style:style>
    <style:style style:name="T93" style:family="text">
      <style:text-properties fo:color="#dcdcaa"/>
    </style:style>
    <style:style style:name="T94" style:family="text">
      <style:text-properties fo:color="#4fc1ff"/>
    </style:style>
    <style:style style:name="T95" style:family="text">
      <style:text-properties fo:color="#4ec9b0"/>
    </style:style>
    <style:style style:name="T96" style:family="text">
      <style:text-properties fo:color="#808080"/>
    </style:style>
    <style:style style:name="T97" style:family="text">
      <style:text-properties fo:color="#b5cea8"/>
    </style:style>
    <style:style style:name="T98" style:family="text">
      <style:text-properties officeooo:rsid="01e7269e"/>
    </style:style>
    <style:style style:name="T99" style:family="text">
      <style:text-properties officeooo:rsid="01e8f13f"/>
    </style:style>
    <style:style style:name="T100" style:family="text">
      <style:text-properties officeooo:rsid="01ea7bb2"/>
    </style:style>
    <style:style style:name="T101" style:family="text">
      <style:text-properties officeooo:rsid="01ec2919"/>
    </style:style>
    <style:style style:name="T102" style:family="text">
      <style:text-properties officeooo:rsid="01ed8d35"/>
    </style:style>
    <style:style style:name="T103" style:family="text">
      <style:text-properties officeooo:rsid="0201518a"/>
    </style:style>
    <style:style style:name="T104" style:family="text">
      <style:text-properties officeooo:rsid="021450db"/>
    </style:style>
    <style:style style:name="T105" style:family="text">
      <style:text-properties officeooo:rsid="021ef692"/>
    </style:style>
    <style:style style:name="T106" style:family="text">
      <style:text-properties officeooo:rsid="022e0018"/>
    </style:style>
    <style:style style:name="T107" style:family="text">
      <style:text-properties fo:color="#d7b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eact-dom-router</text:p>
      <text:p text:style-name="P1"/>
      <text:p text:style-name="P4">npm install “react-dom-router”</text:p>
      <text:p text:style-name="P4"/>
      <text:p text:style-name="P4"/>
      <text:p text:style-name="P4"/>
      <text:p text:style-name="P8">we can use Router Routes and Route</text:p>
      <text:p text:style-name="P8"/>
      <text:p text:style-name="P8"/>
      <text:p text:style-name="P66">import Home from "./pages/Home/Home";</text:p>
      <text:p text:style-name="P120">import Login from "./pages/Login/Login";</text:p>
      <text:p text:style-name="P120">import Profile from "./pages/Profile/Profile";</text:p>
      <text:p text:style-name="P120">import Register from "./pages/Register/Register"</text:p>
      <text:p text:style-name="P120">import {</text:p>
      <text:p text:style-name="P120">BrowserRouter as Router,</text:p>
      <text:p text:style-name="P120">Routes,</text:p>
      <text:p text:style-name="P120">Route</text:p>
      <text:p text:style-name="P120">} from "react-router-dom";</text:p>
      <text:p text:style-name="P186"/>
      <text:p text:style-name="P120">const App = () =&gt; {</text:p>
      <text:p text:style-name="P120">return (</text:p>
      <text:p text:style-name="P120">&lt;Router&gt;</text:p>
      <text:p text:style-name="P120">&lt;Routes&gt;</text:p>
      <text:p text:style-name="P120">&lt;Route path="/" element={&lt;Home/&gt;}/&gt;</text:p>
      <text:p text:style-name="P120">&lt;Route path="/login" element={&lt;Login/&gt;}/&gt;</text:p>
      <text:p text:style-name="P120">&lt;Route path="/profile/:username" element={&lt;Profile/&gt;}/&gt;</text:p>
      <text:p text:style-name="P120">&lt;Route path="/register" element={&lt;Register/&gt;}/&gt;</text:p>
      <text:p text:style-name="P120">&lt;/Routes&gt;</text:p>
      <text:p text:style-name="P120">&lt;/Router&gt;</text:p>
      <text:p text:style-name="P120">);</text:p>
      <text:p text:style-name="P120">}</text:p>
      <text:p text:style-name="P186"/>
      <text:p text:style-name="P120">export default App;</text:p>
      <text:p text:style-name="P65"/>
      <text:p text:style-name="P8"/>
      <text:p text:style-name="P8"/>
      <text:p text:style-name="P8"/>
      <text:p text:style-name="P202">Now we need to create <text:span text:style-name="T2">.env</text:span> file in our client project folder and we need to give path of assets folder </text:p>
      <text:p text:style-name="P9"/>
      <text:p text:style-name="P9">.env</text:p>
      <text:p text:style-name="P9"/>
      <text:p text:style-name="P67">REACT_APP_PUBLIC_FOLDER = <text:a xlink:type="simple" xlink:href="http://localhost:3000/assets/" text:style-name="Internet_20_link" text:visited-style-name="Visited_20_Internet_20_Link">http://localhost:3000/assets/</text:a></text:p>
      <text:p text:style-name="P67"/>
      <text:p text:style-name="P223"/>
      <text:p text:style-name="P223">we need to add <text:span text:style-name="T1">REACT_APP_ </text:span>to work this env in react application</text:p>
      <text:p text:style-name="P223"/>
      <text:p text:style-name="P223"><text:soft-page-break/></text:p>
      <text:p text:style-name="P206"><text:span text:style-name="T3">now we need to </text:span><text:span text:style-name="T5">change path </text:span><text:span text:style-name="T3">of every image from “assets/Person/priyam.jpg” to “Person/priyam.jpg” </text:span><text:span text:style-name="T4">in dummyData</text:span><text:span text:style-name="T3">.</text:span></text:p>
      <text:p text:style-name="P224"/>
      <text:p text:style-name="P225">Also we need to define the Public folder in components.</text:p>
      <text:p text:style-name="P225"/>
      <text:p text:style-name="P10"/>
      <text:p text:style-name="P153">const PF = process.env.REACT_APP_PUBLIC_FOLDER;</text:p>
      <text:p text:style-name="P26"/>
      <text:p text:style-name="P11"/>
      <text:p text:style-name="P203">and use it like</text:p>
      <text:p text:style-name="P203"/>
      <text:p text:style-name="P154">&lt;img src={`${PF}Person/priyam.jpg`} alt="" className="postProfileImg" /&gt;</text:p>
      <text:p text:style-name="P203"/>
      <text:p text:style-name="P155">&lt;img src={PF+post.photo} alt="" className="postImg" /&gt;</text:p>
      <text:p text:style-name="P204"/>
      <text:p text:style-name="P205">and also change the following in index.html and move the style.css file to the assets folder</text:p>
      <text:p text:style-name="P205"/>
      <text:p text:style-name="P156">&lt;link rel="stylesheet" href="http://localhost:3000/assets/style.css"&gt;</text:p>
      <text:p text:style-name="P207"/>
      <text:p text:style-name="P207"/>
      <text:p text:style-name="P207"/>
      <text:p text:style-name="P207"/>
      <text:p text:style-name="P207"/>
      <text:p text:style-name="P14">Link</text:p>
      <text:p text:style-name="P14"/>
      <text:p text:style-name="P209">we can use Link from react-dom-router to be used as href <text:span text:style-name="T9">to navigate to pages.</text:span></text:p>
      <text:p text:style-name="P209"/>
      <text:p text:style-name="P15">Topbar.jsx</text:p>
      <text:p text:style-name="P15"/>
      <text:p text:style-name="P68">import './topbar.css'</text:p>
      <text:p text:style-name="P120">import SearchIcon from '@mui/icons-material/Search';</text:p>
      <text:p text:style-name="P120">import PersonIcon from '@mui/icons-material/Person';</text:p>
      <text:p text:style-name="P120">import ChatIcon from '@mui/icons-material/Chat';</text:p>
      <text:p text:style-name="P120">import NotifiactionsIcon from '@mui/icons-material/Notifications';</text:p>
      <text:p text:style-name="P120">import {Link} from 'react-router-dom';</text:p>
      <text:p text:style-name="P186"/>
      <text:p text:style-name="P120">const Topbar = () =&gt; {</text:p>
      <text:p text:style-name="P120">return (</text:p>
      <text:p text:style-name="P120">&lt;div className='topbarContainer'&gt;</text:p>
      <text:p text:style-name="P120">&lt;div className="topbarLeft"&gt;</text:p>
      <text:p text:style-name="P120">&lt;Link to="/" style={{textDecoration:"none"}}&gt;</text:p>
      <text:p text:style-name="P120">&lt;span className="topbarLogo"&gt;LamaSocial&lt;/span&gt;</text:p>
      <text:p text:style-name="P120">&lt;/Link&gt;</text:p>
      <text:p text:style-name="P120">&lt;/div&gt;</text:p>
      <text:p text:style-name="P120"><text:soft-page-break/>&lt;div className="topbarCenter"&gt;</text:p>
      <text:p text:style-name="P120">&lt;div className="searchbar"&gt;</text:p>
      <text:p text:style-name="P120">&lt;SearchIcon className="searchIcon"/&gt;</text:p>
      <text:p text:style-name="P120">&lt;input placeholder='Search for friend, post or video' className="searchInput" /&gt;</text:p>
      <text:p text:style-name="P120">&lt;/div&gt;</text:p>
      <text:p text:style-name="P120">&lt;/div&gt;</text:p>
      <text:p text:style-name="P120">&lt;div className="topbarRight"&gt;</text:p>
      <text:p text:style-name="P120">&lt;div className="topbarLinks"&gt;</text:p>
      <text:p text:style-name="P120">&lt;span className="topbarLink"&gt;Homepage&lt;/span&gt;</text:p>
      <text:p text:style-name="P120">&lt;span className="topbarLink"&gt;Timeline&lt;/span&gt;</text:p>
      <text:p text:style-name="P120">&lt;/div&gt;</text:p>
      <text:p text:style-name="P120">&lt;div className="topbarIcons"&gt;</text:p>
      <text:p text:style-name="P120">&lt;div className="topbarIconItem"&gt;</text:p>
      <text:p text:style-name="P120">&lt;PersonIcon/&gt;</text:p>
      <text:p text:style-name="P120">&lt;span className="topbarIconBadge"&gt;1&lt;/span&gt;</text:p>
      <text:p text:style-name="P120">&lt;/div&gt;</text:p>
      <text:p text:style-name="P120">&lt;div className="topbarIconItem"&gt;</text:p>
      <text:p text:style-name="P120">&lt;ChatIcon/&gt;</text:p>
      <text:p text:style-name="P120">&lt;span className="topbarIconBadge"&gt;2&lt;/span&gt;</text:p>
      <text:p text:style-name="P120">&lt;/div&gt;</text:p>
      <text:p text:style-name="P120">&lt;div className="topbarIconItem"&gt;</text:p>
      <text:p text:style-name="P120">&lt;NotifiactionsIcon/&gt;</text:p>
      <text:p text:style-name="P120">&lt;span className="topbarIconBadge"&gt;1&lt;/span&gt;</text:p>
      <text:p text:style-name="P120">&lt;/div&gt;</text:p>
      <text:p text:style-name="P120">&lt;/div&gt;</text:p>
      <text:p text:style-name="P120">&lt;img src="/assets/Person/priyam.jpg" alt="" className="topbarImg" /&gt;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Topbar;</text:p>
      <text:p text:style-name="P16"/>
      <text:p text:style-name="P16"/>
      <text:p text:style-name="P16"/>
      <text:p text:style-name="P17">Proxy</text:p>
      <text:p text:style-name="P17"/>
      <text:p text:style-name="P210">To run the api’s we need to add <text:span text:style-name="T2">proxy</text:span> in our package.json file in react application. <text:span text:style-name="T10">So we need to pass the following</text:span></text:p>
      <text:p text:style-name="P210"/>
      <text:p text:style-name="P157">"proxy":"http://localhost:8800/api"</text:p>
      <text:p text:style-name="P208"/>
      <text:p text:style-name="P18">Package.json</text:p>
      <text:p text:style-name="P18"/>
      <text:p text:style-name="P69">{</text:p>
      <text:p text:style-name="P120">"name": "shopping",</text:p>
      <text:p text:style-name="P120">"version": "0.1.0",</text:p>
      <text:p text:style-name="P120">"private": true,</text:p>
      <text:p text:style-name="P120"><text:soft-page-break/>"dependencies": {</text:p>
      <text:p text:style-name="P120">"@emotion/react": "^11.10.5",</text:p>
      <text:p text:style-name="P120">"@emotion/styled": "^11.10.5",</text:p>
      <text:p text:style-name="P120">"@mui/icons-material": "^5.11.0",</text:p>
      <text:p text:style-name="P120">"@mui/material": "^5.11.1",</text:p>
      <text:p text:style-name="P120">"@testing-library/jest-dom": "^5.16.5",</text:p>
      <text:p text:style-name="P120">"@testing-library/react": "^13.4.0",</text:p>
      <text:p text:style-name="P120">"@testing-library/user-event": "^13.5.0",</text:p>
      <text:p text:style-name="P120">"axios": "^1.2.2",</text:p>
      <text:p text:style-name="P120">"react": "^18.2.0",</text:p>
      <text:p text:style-name="P120">"react-dom": "^18.2.0",</text:p>
      <text:p text:style-name="P120">"react-redux": "^8.0.5",</text:p>
      <text:p text:style-name="P120">"react-router-dom": "^6.6.1",</text:p>
      <text:p text:style-name="P120">"react-scripts": "5.0.1",</text:p>
      <text:p text:style-name="P120">"redux": "^4.2.0",</text:p>
      <text:p text:style-name="P120">"web-vitals": "^2.1.4"</text:p>
      <text:p text:style-name="P120">},</text:p>
      <text:p text:style-name="P120">"scripts": {</text:p>
      <text:p text:style-name="P120">"start": "react-scripts start",</text:p>
      <text:p text:style-name="P120">"build": "react-scripts build",</text:p>
      <text:p text:style-name="P120">"test": "react-scripts test",</text:p>
      <text:p text:style-name="P120">"eject": "react-scripts eject"</text:p>
      <text:p text:style-name="P120">},</text:p>
      <text:p text:style-name="P120">"eslintConfig": {</text:p>
      <text:p text:style-name="P120">"extends": [</text:p>
      <text:p text:style-name="P120">"react-app",</text:p>
      <text:p text:style-name="P120">"react-app/jest"</text:p>
      <text:p text:style-name="P120">]</text:p>
      <text:p text:style-name="P120">},</text:p>
      <text:p text:style-name="P120">"browserslist": {</text:p>
      <text:p text:style-name="P120">"production": [</text:p>
      <text:p text:style-name="P120">"&gt;0.2%",</text:p>
      <text:p text:style-name="P120">"not dead",</text:p>
      <text:p text:style-name="P120">"not op_mini all"</text:p>
      <text:p text:style-name="P121">],</text:p>
      <text:p text:style-name="P120">"development": [</text:p>
      <text:p text:style-name="P120">"last 1 chrome version",</text:p>
      <text:p text:style-name="P120">"last 1 firefox version",</text:p>
      <text:p text:style-name="P120">"last 1 safari version"</text:p>
      <text:p text:style-name="P120">]</text:p>
      <text:p text:style-name="P120">},</text:p>
      <text:p text:style-name="P120">"proxy":"http://localhost:8800/api"</text:p>
      <text:p text:style-name="P120">}</text:p>
      <text:p text:style-name="P120"/>
      <text:p text:style-name="P120"/>
      <text:p text:style-name="P19">Axios Library</text:p>
      <text:p text:style-name="P19"/>
      <text:p text:style-name="P211">now we need to install <text:span text:style-name="T2">axios</text:span> to call the api’s from the react.</text:p>
      <text:p text:style-name="P19"/>
      <text:p text:style-name="P222"><text:span text:style-name="T16">n</text:span>pm install axios</text:p>
      <text:p text:style-name="P212"><text:soft-page-break/>now i can use <text:span text:style-name="T2">useState</text:span> and <text:span text:style-name="T2">useEffect</text:span> to call <text:s/>the api.</text:p>
      <text:p text:style-name="P212"/>
      <text:p text:style-name="P217">And we can use <text:span text:style-name="T2">axios.get() </text:span>method to call this api.</text:p>
      <text:p text:style-name="P212"/>
      <text:p text:style-name="P212"/>
      <text:p text:style-name="P20">Feed.jsx</text:p>
      <text:p text:style-name="P213"/>
      <text:p text:style-name="P85">import Post from '../Post/Post';</text:p>
      <text:p text:style-name="P120">import Share from '../Share/Share';</text:p>
      <text:p text:style-name="P120">import './feed.css'</text:p>
      <text:p text:style-name="P120">import {useState,useEffect} from 'react';</text:p>
      <text:p text:style-name="P120">import axios from 'axios';</text:p>
      <text:p text:style-name="P186"/>
      <text:p text:style-name="P120">const Feed = () =&gt; {</text:p>
      <text:p text:style-name="P120">const [posts, setPosts] = useState([]);</text:p>
      <text:p text:style-name="P186"/>
      <text:p text:style-name="P120">useEffect(()=&gt;{</text:p>
      <text:p text:style-name="P120">const fetchPost = async ()=&gt;{</text:p>
      <text:p text:style-name="P120">const res = await axios.get("/posts/timeline/63ac2aaadb625af1c953f5eb")</text:p>
      <text:p text:style-name="P120">setPosts(res.data);</text:p>
      <text:p text:style-name="P120">}</text:p>
      <text:p text:style-name="P120">fetchPost();</text:p>
      <text:p text:style-name="P120">},[]);</text:p>
      <text:p text:style-name="P186"/>
      <text:p text:style-name="P120">return (</text:p>
      <text:p text:style-name="P120">&lt;div className='feed'&gt;</text:p>
      <text:p text:style-name="P120">&lt;div className="feedWrapper"&gt;</text:p>
      <text:p text:style-name="P120">&lt;Share/&gt;</text:p>
      <text:p text:style-name="P120">{posts.map(p=&gt;(</text:p>
      <text:p text:style-name="P120">&lt;Post key={p.id} post={p}/&gt;</text:p>
      <text:p text:style-name="P120">))}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Feed;</text:p>
      <text:p text:style-name="P120"/>
      <text:p text:style-name="P213"/>
      <text:p text:style-name="P213"/>
      <text:p text:style-name="P218">we can’t use <text:span text:style-name="T2">async</text:span> in <text:span text:style-name="T2">Hooks</text:span> so we created a function inside <text:span text:style-name="T17">this and use async with that </text:span>.</text:p>
      <text:p text:style-name="P218"/>
      <text:p text:style-name="P218"/>
      <text:p text:style-name="P219">So we can do use a customPicture if we don’t have profilePicture of User</text:p>
      <text:p text:style-name="P219"/>
      <text:p text:style-name="P219"/>
      <text:p text:style-name="P24"><text:soft-page-break/>Post.jsx</text:p>
      <text:p text:style-name="P219"/>
      <text:p text:style-name="P89">import './post.css';</text:p>
      <text:p text:style-name="P120">import MoreVertIcon from '@mui/icons-material/MoreVert';</text:p>
      <text:p text:style-name="P120">import { useState , useEffect } from 'react';</text:p>
      <text:p text:style-name="P120">import axios from 'axios';</text:p>
      <text:p text:style-name="P186"/>
      <text:p text:style-name="P120">const Post = ({post}) =&gt; {</text:p>
      <text:p text:style-name="P120">const [like,setLike]=useState(post.Like);</text:p>
      <text:p text:style-name="P120">const [isLiked,setIsLiked]=useState(false);</text:p>
      <text:p text:style-name="P120">const [user,setUser]=useState({});</text:p>
      <text:p text:style-name="P120">const PF = process.env.REACT_APP_PUBLIC_FOLDER;</text:p>
      <text:p text:style-name="P120">const likeHandler = () =&gt;{</text:p>
      <text:p text:style-name="P120">setLike(isLiked ? like-1 : like+1);</text:p>
      <text:p text:style-name="P120">setIsLiked(!isLiked);</text:p>
      <text:p text:style-name="P120">}</text:p>
      <text:p text:style-name="P186"/>
      <text:p text:style-name="P120">useEffect(()=&gt;{</text:p>
      <text:p text:style-name="P120">const fetchUser = async ()=&gt;{</text:p>
      <text:p text:style-name="P120">const res = await axios.get(`users/${post.userId}`)</text:p>
      <text:p text:style-name="P120">setUser(res.data);</text:p>
      <text:p text:style-name="P120">}</text:p>
      <text:p text:style-name="P120">fetchUser();</text:p>
      <text:p text:style-name="P120">},[]);</text:p>
      <text:p text:style-name="P186"/>
      <text:p text:style-name="P120">return (</text:p>
      <text:p text:style-name="P120">&lt;div className='post'&gt;</text:p>
      <text:p text:style-name="P120">&lt;div className="postWrapper"&gt;</text:p>
      <text:p text:style-name="P120">&lt;div className="postTop"&gt;</text:p>
      <text:p text:style-name="P120">&lt;div className="postTopLeft"&gt;</text:p>
      <text:p text:style-name="P120">&lt;img src={user.profilePicture || `${PF}Person/priyam.jpg`} alt="" className="postProfileImg" /&gt;</text:p>
      <text:p text:style-name="P120">&lt;span className="postUserName"&gt;{user.username}&lt;/span&gt;</text:p>
      <text:p text:style-name="P120">&lt;span className="postDate"&gt;{post.date}&lt;/span&gt;</text:p>
      <text:p text:style-name="P120">&lt;/div&gt;</text:p>
      <text:p text:style-name="P120">&lt;div className="postTopRight"&gt;</text:p>
      <text:p text:style-name="P120">&lt;MoreVertIcon/&gt;</text:p>
      <text:p text:style-name="P120">&lt;/div&gt;</text:p>
      <text:p text:style-name="P120">&lt;/div&gt;</text:p>
      <text:p text:style-name="P120">&lt;div className="postCenter"&gt;</text:p>
      <text:p text:style-name="P120">&lt;span className="postText"&gt;{post?.desc}&lt;/span&gt;</text:p>
      <text:p text:style-name="P267"><text:span text:style-name="T19">&lt;img src={PF+post.</text:span><text:span text:style-name="T20">img</text:span><text:span text:style-name="T19">} alt="" className="postImg" /&gt;</text:span></text:p>
      <text:p text:style-name="P120">&lt;/div&gt;</text:p>
      <text:p text:style-name="P120">&lt;div className="postBottom"&gt;</text:p>
      <text:p text:style-name="P120">&lt;div className="postBottomLeft"&gt;</text:p>
      <text:p text:style-name="P120">&lt;img src={`${PF}Posts/Like.png`} alt="" onClick={likeHandler} className="likeIcon" /&gt;</text:p>
      <text:p text:style-name="P120">&lt;img src={`${PF }Posts/Heart.png`} alt="" className="likeIcon" /&gt;</text:p>
      <text:p text:style-name="P120">&lt;span className="likedText"&gt;{like} people liked it&lt;/span&gt;</text:p>
      <text:p text:style-name="P120">&lt;/div&gt;</text:p>
      <text:p text:style-name="P120">&lt;div className="postBottomRight"&gt;</text:p>
      <text:p text:style-name="P120"><text:soft-page-break/>&lt;span className="postCommentText"&gt;{post.Comments} comments&lt;/span&gt;</text:p>
      <text:p text:style-name="P120">&lt;/div&gt;</text:p>
      <text:p text:style-name="P120">&lt;/div&gt;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Post;</text:p>
      <text:p text:style-name="P65"/>
      <text:p text:style-name="P219"/>
      <text:p text:style-name="P220">so here we have used <text:span text:style-name="T11">{user.profilePicture || `${PF}Person/priyam.jpg`} in src. </text:span></text:p>
      <text:p text:style-name="P97"/>
      <text:p text:style-name="P97"/>
      <text:p text:style-name="P98"/>
      <text:p text:style-name="P221"><text:span text:style-name="T11">We can add the package </text:span><text:span text:style-name="T12">timeago.js</text:span><text:span text:style-name="T11"> to use its format to change date to times ago.</text:span></text:p>
      <text:p text:style-name="P99"/>
      <text:p text:style-name="P99"/>
      <text:p text:style-name="P27">t<text:span text:style-name="T48">imeago</text:span>.js</text:p>
      <text:p text:style-name="P27"/>
      <text:p text:style-name="P227">npm install timeago.js</text:p>
      <text:p text:style-name="P227"/>
      <text:p text:style-name="P227"/>
      <text:p text:style-name="P228">we can use <text:span text:style-name="T2">format</text:span> method of timeago.js</text:p>
      <text:p text:style-name="P228"/>
      <text:p text:style-name="P228"/>
      <text:p text:style-name="P28">Post.jsx</text:p>
      <text:p text:style-name="P228"/>
      <text:p text:style-name="P90">import './post.css';</text:p>
      <text:p text:style-name="P120">import MoreVertIcon from '@mui/icons-material/MoreVert';</text:p>
      <text:p text:style-name="P120">import { useState , useEffect } from 'react';</text:p>
      <text:p text:style-name="P120">import axios from 'axios';</text:p>
      <text:p text:style-name="P120">import {format} from 'timeago.js'</text:p>
      <text:p text:style-name="P186"/>
      <text:p text:style-name="P120">const Post = ({post}) =&gt; {</text:p>
      <text:p text:style-name="P120">const [like,setLike]=useState(post.likes.length);</text:p>
      <text:p text:style-name="P120">const [isLiked,setIsLiked]=useState(false);</text:p>
      <text:p text:style-name="P120">const [user,setUser]=useState({});</text:p>
      <text:p text:style-name="P120">const PF = process.env.REACT_APP_PUBLIC_FOLDER;</text:p>
      <text:p text:style-name="P120">const likeHandler = () =&gt;{</text:p>
      <text:p text:style-name="P120">setLike(isLiked ? like-1 : like+1);</text:p>
      <text:p text:style-name="P120">setIsLiked(!isLiked);</text:p>
      <text:p text:style-name="P120">}</text:p>
      <text:p text:style-name="P186"/>
      <text:p text:style-name="P120">useEffect(()=&gt;{</text:p>
      <text:p text:style-name="P120">const fetchUser = async ()=&gt;{</text:p>
      <text:p text:style-name="P120">const res = await axios.get(`users/${post.userId}`)</text:p>
      <text:p text:style-name="P120">setUser(res.data);</text:p>
      <text:p text:style-name="P120"><text:soft-page-break/>}</text:p>
      <text:p text:style-name="P120">fetchUser();</text:p>
      <text:p text:style-name="P120">},[]);</text:p>
      <text:p text:style-name="P120">console.log(post.createdAt);</text:p>
      <text:p text:style-name="P120">return (</text:p>
      <text:p text:style-name="P120">&lt;div className='post'&gt;</text:p>
      <text:p text:style-name="P120">&lt;div className="postWrapper"&gt;</text:p>
      <text:p text:style-name="P120">&lt;div className="postTop"&gt;</text:p>
      <text:p text:style-name="P120">&lt;div className="postTopLeft"&gt;</text:p>
      <text:p text:style-name="P120">&lt;img src={user.profilePicture || `${PF}Person/priyam.jpg`} alt="" className="postProfileImg" /&gt;</text:p>
      <text:p text:style-name="P120">&lt;span className="postUserName"&gt;{user.username}&lt;/span&gt;</text:p>
      <text:p text:style-name="P120">&lt;span className="postDate"&gt;{format(post.createdAt)}&lt;/span&gt;</text:p>
      <text:p text:style-name="P120">&lt;/div&gt;</text:p>
      <text:p text:style-name="P120">&lt;div className="postTopRight"&gt;</text:p>
      <text:p text:style-name="P120">&lt;MoreVertIcon/&gt;</text:p>
      <text:p text:style-name="P120">&lt;/div&gt;</text:p>
      <text:p text:style-name="P120">&lt;/div&gt;</text:p>
      <text:p text:style-name="P120">&lt;div className="postCenter"&gt;</text:p>
      <text:p text:style-name="P120">&lt;span className="postText"&gt;{post?.desc}&lt;/span&gt;</text:p>
      <text:p text:style-name="P120">&lt;img src={PF+post.img} alt="" className="postImg" /&gt;</text:p>
      <text:p text:style-name="P120">&lt;/div&gt;</text:p>
      <text:p text:style-name="P120">&lt;div className="postBottom"&gt;</text:p>
      <text:p text:style-name="P120">&lt;div className="postBottomLeft"&gt;</text:p>
      <text:p text:style-name="P120">&lt;img src={`${PF}Posts/Like.png`} alt="" onClick={likeHandler} className="likeIcon" /&gt;</text:p>
      <text:p text:style-name="P120">&lt;img src={`${PF }Posts/Heart.png`} alt="" className="likeIcon" /&gt;</text:p>
      <text:p text:style-name="P120">&lt;span className="likedText"&gt;{like} people liked it&lt;/span&gt;</text:p>
      <text:p text:style-name="P120">&lt;/div&gt;</text:p>
      <text:p text:style-name="P120">&lt;div className="postBottomRight"&gt;</text:p>
      <text:p text:style-name="P120">&lt;span className="postCommentText"&gt;{post.Comments} comments&lt;/span&gt;</text:p>
      <text:p text:style-name="P120">&lt;/div&gt;</text:p>
      <text:p text:style-name="P120">&lt;/div&gt;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Post;</text:p>
      <text:p text:style-name="P120"/>
      <text:p text:style-name="P120"/>
      <text:p text:style-name="P120"/>
      <text:p text:style-name="P158">we need to add dependecies in useEffect so here we have a dependency post.userId <text:span text:style-name="T50">because we are using something changeable inside useEffect like some variables , we must need to add that dependency.</text:span></text:p>
      <text:p text:style-name="P158"/>
      <text:p text:style-name="P158"/>
      <text:p text:style-name="P29">Post.jsx</text:p>
      <text:p text:style-name="P229"/>
      <text:p text:style-name="P91">import './post.css';</text:p>
      <text:p text:style-name="P122">import MoreVertIcon from '@mui/icons-material/MoreVert';</text:p>
      <text:p text:style-name="P122"><text:soft-page-break/>import { useState , useEffect } from 'react';</text:p>
      <text:p text:style-name="P122">import axios from 'axios';</text:p>
      <text:p text:style-name="P122">import {format} from 'timeago.js'</text:p>
      <text:p text:style-name="P187"/>
      <text:p text:style-name="P122">const Post = ({post}) =&gt; {</text:p>
      <text:p text:style-name="P122">const [like,setLike]=useState(post.likes.length);</text:p>
      <text:p text:style-name="P122">const [isLiked,setIsLiked]=useState(false);</text:p>
      <text:p text:style-name="P122">const [user,setUser]=useState({});</text:p>
      <text:p text:style-name="P122">const PF = process.env.REACT_APP_PUBLIC_FOLDER;</text:p>
      <text:p text:style-name="P122">const likeHandler = () =&gt;{</text:p>
      <text:p text:style-name="P122">setLike(isLiked ? like-1 : like+1);</text:p>
      <text:p text:style-name="P122">setIsLiked(!isLiked);</text:p>
      <text:p text:style-name="P122">}</text:p>
      <text:p text:style-name="P187"/>
      <text:p text:style-name="P122">useEffect(()=&gt;{</text:p>
      <text:p text:style-name="P122">const fetchUser = async ()=&gt;{</text:p>
      <text:p text:style-name="P122">const res = await axios.get(`users/${post.userId}`)</text:p>
      <text:p text:style-name="P122">setUser(res.data);</text:p>
      <text:p text:style-name="P122">}</text:p>
      <text:p text:style-name="P122">fetchUser();</text:p>
      <text:p text:style-name="P122">},[<text:span text:style-name="T49">post.UserId</text:span>]);</text:p>
      <text:p text:style-name="P122">console.log(post.createdAt);</text:p>
      <text:p text:style-name="P122">return (</text:p>
      <text:p text:style-name="P122">&lt;div className='post'&gt;</text:p>
      <text:p text:style-name="P122">&lt;div className="postWrapper"&gt;</text:p>
      <text:p text:style-name="P122">&lt;div className="postTop"&gt;</text:p>
      <text:p text:style-name="P122">&lt;div className="postTopLeft"&gt;</text:p>
      <text:p text:style-name="P122">&lt;img src={user.profilePicture || `${PF}Person/priyam.jpg`} alt="" className="postProfileImg" /&gt;</text:p>
      <text:p text:style-name="P122">&lt;span className="postUserName"&gt;{user.username}&lt;/span&gt;</text:p>
      <text:p text:style-name="P122">&lt;span className="postDate"&gt;{format(post.createdAt)}&lt;/span&gt;</text:p>
      <text:p text:style-name="P122">&lt;/div&gt;</text:p>
      <text:p text:style-name="P122">&lt;div className="postTopRight"&gt;</text:p>
      <text:p text:style-name="P122">&lt;MoreVertIcon/&gt;</text:p>
      <text:p text:style-name="P122">&lt;/div&gt;</text:p>
      <text:p text:style-name="P122">&lt;/div&gt;</text:p>
      <text:p text:style-name="P122">&lt;div className="postCenter"&gt;</text:p>
      <text:p text:style-name="P122">&lt;span className="postText"&gt;{post?.desc}&lt;/span&gt;</text:p>
      <text:p text:style-name="P122">&lt;img src={PF+post.img} alt="" className="postImg" /&gt;</text:p>
      <text:p text:style-name="P122">&lt;/div&gt;</text:p>
      <text:p text:style-name="P122">&lt;div className="postBottom"&gt;</text:p>
      <text:p text:style-name="P122">&lt;div className="postBottomLeft"&gt;</text:p>
      <text:p text:style-name="P122">&lt;img src={`${PF}Posts/Like.png`} alt="" onClick={likeHandler} className="likeIcon" /&gt;</text:p>
      <text:p text:style-name="P122">&lt;img src={`${PF }Posts/Heart.png`} alt="" className="likeIcon" /&gt;</text:p>
      <text:p text:style-name="P122">&lt;span className="likedText"&gt;{like} people liked it&lt;/span&gt;</text:p>
      <text:p text:style-name="P122">&lt;/div&gt;</text:p>
      <text:p text:style-name="P122">&lt;div className="postBottomRight"&gt;</text:p>
      <text:p text:style-name="P122">&lt;span className="postCommentText"&gt;{post.Comments} comments&lt;/span&gt;</text:p>
      <text:p text:style-name="P122">&lt;/div&gt;</text:p>
      <text:p text:style-name="P122">&lt;/div&gt;</text:p>
      <text:p text:style-name="P122">&lt;/div&gt;</text:p>
      <text:p text:style-name="P122"><text:soft-page-break/>&lt;/div&gt;</text:p>
      <text:p text:style-name="P122">);</text:p>
      <text:p text:style-name="P122">}</text:p>
      <text:p text:style-name="P187"/>
      <text:p text:style-name="P91">export default Post;</text:p>
      <text:p text:style-name="P91"/>
      <text:p text:style-name="P91"/>
      <text:p text:style-name="P185">now we need to change dynamic data <text:s/>to actual data it is _id</text:p>
      <text:p text:style-name="P114"/>
      <text:p text:style-name="P21">Feed.jsx</text:p>
      <text:p text:style-name="P214"/>
      <text:p text:style-name="P86">import Post from '../Post/Post';</text:p>
      <text:p text:style-name="P123">import Share from '../Share/Share';</text:p>
      <text:p text:style-name="P123">import './feed.css'</text:p>
      <text:p text:style-name="P123">import {useState,useEffect} from 'react';</text:p>
      <text:p text:style-name="P123">import axios from 'axios';</text:p>
      <text:p text:style-name="P188"/>
      <text:p text:style-name="P123">const Feed = () =&gt; {</text:p>
      <text:p text:style-name="P123">const [posts, setPosts] = useState([]);</text:p>
      <text:p text:style-name="P188"/>
      <text:p text:style-name="P123">useEffect(()=&gt;{</text:p>
      <text:p text:style-name="P123">const fetchPost = async ()=&gt;{</text:p>
      <text:p text:style-name="P123">const res = await axios.get("/posts/timeline/63ac2aaadb625af1c953f5eb")</text:p>
      <text:p text:style-name="P123">setPosts(res.data);</text:p>
      <text:p text:style-name="P123">}</text:p>
      <text:p text:style-name="P123">fetchPost();</text:p>
      <text:p text:style-name="P123">},[]);</text:p>
      <text:p text:style-name="P188"/>
      <text:p text:style-name="P123">return (</text:p>
      <text:p text:style-name="P123">&lt;div className='feed'&gt;</text:p>
      <text:p text:style-name="P123">&lt;div className="feedWrapper"&gt;</text:p>
      <text:p text:style-name="P123">&lt;Share/&gt;</text:p>
      <text:p text:style-name="P123">{posts.map(p=&gt;(</text:p>
      <text:p text:style-name="P123">&lt;Post key={p._id} post={p}/&gt;</text:p>
      <text:p text:style-name="P123">))}</text:p>
      <text:p text:style-name="P123">&lt;/div&gt;</text:p>
      <text:p text:style-name="P123">&lt;/div&gt;</text:p>
      <text:p text:style-name="P123">);</text:p>
      <text:p text:style-name="P123">}</text:p>
      <text:p text:style-name="P188"/>
      <text:p text:style-name="P92">export default Feed;</text:p>
      <text:p text:style-name="P100"/>
      <text:p text:style-name="P100"/>
      <text:p text:style-name="P100"/>
      <text:p text:style-name="P163">we can use Link <text:span text:style-name="T51">to redirect to profile page.</text:span></text:p>
      <text:p text:style-name="P101"/>
      <text:p text:style-name="P30">Post.jsx</text:p>
      <text:p text:style-name="P230"/>
      <text:p text:style-name="P93">import './post.css';</text:p>
      <text:p text:style-name="P124">import MoreVertIcon from '@mui/icons-material/MoreVert';</text:p>
      <text:p text:style-name="P124"><text:soft-page-break/>import { useState , useEffect } from 'react';</text:p>
      <text:p text:style-name="P124">import axios from 'axios';</text:p>
      <text:p text:style-name="P124">import {format} from 'timeago.js';</text:p>
      <text:p text:style-name="P133">import {Link} from ‘react-router-dom’;</text:p>
      <text:p text:style-name="P189"/>
      <text:p text:style-name="P124">const Post = ({post}) =&gt; {</text:p>
      <text:p text:style-name="P124">const [like,setLike]=useState(post.likes.length);</text:p>
      <text:p text:style-name="P124">const [isLiked,setIsLiked]=useState(false);</text:p>
      <text:p text:style-name="P124">const [user,setUser]=useState({});</text:p>
      <text:p text:style-name="P124">const PF = process.env.REACT_APP_PUBLIC_FOLDER;</text:p>
      <text:p text:style-name="P124">const likeHandler = () =&gt;{</text:p>
      <text:p text:style-name="P124">setLike(isLiked ? like-1 : like+1);</text:p>
      <text:p text:style-name="P124">setIsLiked(!isLiked);</text:p>
      <text:p text:style-name="P124">}</text:p>
      <text:p text:style-name="P189"/>
      <text:p text:style-name="P124">useEffect(()=&gt;{</text:p>
      <text:p text:style-name="P124">const fetchUser = async ()=&gt;{</text:p>
      <text:p text:style-name="P124">const res = await axios.get(`users/${post.userId}`)</text:p>
      <text:p text:style-name="P124">setUser(res.data);</text:p>
      <text:p text:style-name="P124">}</text:p>
      <text:p text:style-name="P124">fetchUser();</text:p>
      <text:p text:style-name="P124">},[<text:span text:style-name="T49">post.UserId</text:span>]);</text:p>
      <text:p text:style-name="P124">console.log(post.createdAt);</text:p>
      <text:p text:style-name="P124">return (</text:p>
      <text:p text:style-name="P124">&lt;div className='post'&gt;</text:p>
      <text:p text:style-name="P124">&lt;div className="postWrapper"&gt;</text:p>
      <text:p text:style-name="P124">&lt;div className="postTop"&gt;</text:p>
      <text:p text:style-name="P124">&lt;div className="postTopLeft"&gt;</text:p>
      <text:p text:style-name="P135">&lt;Link to = {`profile/<text:span text:style-name="T52">${user.username}</text:span>`}<text:span text:style-name="T53">&gt;</text:span></text:p>
      <text:p text:style-name="P124">&lt;img src={user.profilePicture || `${PF}Person/priyam.jpg`} alt="" className="postProfileImg" /&gt;</text:p>
      <text:p text:style-name="P137">&lt;/Link<text:span text:style-name="T54">&gt;</text:span></text:p>
      <text:p text:style-name="P124">&lt;span className="postUserName"&gt;{user.username}&lt;/span&gt;</text:p>
      <text:p text:style-name="P124">&lt;span className="postDate"&gt;{format(post.createdAt)}&lt;/span&gt;</text:p>
      <text:p text:style-name="P124">&lt;/div&gt;</text:p>
      <text:p text:style-name="P124">&lt;div className="postTopRight"&gt;</text:p>
      <text:p text:style-name="P124">&lt;MoreVertIcon/&gt;</text:p>
      <text:p text:style-name="P124">&lt;/div&gt;</text:p>
      <text:p text:style-name="P124">&lt;/div&gt;</text:p>
      <text:p text:style-name="P124">&lt;div className="postCenter"&gt;</text:p>
      <text:p text:style-name="P124">&lt;span className="postText"&gt;{post?.desc}&lt;/span&gt;</text:p>
      <text:p text:style-name="P124">&lt;img src={PF+post.img} alt="" className="postImg" /&gt;</text:p>
      <text:p text:style-name="P124">&lt;/div&gt;</text:p>
      <text:p text:style-name="P124">&lt;div className="postBottom"&gt;</text:p>
      <text:p text:style-name="P124">&lt;div className="postBottomLeft"&gt;</text:p>
      <text:p text:style-name="P124">&lt;img src={`${PF}Posts/Like.png`} alt="" onClick={likeHandler} className="likeIcon" /&gt;</text:p>
      <text:p text:style-name="P124">&lt;img src={`${PF }Posts/Heart.png`} alt="" className="likeIcon" /&gt;</text:p>
      <text:p text:style-name="P124">&lt;span className="likedText"&gt;{like} people liked it&lt;/span&gt;</text:p>
      <text:p text:style-name="P124">&lt;/div&gt;</text:p>
      <text:p text:style-name="P124">&lt;div className="postBottomRight"&gt;</text:p>
      <text:p text:style-name="P124">&lt;span className="postCommentText"&gt;{post.Comments} comments&lt;/span&gt;</text:p>
      <text:p text:style-name="P124"><text:soft-page-break/>&lt;/div&gt;</text:p>
      <text:p text:style-name="P124">&lt;/div&gt;</text:p>
      <text:p text:style-name="P124">&lt;/div&gt;</text:p>
      <text:p text:style-name="P124">&lt;/div&gt;</text:p>
      <text:p text:style-name="P124">);</text:p>
      <text:p text:style-name="P124">}</text:p>
      <text:p text:style-name="P189"/>
      <text:p text:style-name="P93">export default Post;</text:p>
      <text:p text:style-name="P93"/>
      <text:p text:style-name="P93"/>
      <text:p text:style-name="P171">now we have different feed pages for both timeline and profile page.</text:p>
      <text:p text:style-name="P165"/>
      <text:p text:style-name="P164"/>
      <text:p text:style-name="P164"/>
      <text:p text:style-name="P57">Profile.jsx</text:p>
      <text:p text:style-name="P164"/>
      <text:p text:style-name="P164"/>
      <text:p text:style-name="P70">import Feed from "../../components/Feed/Feed"</text:p>
      <text:p text:style-name="P120">import Rightbar from "../../components/Rightbar/Rightbar";</text:p>
      <text:p text:style-name="P120">import Sidebar from "../../components/Sidebar/Sidebar";</text:p>
      <text:p text:style-name="P120">import Topbar from "../../components/Topbar/Topbar";</text:p>
      <text:p text:style-name="P120">import './profile.css';</text:p>
      <text:p text:style-name="P186"/>
      <text:p text:style-name="P120">const Profile = () =&gt; {</text:p>
      <text:p text:style-name="P120">const PF = process.env.REACT_APP_PUBLIC_FOLDER;</text:p>
      <text:p text:style-name="P186"/>
      <text:p text:style-name="P120">return (</text:p>
      <text:p text:style-name="P120">&lt;&gt;</text:p>
      <text:p text:style-name="P120">&lt;Topbar/&gt;</text:p>
      <text:p text:style-name="P120">&lt;div className="profile"&gt;</text:p>
      <text:p text:style-name="P120">&lt;Sidebar/&gt;</text:p>
      <text:p text:style-name="P120">&lt;div className="profileRight"&gt;</text:p>
      <text:p text:style-name="P120">&lt;div className="profileRightTop"&gt;</text:p>
      <text:p text:style-name="P120">&lt;div className="profileCover"&gt;</text:p>
      <text:p text:style-name="P120">&lt;img src={<text:span text:style-name="T55">`${PF}Post/3.jpeg`</text:span>} alt="" className="profileCoverImg" /&gt;</text:p>
      <text:p text:style-name="P120">&lt;img src={<text:span text:style-name="T56">`${PF}Person/priyam.jpg`</text:span>} alt="" className="profileUserImg" /&gt;</text:p>
      <text:p text:style-name="P120">&lt;/div&gt;</text:p>
      <text:p text:style-name="P120">&lt;div className="profileInfo"&gt;</text:p>
      <text:p text:style-name="P120">&lt;h4 className="profileInfoName"&gt;<text:span text:style-name="T57">Priyam Agarwal</text:span>&lt;/h4&gt;</text:p>
      <text:p text:style-name="P267"><text:span text:style-name="T19">&lt;span className="profileInfoDesc"&gt;</text:span><text:span text:style-name="T21">Hi There!!!</text:span><text:span text:style-name="T19">&lt;/span&gt;</text:span></text:p>
      <text:p text:style-name="P120">&lt;/div&gt;</text:p>
      <text:p text:style-name="P120">&lt;/div&gt;</text:p>
      <text:p text:style-name="P120">&lt;div className="profileRightBottom"&gt;</text:p>
      <text:p text:style-name="P120">&lt;Feed /&gt;</text:p>
      <text:p text:style-name="P120">&lt;Rightbar <text:span text:style-name="T58">profile</text:span>/&gt;</text:p>
      <text:p text:style-name="P120">&lt;/div&gt;</text:p>
      <text:p text:style-name="P120">&lt;/div&gt;</text:p>
      <text:p text:style-name="P120">&lt;/div&gt;</text:p>
      <text:p text:style-name="P120">&lt;/&gt;</text:p>
      <text:p text:style-name="P120">);</text:p>
      <text:p text:style-name="P128"><text:soft-page-break/>}</text:p>
      <text:p text:style-name="P186"/>
      <text:p text:style-name="P120">export default Profile;</text:p>
      <text:p text:style-name="P120"/>
      <text:p text:style-name="P120"/>
      <text:p text:style-name="P170">so now we need to pass username in profile page in feed component. </text:p>
      <text:p text:style-name="P120"/>
      <text:p text:style-name="P120"/>
      <text:p text:style-name="P58">Profile.jsx</text:p>
      <text:p text:style-name="P166"/>
      <text:p text:style-name="P166"/>
      <text:p text:style-name="P71">import Feed from "../../components/Feed/Feed"</text:p>
      <text:p text:style-name="P129">import Rightbar from "../../components/Rightbar/Rightbar";</text:p>
      <text:p text:style-name="P129">import Sidebar from "../../components/Sidebar/Sidebar";</text:p>
      <text:p text:style-name="P129">import Topbar from "../../components/Topbar/Topbar";</text:p>
      <text:p text:style-name="P129">import './profile.css';</text:p>
      <text:p text:style-name="P193"/>
      <text:p text:style-name="P129">const Profile = () =&gt; {</text:p>
      <text:p text:style-name="P129">const PF = process.env.REACT_APP_PUBLIC_FOLDER;</text:p>
      <text:p text:style-name="P193"/>
      <text:p text:style-name="P129">return (</text:p>
      <text:p text:style-name="P129">&lt;&gt;</text:p>
      <text:p text:style-name="P129">&lt;Topbar/&gt;</text:p>
      <text:p text:style-name="P129">&lt;div className="profile"&gt;</text:p>
      <text:p text:style-name="P129">&lt;Sidebar/&gt;</text:p>
      <text:p text:style-name="P129">&lt;div className="profileRight"&gt;</text:p>
      <text:p text:style-name="P129">&lt;div className="profileRightTop"&gt;</text:p>
      <text:p text:style-name="P129">&lt;div className="profileCover"&gt;</text:p>
      <text:p text:style-name="P129">&lt;img src={<text:span text:style-name="T55">`${PF}Post/3.jpeg`</text:span>} alt="" className="profileCoverImg" /&gt;</text:p>
      <text:p text:style-name="P129">&lt;img src={<text:span text:style-name="T56">`${PF}Person/priyam.jpg`</text:span>} alt="" className="profileUserImg" /&gt;</text:p>
      <text:p text:style-name="P129">&lt;/div&gt;</text:p>
      <text:p text:style-name="P129">&lt;div className="profileInfo"&gt;</text:p>
      <text:p text:style-name="P129">&lt;h4 className="profileInfoName"&gt;<text:span text:style-name="T57">Priyam Agarwal</text:span>&lt;/h4&gt;</text:p>
      <text:p text:style-name="P268"><text:span text:style-name="T19">&lt;span className="profileInfoDesc"&gt;</text:span><text:span text:style-name="T21">Hi There!!!</text:span><text:span text:style-name="T19">&lt;/span&gt;</text:span></text:p>
      <text:p text:style-name="P129">&lt;/div&gt;</text:p>
      <text:p text:style-name="P129">&lt;/div&gt;</text:p>
      <text:p text:style-name="P129">&lt;div className="profileRightBottom"&gt;</text:p>
      <text:p text:style-name="P129">&lt;Feed <text:span text:style-name="T59">username=”raj”</text:span> /&gt;</text:p>
      <text:p text:style-name="P129">&lt;Rightbar <text:span text:style-name="T58">profile</text:span>/&gt;</text:p>
      <text:p text:style-name="P129">&lt;/div&gt;</text:p>
      <text:p text:style-name="P129">&lt;/div&gt;</text:p>
      <text:p text:style-name="P129">&lt;/div&gt;</text:p>
      <text:p text:style-name="P129">&lt;/&gt;</text:p>
      <text:p text:style-name="P129">);</text:p>
      <text:p text:style-name="P129">}</text:p>
      <text:p text:style-name="P193"/>
      <text:p text:style-name="P71">export default Profile;</text:p>
      <text:p text:style-name="P71"/>
      <text:p text:style-name="P71"/>
      <text:p text:style-name="P71"/>
      <text:p text:style-name="P172"><text:soft-page-break/>so after that feed component gonna take this props <text:span text:style-name="T61">and its gonna decide okay i am not in homepage,</text:span><text:span text:style-name="T62">its profile page</text:span></text:p>
      <text:p text:style-name="P172"/>
      <text:p text:style-name="P172"/>
      <text:p text:style-name="P22">Feed.jsx</text:p>
      <text:p text:style-name="P215"/>
      <text:p text:style-name="P87">import Post from '../Post/Post';</text:p>
      <text:p text:style-name="P125">import Share from '../Share/Share';</text:p>
      <text:p text:style-name="P125">import './feed.css'</text:p>
      <text:p text:style-name="P125">import {useState,useEffect} from 'react';</text:p>
      <text:p text:style-name="P125">import axios from 'axios';</text:p>
      <text:p text:style-name="P190"/>
      <text:p text:style-name="P125">const Feed = (<text:span text:style-name="T60">{username}</text:span>) =&gt; {</text:p>
      <text:p text:style-name="P125">const [posts, setPosts] = useState([]);</text:p>
      <text:p text:style-name="P190"/>
      <text:p text:style-name="P125">useEffect(()=&gt;{</text:p>
      <text:p text:style-name="P125">const fetchPost = async ()=&gt;{</text:p>
      <text:p text:style-name="P125">const res = <text:span text:style-name="T63">username ? Todo :</text:span> await axios.get("/posts/timeline/63ac2aaadb625af1c953f5eb")</text:p>
      <text:p text:style-name="P125">setPosts(res.data);</text:p>
      <text:p text:style-name="P125">}</text:p>
      <text:p text:style-name="P125">fetchPost();</text:p>
      <text:p text:style-name="P125">},[]);</text:p>
      <text:p text:style-name="P190"/>
      <text:p text:style-name="P125">return (</text:p>
      <text:p text:style-name="P125">&lt;div className='feed'&gt;</text:p>
      <text:p text:style-name="P125">&lt;div className="feedWrapper"&gt;</text:p>
      <text:p text:style-name="P125">&lt;Share/&gt;</text:p>
      <text:p text:style-name="P125">{posts.map(p=&gt;(</text:p>
      <text:p text:style-name="P125">&lt;Post key={p._id} post={p}/&gt;</text:p>
      <text:p text:style-name="P125">))}</text:p>
      <text:p text:style-name="P125">&lt;/div&gt;</text:p>
      <text:p text:style-name="P125">&lt;/div&gt;</text:p>
      <text:p text:style-name="P125">);</text:p>
      <text:p text:style-name="P125">}</text:p>
      <text:p text:style-name="P190"/>
      <text:p text:style-name="P94">export default Feed;</text:p>
      <text:p text:style-name="P102"/>
      <text:p text:style-name="P102"/>
      <text:p text:style-name="P102"/>
      <text:p text:style-name="P173">now we need to create an api for get user’s all post.</text:p>
      <text:p text:style-name="P173"/>
      <text:p text:style-name="P173"/>
      <text:p text:style-name="P32">Posts.js</text:p>
      <text:p text:style-name="P173"/>
      <text:p text:style-name="P75">//get user's all posts</text:p>
      <text:p text:style-name="P120">router.get("/profile/:username", async (req,res)=&gt;{</text:p>
      <text:p text:style-name="P120">try{</text:p>
      <text:p text:style-name="P120">const user = await User.findOne({username: req.params.username});</text:p>
      <text:p text:style-name="P120">const posts = await Post.find({userId: user._id});</text:p>
      <text:p text:style-name="P120"><text:soft-page-break/>res.status(200).json(posts);</text:p>
      <text:p text:style-name="P120">}catch(err){</text:p>
      <text:p text:style-name="P120">res.status(500).json(err);</text:p>
      <text:p text:style-name="P120">}</text:p>
      <text:p text:style-name="P120">})</text:p>
      <text:p text:style-name="P173"/>
      <text:p text:style-name="P173"/>
      <text:p text:style-name="P269"><text:span text:style-name="T30">so now we can use this api in our </text:span><text:span text:style-name="T31">Feed Component</text:span></text:p>
      <text:p text:style-name="P174"/>
      <text:p text:style-name="P174"/>
      <text:p text:style-name="P23">Feed.jsx</text:p>
      <text:p text:style-name="P216"/>
      <text:p text:style-name="P88">import Post from '../Post/Post';</text:p>
      <text:p text:style-name="P126">import Share from '../Share/Share';</text:p>
      <text:p text:style-name="P126">import './feed.css'</text:p>
      <text:p text:style-name="P126">import {useState,useEffect} from 'react';</text:p>
      <text:p text:style-name="P126">import axios from 'axios';</text:p>
      <text:p text:style-name="P191"/>
      <text:p text:style-name="P126">const Feed = (<text:span text:style-name="T60">{username}</text:span>) =&gt; {</text:p>
      <text:p text:style-name="P126">const [posts, setPosts] = useState([]);</text:p>
      <text:p text:style-name="P191"/>
      <text:p text:style-name="P126">useEffect(()=&gt;{</text:p>
      <text:p text:style-name="P126">const fetchPost = async ()=&gt;{</text:p>
      <text:p text:style-name="P270"><text:span text:style-name="T19">const res = </text:span><text:span text:style-name="T22">username ? await axios.get(</text:span><text:span text:style-name="T23">`</text:span><text:span text:style-name="T22">/posts/</text:span><text:span text:style-name="T23">profile/${</text:span><text:span text:style-name="T24">username</text:span><text:span text:style-name="T23">}`</text:span><text:span text:style-name="T22">) :</text:span><text:span text:style-name="T19"> await axios.get("/posts/timeline/63ac2aaadb625af1c953f5eb")</text:span></text:p>
      <text:p text:style-name="P126">setPosts(res.data);</text:p>
      <text:p text:style-name="P126">}</text:p>
      <text:p text:style-name="P126">fetchPost();</text:p>
      <text:p text:style-name="P126">},[<text:span text:style-name="T64">username</text:span>]);</text:p>
      <text:p text:style-name="P191"/>
      <text:p text:style-name="P126">return (</text:p>
      <text:p text:style-name="P126">&lt;div className='feed'&gt;</text:p>
      <text:p text:style-name="P126">&lt;div className="feedWrapper"&gt;</text:p>
      <text:p text:style-name="P126">&lt;Share/&gt;</text:p>
      <text:p text:style-name="P126">{posts.map(p=&gt;(</text:p>
      <text:p text:style-name="P126">&lt;Post key={p._id} post={p}/&gt;</text:p>
      <text:p text:style-name="P126">))}</text:p>
      <text:p text:style-name="P126">&lt;/div&gt;</text:p>
      <text:p text:style-name="P126">&lt;/div&gt;</text:p>
      <text:p text:style-name="P126">);</text:p>
      <text:p text:style-name="P126">}</text:p>
      <text:p text:style-name="P191"/>
      <text:p text:style-name="P96">export default Feed;</text:p>
      <text:p text:style-name="P96"/>
      <text:p text:style-name="P96"/>
      <text:p text:style-name="P175">now we have one problem here what we can do is <text:span text:style-name="T65">we can add / where we forget to add in api</text:span></text:p>
      <text:p text:style-name="P103"/>
      <text:p text:style-name="P31">Post.jsx</text:p>
      <text:p text:style-name="P231"/>
      <text:p text:style-name="P95"><text:soft-page-break/>import './post.css';</text:p>
      <text:p text:style-name="P127">import MoreVertIcon from '@mui/icons-material/MoreVert';</text:p>
      <text:p text:style-name="P127">import { useState , useEffect } from 'react';</text:p>
      <text:p text:style-name="P127">import axios from 'axios';</text:p>
      <text:p text:style-name="P127">import {format} from 'timeago.js';</text:p>
      <text:p text:style-name="P134">import {Link} from ‘react-router-dom’;</text:p>
      <text:p text:style-name="P192"/>
      <text:p text:style-name="P127">const Post = ({post}) =&gt; {</text:p>
      <text:p text:style-name="P127">const [like,setLike]=useState(post.likes.length);</text:p>
      <text:p text:style-name="P127">const [isLiked,setIsLiked]=useState(false);</text:p>
      <text:p text:style-name="P127">const [user,setUser]=useState({});</text:p>
      <text:p text:style-name="P127">const PF = process.env.REACT_APP_PUBLIC_FOLDER;</text:p>
      <text:p text:style-name="P127">const likeHandler = () =&gt;{</text:p>
      <text:p text:style-name="P127">setLike(isLiked ? like-1 : like+1);</text:p>
      <text:p text:style-name="P127">setIsLiked(!isLiked);</text:p>
      <text:p text:style-name="P127">}</text:p>
      <text:p text:style-name="P192"/>
      <text:p text:style-name="P127">useEffect(()=&gt;{</text:p>
      <text:p text:style-name="P127">const fetchUser = async ()=&gt;{</text:p>
      <text:p text:style-name="P127">const res = await axios.get(`users/${post.userId}`)</text:p>
      <text:p text:style-name="P127">setUser(res.data);</text:p>
      <text:p text:style-name="P127">}</text:p>
      <text:p text:style-name="P127">fetchUser();</text:p>
      <text:p text:style-name="P127">},[<text:span text:style-name="T49">post.UserId</text:span>]);</text:p>
      <text:p text:style-name="P127">console.log(post.createdAt);</text:p>
      <text:p text:style-name="P127">return (</text:p>
      <text:p text:style-name="P127">&lt;div className='post'&gt;</text:p>
      <text:p text:style-name="P127">&lt;div className="postWrapper"&gt;</text:p>
      <text:p text:style-name="P127">&lt;div className="postTop"&gt;</text:p>
      <text:p text:style-name="P127">&lt;div className="postTopLeft"&gt;</text:p>
      <text:p text:style-name="P136">&lt;Link to = {`profile/<text:span text:style-name="T52">${user.username}</text:span>`}<text:span text:style-name="T53">&gt;</text:span></text:p>
      <text:p text:style-name="P127">&lt;img src={user.profilePicture || `${PF}Person/priyam.jpg`} alt="" className="postProfileImg" /&gt;</text:p>
      <text:p text:style-name="P138">&lt;/Link<text:span text:style-name="T54">&gt;</text:span></text:p>
      <text:p text:style-name="P127">&lt;span className="postUserName"&gt;{user.username}&lt;/span&gt;</text:p>
      <text:p text:style-name="P127">&lt;span className="postDate"&gt;{format(post.createdAt)}&lt;/span&gt;</text:p>
      <text:p text:style-name="P127">&lt;/div&gt;</text:p>
      <text:p text:style-name="P127">&lt;div className="postTopRight"&gt;</text:p>
      <text:p text:style-name="P127">&lt;MoreVertIcon/&gt;</text:p>
      <text:p text:style-name="P127">&lt;/div&gt;</text:p>
      <text:p text:style-name="P127">&lt;/div&gt;</text:p>
      <text:p text:style-name="P127">&lt;div className="postCenter"&gt;</text:p>
      <text:p text:style-name="P127">&lt;span className="postText"&gt;{post?.desc}&lt;/span&gt;</text:p>
      <text:p text:style-name="P127">&lt;img src={PF+post.img} alt="" className="postImg" /&gt;</text:p>
      <text:p text:style-name="P127">&lt;/div&gt;</text:p>
      <text:p text:style-name="P127">&lt;div className="postBottom"&gt;</text:p>
      <text:p text:style-name="P127">&lt;div className="postBottomLeft"&gt;</text:p>
      <text:p text:style-name="P127">&lt;img src={`${PF}Posts/Like.png`} alt="" onClick={likeHandler} className="likeIcon" /&gt;</text:p>
      <text:p text:style-name="P127">&lt;img src={`${PF }Posts/Heart.png`} alt="" className="likeIcon" /&gt;</text:p>
      <text:p text:style-name="P127">&lt;span className="likedText"&gt;{like} people liked it&lt;/span&gt;</text:p>
      <text:p text:style-name="P127">&lt;/div&gt;</text:p>
      <text:p text:style-name="P127"><text:soft-page-break/>&lt;div className="postBottomRight"&gt;</text:p>
      <text:p text:style-name="P127">&lt;span className="postCommentText"&gt;{post.Comments} comments&lt;/span&gt;</text:p>
      <text:p text:style-name="P127">&lt;/div&gt;</text:p>
      <text:p text:style-name="P127">&lt;/div&gt;</text:p>
      <text:p text:style-name="P127">&lt;/div&gt;</text:p>
      <text:p text:style-name="P127">&lt;/div&gt;</text:p>
      <text:p text:style-name="P127">);</text:p>
      <text:p text:style-name="P127">}</text:p>
      <text:p text:style-name="P192"/>
      <text:p text:style-name="P95">export default Post;</text:p>
      <text:p text:style-name="P95"/>
      <text:p text:style-name="P95"/>
      <text:p text:style-name="P176">so now what’s the difference as you can see we fetched here with userId <text:span text:style-name="T66">but we don’t have any uderId here, we can reach only this username.</text:span></text:p>
      <text:p text:style-name="P104"/>
      <text:p text:style-name="P105">So what i can do is <text:span text:style-name="T67">going to api</text:span></text:p>
      <text:p text:style-name="P105"/>
      <text:p text:style-name="P105"/>
      <text:p text:style-name="P177">and in this route here we fetch our user according to id. <text:span text:style-name="T68">So instead o parameter i am going to write here a query.</text:span></text:p>
      <text:p text:style-name="P177"/>
      <text:p text:style-name="P177"/>
      <text:p text:style-name="P277">Users.js</text:p>
      <text:p text:style-name="P177"/>
      <text:p text:style-name="P76">//get a user</text:p>
      <text:p text:style-name="P120">router.get("/",async (req,res)=&gt;{</text:p>
      <text:p text:style-name="P120">const userId = req.query.userId;</text:p>
      <text:p text:style-name="P120">const username = req.query.username;</text:p>
      <text:p text:style-name="P120">try{</text:p>
      <text:p text:style-name="P120">const user = userId ? await User.findById(userId) : await User.findOne({username : username});</text:p>
      <text:p text:style-name="P120">const {password,updatedAt,...others}=user._doc;</text:p>
      <text:p text:style-name="P120">res.status(200).json(others); </text:p>
      <text:p text:style-name="P120">}catch(err){</text:p>
      <text:p text:style-name="P120">res.status(500).json(err);</text:p>
      <text:p text:style-name="P120">}</text:p>
      <text:p text:style-name="P120">})</text:p>
      <text:p text:style-name="P65"/>
      <text:p text:style-name="P159">now we can write like </text:p>
      <text:p text:style-name="P159"/>
      <text:p text:style-name="P159">localhost:8800/users?userId=43983873</text:p>
      <text:p text:style-name="P159"/>
      <text:p text:style-name="P160">or </text:p>
      <text:p text:style-name="P160"/>
      <text:p text:style-name="P160">localhost:8800/users?username=raj</text:p>
      <text:p text:style-name="P160"/>
      <text:p text:style-name="P160"/>
      <text:p text:style-name="P139">now i can use this in profile pag<text:span text:style-name="T69">e and we can give actual values to profileName and desc</text:span></text:p>
      <text:p text:style-name="P139"/>
      <text:p text:style-name="P139"/>
      <text:p text:style-name="P59"><text:soft-page-break/>Profile.jsx</text:p>
      <text:p text:style-name="P167"/>
      <text:p text:style-name="P167"/>
      <text:p text:style-name="P72">import Feed from "../../components/Feed/Feed"</text:p>
      <text:p text:style-name="P130">import Rightbar from "../../components/Rightbar/Rightbar";</text:p>
      <text:p text:style-name="P130">import Sidebar from "../../components/Sidebar/Sidebar";</text:p>
      <text:p text:style-name="P130">import Topbar from "../../components/Topbar/Topbar";</text:p>
      <text:p text:style-name="P130">import './profile.css';</text:p>
      <text:p text:style-name="P194"/>
      <text:p text:style-name="P130">const Profile = () =&gt; {</text:p>
      <text:p text:style-name="P130">const PF = process.env.REACT_APP_PUBLIC_FOLDER;</text:p>
      <text:p text:style-name="P140">const [user, setUser] = useState({});</text:p>
      <text:p text:style-name="P140"/>
      <text:p text:style-name="P143">useEffect(()=&gt;{</text:p>
      <text:p text:style-name="P197"><text:span text:style-name="T13"><text:s text:c="4"/></text:span><text:span text:style-name="T14">const fetchUser = async ()=&gt;{</text:span></text:p>
      <text:p text:style-name="P272"><text:span text:style-name="T25"><text:s text:c="8"/></text:span><text:span text:style-name="T26">const res = await axios.get(`/users?username=</text:span><text:span text:style-name="T27">raj</text:span><text:span text:style-name="T26">`);</text:span></text:p>
      <text:p text:style-name="P146"><text:s text:c="8"/>setUser(res.data); </text:p>
      <text:p text:style-name="P198"><text:span text:style-name="T14"><text:s text:c="4"/></text:span><text:span text:style-name="T15">};</text:span></text:p>
      <text:p text:style-name="P146"><text:s text:c="4"/>fetchUser();</text:p>
      <text:p text:style-name="P201"><text:span text:style-name="T15">},</text:span><text:span text:style-name="T13">[]);</text:span></text:p>
      <text:p text:style-name="P194"/>
      <text:p text:style-name="P130">return (</text:p>
      <text:p text:style-name="P130">&lt;&gt;</text:p>
      <text:p text:style-name="P130">&lt;Topbar/&gt;</text:p>
      <text:p text:style-name="P130">&lt;div className="profile"&gt;</text:p>
      <text:p text:style-name="P130">&lt;Sidebar/&gt;</text:p>
      <text:p text:style-name="P130">&lt;div className="profileRight"&gt;</text:p>
      <text:p text:style-name="P130">&lt;div className="profileRightTop"&gt;</text:p>
      <text:p text:style-name="P130">&lt;div className="profileCover"&gt;</text:p>
      <text:p text:style-name="P130">&lt;img src={<text:span text:style-name="T55">`${PF}Post/3.jpeg`</text:span>} alt="" className="profileCoverImg" /&gt;</text:p>
      <text:p text:style-name="P130">&lt;img src={<text:span text:style-name="T56">`${PF}Person/priyam.jpg`</text:span>} alt="" className="profileUserImg" /&gt;</text:p>
      <text:p text:style-name="P130">&lt;/div&gt;</text:p>
      <text:p text:style-name="P130">&lt;div className="profileInfo"&gt;</text:p>
      <text:p text:style-name="P130">&lt;h4 className="profileInfoName"&gt;<text:span text:style-name="T70">{user.</text:span><text:span text:style-name="T71">user</text:span><text:span text:style-name="T70">name}</text:span>&lt;/h4&gt;</text:p>
      <text:p text:style-name="P271"><text:span text:style-name="T19">&lt;span className="profileInfoDesc"&gt;</text:span><text:span text:style-name="T28">{user.desc}</text:span><text:span text:style-name="T19">&lt;/span&gt;</text:span></text:p>
      <text:p text:style-name="P130">&lt;/div&gt;</text:p>
      <text:p text:style-name="P130">&lt;/div&gt;</text:p>
      <text:p text:style-name="P130">&lt;div className="profileRightBottom"&gt;</text:p>
      <text:p text:style-name="P130">&lt;Feed <text:span text:style-name="T59">username=”raj”</text:span> /&gt;</text:p>
      <text:p text:style-name="P130">&lt;Rightbar <text:span text:style-name="T58">profile</text:span>/&gt;</text:p>
      <text:p text:style-name="P130">&lt;/div&gt;</text:p>
      <text:p text:style-name="P130">&lt;/div&gt;</text:p>
      <text:p text:style-name="P130">&lt;/div&gt;</text:p>
      <text:p text:style-name="P130">&lt;/&gt;</text:p>
      <text:p text:style-name="P130">);</text:p>
      <text:p text:style-name="P130">}</text:p>
      <text:p text:style-name="P194"/>
      <text:p text:style-name="P72">export default Profile;</text:p>
      <text:p text:style-name="P177"/>
      <text:p text:style-name="P177"/>
      <text:p text:style-name="P179"><text:soft-page-break/>now we can use actual data in the rightbar too.</text:p>
      <text:p text:style-name="P179"/>
      <text:p text:style-name="P179">So we can instead of profile we can send user object here.</text:p>
      <text:p text:style-name="P179"/>
      <text:p text:style-name="P179"/>
      <text:p text:style-name="P179"/>
      <text:p text:style-name="P60">Profile.jsx</text:p>
      <text:p text:style-name="P168"/>
      <text:p text:style-name="P168"/>
      <text:p text:style-name="P73">import Feed from "../../components/Feed/Feed"</text:p>
      <text:p text:style-name="P131">import Rightbar from "../../components/Rightbar/Rightbar";</text:p>
      <text:p text:style-name="P131">import Sidebar from "../../components/Sidebar/Sidebar";</text:p>
      <text:p text:style-name="P131">import Topbar from "../../components/Topbar/Topbar";</text:p>
      <text:p text:style-name="P131">import './profile.css';</text:p>
      <text:p text:style-name="P131">import { useState , useEffect} from "react";</text:p>
      <text:p text:style-name="P120">import axios from "axios";</text:p>
      <text:p text:style-name="P131"/>
      <text:p text:style-name="P195"/>
      <text:p text:style-name="P131">const Profile = () =&gt; {</text:p>
      <text:p text:style-name="P131">const PF = process.env.REACT_APP_PUBLIC_FOLDER;</text:p>
      <text:p text:style-name="P141">const [user, setUser] = useState({});</text:p>
      <text:p text:style-name="P141"/>
      <text:p text:style-name="P144">useEffect(()=&gt;{</text:p>
      <text:p text:style-name="P199"><text:span text:style-name="T13"><text:s text:c="4"/></text:span><text:span text:style-name="T14">const fetchUser = async ()=&gt;{</text:span></text:p>
      <text:p text:style-name="P273"><text:span text:style-name="T25"><text:s text:c="8"/></text:span><text:span text:style-name="T26">const res = await axios.get(`/users?username=</text:span><text:span text:style-name="T27">raj</text:span><text:span text:style-name="T26">`);</text:span></text:p>
      <text:p text:style-name="P147"><text:s text:c="8"/>setUser(res.data); </text:p>
      <text:p text:style-name="P199"><text:span text:style-name="T14"><text:s text:c="4"/></text:span><text:span text:style-name="T15">};</text:span></text:p>
      <text:p text:style-name="P147"><text:s text:c="4"/>fetchUser();</text:p>
      <text:p text:style-name="P147">},[]);</text:p>
      <text:p text:style-name="P195"/>
      <text:p text:style-name="P131">return (</text:p>
      <text:p text:style-name="P131">&lt;&gt;</text:p>
      <text:p text:style-name="P131">&lt;Topbar/&gt;</text:p>
      <text:p text:style-name="P131">&lt;div className="profile"&gt;</text:p>
      <text:p text:style-name="P131">&lt;Sidebar/&gt;</text:p>
      <text:p text:style-name="P131">&lt;div className="profileRight"&gt;</text:p>
      <text:p text:style-name="P131">&lt;div className="profileRightTop"&gt;</text:p>
      <text:p text:style-name="P131">&lt;div className="profileCover"&gt;</text:p>
      <text:p text:style-name="P131">&lt;img src={<text:span text:style-name="T55">`${PF}Post/3.jpeg`</text:span>} alt="" className="profileCoverImg" /&gt;</text:p>
      <text:p text:style-name="P131">&lt;img src={<text:span text:style-name="T56">`${PF}Person/priyam.jpg`</text:span>} alt="" className="profileUserImg" /&gt;</text:p>
      <text:p text:style-name="P131">&lt;/div&gt;</text:p>
      <text:p text:style-name="P131">&lt;div className="profileInfo"&gt;</text:p>
      <text:p text:style-name="P131">&lt;h4 className="profileInfoName"&gt;<text:span text:style-name="T70">{user.</text:span><text:span text:style-name="T71">user</text:span><text:span text:style-name="T70">name}</text:span>&lt;/h4&gt;</text:p>
      <text:p text:style-name="P273"><text:span text:style-name="T19">&lt;span className="profileInfoDesc"&gt;</text:span><text:span text:style-name="T28">{user.desc}</text:span><text:span text:style-name="T19">&lt;/span&gt;</text:span></text:p>
      <text:p text:style-name="P131">&lt;/div&gt;</text:p>
      <text:p text:style-name="P131">&lt;/div&gt;</text:p>
      <text:p text:style-name="P131">&lt;div className="profileRightBottom"&gt;</text:p>
      <text:p text:style-name="P131">&lt;Feed <text:span text:style-name="T59">username=”raj”</text:span> /&gt;</text:p>
      <text:p text:style-name="P273"><text:span text:style-name="T19">&lt;Rightbar </text:span><text:span text:style-name="T29">user={user}</text:span><text:span text:style-name="T19">/&gt;</text:span></text:p>
      <text:p text:style-name="P131">&lt;/div&gt;</text:p>
      <text:p text:style-name="P131"><text:soft-page-break/>&lt;/div&gt;</text:p>
      <text:p text:style-name="P131">&lt;/div&gt;</text:p>
      <text:p text:style-name="P131">&lt;/&gt;</text:p>
      <text:p text:style-name="P131">);</text:p>
      <text:p text:style-name="P131">}</text:p>
      <text:p text:style-name="P195"/>
      <text:p text:style-name="P73">export default Profile;</text:p>
      <text:p text:style-name="P178"/>
      <text:p text:style-name="P178"/>
      <text:p text:style-name="P180">so i am going to rightbar <text:span text:style-name="T72">and can set actual data there.</text:span></text:p>
      <text:p text:style-name="P180"/>
      <text:p text:style-name="P33">Rightbar.jsx</text:p>
      <text:p text:style-name="P180"/>
      <text:p text:style-name="P77">import './rightbar.css'</text:p>
      <text:p text:style-name="P120">import {Users} from '../../dummyData'</text:p>
      <text:p text:style-name="P120">import Online from '../Online/Online';</text:p>
      <text:p text:style-name="P186"/>
      <text:p text:style-name="P120">const Rightbar = ({user}) =&gt; {</text:p>
      <text:p text:style-name="P120">const PF = process.env.REACT_APP_PUBLIC_FOLDER;</text:p>
      <text:p text:style-name="P120">const HomeRightbar=()=&gt;{</text:p>
      <text:p text:style-name="P120">return(</text:p>
      <text:p text:style-name="P120">&lt;&gt;</text:p>
      <text:p text:style-name="P120">&lt;div className="birthdayContainer"&gt;</text:p>
      <text:p text:style-name="P120">&lt;img src={`${PF}gift.png`} alt="" className="birthdayImg" /&gt;</text:p>
      <text:p text:style-name="P120">&lt;span className="birthdayText"&gt; </text:p>
      <text:p text:style-name="P120">&lt;b&gt;Pranjal Tiwari &lt;/b&gt; and &lt;b&gt;3 other friends&lt;/b&gt; have a birthday today.</text:p>
      <text:p text:style-name="P120">&lt;/span&gt;</text:p>
      <text:p text:style-name="P120">&lt;/div&gt;</text:p>
      <text:p text:style-name="P120">&lt;img src={`${PF}ad.png`} alt="" className="rightbarAd" /&gt;</text:p>
      <text:p text:style-name="P120">&lt;h4 className="rightbarTitle"&gt;Online Friends&lt;/h4&gt;</text:p>
      <text:p text:style-name="P120">&lt;ul className="rightbarFriendList"&gt;</text:p>
      <text:p text:style-name="P120">{Users.map(u=&gt;(</text:p>
      <text:p text:style-name="P120">&lt;Online key={u.id} user={u}/&gt;</text:p>
      <text:p text:style-name="P120">))}</text:p>
      <text:p text:style-name="P120">&lt;/ul&gt;</text:p>
      <text:p text:style-name="P120">&lt;/&gt;</text:p>
      <text:p text:style-name="P120">)</text:p>
      <text:p text:style-name="P120">}</text:p>
      <text:p text:style-name="P120">const ProfileRightBar=()=&gt;{</text:p>
      <text:p text:style-name="P120">return(</text:p>
      <text:p text:style-name="P120">&lt;&gt;</text:p>
      <text:p text:style-name="P120">&lt;h4 className='rightbarTitle'&gt;User Information&lt;/h4&gt;</text:p>
      <text:p text:style-name="P120">&lt;div className="rightbarInfo"&gt;</text:p>
      <text:p text:style-name="P120">&lt;div className="rightbarInfoItem"&gt;</text:p>
      <text:p text:style-name="P120">&lt;span className="rightbarInfoKey"&gt;City:&lt;/span&gt;</text:p>
      <text:p text:style-name="P120">&lt;span className='righbarInfoValue'&gt;{user.city}&lt;/span&gt;</text:p>
      <text:p text:style-name="P120">&lt;/div&gt;</text:p>
      <text:p text:style-name="P120">&lt;div className="rightbarInfoItem"&gt;</text:p>
      <text:p text:style-name="P120">&lt;span className="rightbarInfoKey"&gt;From:&lt;/span&gt;</text:p>
      <text:p text:style-name="P120">&lt;span className='righbarInfoValue'&gt;{user.from}&lt;/span&gt;</text:p>
      <text:p text:style-name="P120"><text:soft-page-break/>&lt;/div&gt;</text:p>
      <text:p text:style-name="P120">&lt;div className="rightbarInfoItem"&gt;</text:p>
      <text:p text:style-name="P120">&lt;span className="rightbarInfoKey"&gt;Relationship:&lt;/span&gt;</text:p>
      <text:p text:style-name="P120">&lt;span className='righbarInfoValue'&gt;{user.relationship === 1 ? "Single" : user.relationship === 2 ? "Married" : "Complicated"}&lt;/span&gt;</text:p>
      <text:p text:style-name="P120">&lt;/div&gt;</text:p>
      <text:p text:style-name="P120">&lt;/div&gt;</text:p>
      <text:p text:style-name="P120">&lt;div className="rightbarFollowings"&gt;</text:p>
      <text:p text:style-name="P120">&lt;div className="rightbarFollowing"&gt;</text:p>
      <text:p text:style-name="P120">&lt;img src={`${PF}Person/priyam.jpg`} alt="" className="rightbarFollowingImg" /&gt;</text:p>
      <text:p text:style-name="P120">&lt;span className="rightbarFollowingName"&gt;Pranjal Tiwari&lt;/span&gt;</text:p>
      <text:p text:style-name="P120">&lt;/div&gt;</text:p>
      <text:p text:style-name="P120">&lt;/div&gt;</text:p>
      <text:p text:style-name="P120">&lt;/&gt;</text:p>
      <text:p text:style-name="P120">)</text:p>
      <text:p text:style-name="P120">}</text:p>
      <text:p text:style-name="P120">return (</text:p>
      <text:p text:style-name="P120">&lt;div className='rightbar'&gt;</text:p>
      <text:p text:style-name="P120">&lt;div className="rightbarWrapper"&gt;</text:p>
      <text:p text:style-name="P120">{user? &lt;ProfileRightBar/&gt; : &lt;HomeRightbar/&gt;} 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Rightbar;</text:p>
      <text:p text:style-name="P120"/>
      <text:p text:style-name="P180"/>
      <text:p text:style-name="P181">we can also set actual profile picture data and can set some default pic for it.</text:p>
      <text:p text:style-name="P181"/>
      <text:p text:style-name="P181"/>
      <text:p text:style-name="P61">Profile.jsx</text:p>
      <text:p text:style-name="P169"/>
      <text:p text:style-name="P169"/>
      <text:p text:style-name="P74">import Feed from "../../components/Feed/Feed"</text:p>
      <text:p text:style-name="P132">import Rightbar from "../../components/Rightbar/Rightbar";</text:p>
      <text:p text:style-name="P132">import Sidebar from "../../components/Sidebar/Sidebar";</text:p>
      <text:p text:style-name="P132">import Topbar from "../../components/Topbar/Topbar";</text:p>
      <text:p text:style-name="P132">import './profile.css';</text:p>
      <text:p text:style-name="P132">import { useState , useEffect} from "react";</text:p>
      <text:p text:style-name="P132">import axios from "axios";</text:p>
      <text:p text:style-name="P132"/>
      <text:p text:style-name="P196"/>
      <text:p text:style-name="P132">const Profile = () =&gt; {</text:p>
      <text:p text:style-name="P132">const PF = process.env.REACT_APP_PUBLIC_FOLDER;</text:p>
      <text:p text:style-name="P142">const [user, setUser] = useState({});</text:p>
      <text:p text:style-name="P142"/>
      <text:p text:style-name="P145">useEffect(()=&gt;{</text:p>
      <text:p text:style-name="P200"><text:span text:style-name="T13"><text:s text:c="4"/></text:span><text:span text:style-name="T14">const fetchUser = async ()=&gt;{</text:span></text:p>
      <text:p text:style-name="P274"><text:span text:style-name="T25"><text:s text:c="8"/></text:span><text:span text:style-name="T26">const res = await axios.get(`/users?username=</text:span><text:span text:style-name="T27">raj</text:span><text:span text:style-name="T26">`);</text:span></text:p>
      <text:p text:style-name="P148"><text:soft-page-break/><text:s text:c="8"/>setUser(res.data); </text:p>
      <text:p text:style-name="P200"><text:span text:style-name="T14"><text:s text:c="4"/></text:span><text:span text:style-name="T15">};</text:span></text:p>
      <text:p text:style-name="P148"><text:s text:c="4"/>fetchUser();</text:p>
      <text:p text:style-name="P148">},[]);</text:p>
      <text:p text:style-name="P196"/>
      <text:p text:style-name="P132">return (</text:p>
      <text:p text:style-name="P132">&lt;&gt;</text:p>
      <text:p text:style-name="P132">&lt;Topbar/&gt;</text:p>
      <text:p text:style-name="P132">&lt;div className="profile"&gt;</text:p>
      <text:p text:style-name="P132">&lt;Sidebar/&gt;</text:p>
      <text:p text:style-name="P132">&lt;div className="profileRight"&gt;</text:p>
      <text:p text:style-name="P132">&lt;div className="profileRightTop"&gt;</text:p>
      <text:p text:style-name="P132">&lt;div className="profileCover"&gt;</text:p>
      <text:p text:style-name="P132">&lt;img src={user.coverPicture || `${PF}Person/noCover.png`} alt="" className="profileCoverImg" /&gt;</text:p>
      <text:p text:style-name="P120">&lt;img src={user.profilePicture || `${PF}Person/noAvatar.png`} alt="" className="profileUserImg" /&gt;</text:p>
      <text:p text:style-name="P132">&lt;/div&gt;</text:p>
      <text:p text:style-name="P132">&lt;div className="profileInfo"&gt;</text:p>
      <text:p text:style-name="P132">&lt;h4 className="profileInfoName"&gt;<text:span text:style-name="T70">{user.</text:span><text:span text:style-name="T71">user</text:span><text:span text:style-name="T70">name}</text:span>&lt;/h4&gt;</text:p>
      <text:p text:style-name="P274"><text:span text:style-name="T19">&lt;span className="profileInfoDesc"&gt;</text:span><text:span text:style-name="T28">{user.desc}</text:span><text:span text:style-name="T19">&lt;/span&gt;</text:span></text:p>
      <text:p text:style-name="P132">&lt;/div&gt;</text:p>
      <text:p text:style-name="P132">&lt;/div&gt;</text:p>
      <text:p text:style-name="P132">&lt;div className="profileRightBottom"&gt;</text:p>
      <text:p text:style-name="P132">&lt;Feed <text:span text:style-name="T59">username=”raj”</text:span> /&gt;</text:p>
      <text:p text:style-name="P274"><text:span text:style-name="T19">&lt;Rightbar </text:span><text:span text:style-name="T29">user={user}</text:span><text:span text:style-name="T19">/&gt;</text:span></text:p>
      <text:p text:style-name="P132">&lt;/div&gt;</text:p>
      <text:p text:style-name="P132">&lt;/div&gt;</text:p>
      <text:p text:style-name="P132">&lt;/div&gt;</text:p>
      <text:p text:style-name="P132">&lt;/&gt;</text:p>
      <text:p text:style-name="P132">);</text:p>
      <text:p text:style-name="P132">}</text:p>
      <text:p text:style-name="P196"/>
      <text:p text:style-name="P74">export default Profile;</text:p>
      <text:p text:style-name="P74"/>
      <text:p text:style-name="P74"/>
      <text:p text:style-name="P34">useParams()</text:p>
      <text:p text:style-name="P74"/>
      <text:p text:style-name="P182">here i wrote the username manually so what can i do is i can choose the username from here from url.</text:p>
      <text:p text:style-name="P182"/>
      <text:p text:style-name="P182"/>
      <text:p text:style-name="P35">Profile.jsx</text:p>
      <text:p text:style-name="P182"/>
      <text:p text:style-name="P78">import Feed from "../../components/Feed/Feed"</text:p>
      <text:p text:style-name="P120">import Rightbar from "../../components/Rightbar/Rightbar";</text:p>
      <text:p text:style-name="P120">import Sidebar from "../../components/Sidebar/Sidebar";</text:p>
      <text:p text:style-name="P120">import Topbar from "../../components/Topbar/Topbar";</text:p>
      <text:p text:style-name="P120">import './profile.css';</text:p>
      <text:p text:style-name="P120">import { useState , useEffect} from "react";</text:p>
      <text:p text:style-name="P120"><text:soft-page-break/>import axios from "axios";</text:p>
      <text:p text:style-name="P120">import { useParams } from "react-router";</text:p>
      <text:p text:style-name="P186"/>
      <text:p text:style-name="P120">const Profile = () =&gt; {</text:p>
      <text:p text:style-name="P120">const PF = process.env.REACT_APP_PUBLIC_FOLDER;</text:p>
      <text:p text:style-name="P120">const [user, setUser] = useState({});</text:p>
      <text:p text:style-name="P120">const username=useParams().username;</text:p>
      <text:p text:style-name="P186"/>
      <text:p text:style-name="P120">useEffect(()=&gt;{</text:p>
      <text:p text:style-name="P120">const fetchUser = async ()=&gt;{</text:p>
      <text:p text:style-name="P120">const res = await axios.get(`/users?username=${username}`)</text:p>
      <text:p text:style-name="P120">setUser(res.data);</text:p>
      <text:p text:style-name="P120">}</text:p>
      <text:p text:style-name="P120">fetchUser();</text:p>
      <text:p text:style-name="P120">},[username])</text:p>
      <text:p text:style-name="P186"/>
      <text:p text:style-name="P120">return (</text:p>
      <text:p text:style-name="P120">&lt;&gt;</text:p>
      <text:p text:style-name="P120">&lt;Topbar/&gt;</text:p>
      <text:p text:style-name="P120">&lt;div className="profile"&gt;</text:p>
      <text:p text:style-name="P120">&lt;Sidebar/&gt;</text:p>
      <text:p text:style-name="P120">&lt;div className="profileRight"&gt;</text:p>
      <text:p text:style-name="P120">&lt;div className="profileRightTop"&gt;</text:p>
      <text:p text:style-name="P120">&lt;div className="profileCover"&gt;</text:p>
      <text:p text:style-name="P120">&lt;img src={user.coverPicture || `${PF}Person/noCover.png`} alt="" className="profileCoverImg" /&gt;</text:p>
      <text:p text:style-name="P120">&lt;img src={user.profilePicture || `${PF}Person/noAvatar.png`} alt="" className="profileUserImg" /&gt;</text:p>
      <text:p text:style-name="P120">&lt;/div&gt;</text:p>
      <text:p text:style-name="P120">&lt;div className="profileInfo"&gt;</text:p>
      <text:p text:style-name="P120">&lt;h4 className="profileInfoName"&gt;{user.username}&lt;/h4&gt;</text:p>
      <text:p text:style-name="P120">&lt;span className="profileInfoDesc"&gt;{user.desc}&lt;/span&gt;</text:p>
      <text:p text:style-name="P120">&lt;/div&gt;</text:p>
      <text:p text:style-name="P120">&lt;/div&gt;</text:p>
      <text:p text:style-name="P120">&lt;div className="profileRightBottom"&gt;</text:p>
      <text:p text:style-name="P120">&lt;Feed username={username}/&gt;</text:p>
      <text:p text:style-name="P120">&lt;Rightbar user={user}/&gt;</text:p>
      <text:p text:style-name="P120">&lt;/div&gt;</text:p>
      <text:p text:style-name="P120">&lt;/div&gt;</text:p>
      <text:p text:style-name="P120">&lt;/div&gt;</text:p>
      <text:p text:style-name="P120">&lt;/&gt;</text:p>
      <text:p text:style-name="P120">);</text:p>
      <text:p text:style-name="P120">}</text:p>
      <text:p text:style-name="P186"/>
      <text:p text:style-name="P120">export default Profile;</text:p>
      <text:p text:style-name="P65"/>
      <text:p text:style-name="P182"/>
      <text:p text:style-name="P182"/>
      <text:p text:style-name="P182"/>
      <text:p text:style-name="P183">so now we are going to use Context API in login Page.</text:p>
      <text:p text:style-name="P183"/>
      <text:p text:style-name="P183"><text:soft-page-break/></text:p>
      <text:p text:style-name="P184">Let’s create a folder context</text:p>
      <text:p text:style-name="P184"/>
      <text:p text:style-name="P184"/>
      <text:p text:style-name="P106">create three files in that folder i.e., AuthContext.js,AuthReducer.js,AuthActions.js.</text:p>
      <text:p text:style-name="P106"/>
      <text:p text:style-name="P106"/>
      <text:p text:style-name="P106"/>
      <text:p text:style-name="P107">Let’s first create a context in AuthContext.js</text:p>
      <text:p text:style-name="P107"/>
      <text:p text:style-name="P36">AuthContext.js</text:p>
      <text:p text:style-name="P107"/>
      <text:p text:style-name="P107"/>
      <text:p text:style-name="P107">import { createContext, useReducer } from "react"</text:p>
      <text:p text:style-name="P120">import AuthReducer from "./AuthReducer";</text:p>
      <text:p text:style-name="P107"/>
      <text:p text:style-name="P107"/>
      <text:p text:style-name="P107">const INITIAL_STATE={</text:p>
      <text:p text:style-name="P107"><text:s text:c="4"/><text:span text:style-name="T73">user:null,</text:span></text:p>
      <text:p text:style-name="P107"><text:s text:c="4"/><text:span text:style-name="T73">isFetching:false,</text:span></text:p>
      <text:p text:style-name="P107"><text:s text:c="4"/><text:span text:style-name="T73">error:false</text:span></text:p>
      <text:p text:style-name="P108">}</text:p>
      <text:p text:style-name="P108"/>
      <text:p text:style-name="P108">export const AuthContext = createContext(INITIAL_STATE);</text:p>
      <text:p text:style-name="P108"/>
      <text:p text:style-name="P109">export const AuthContextProvider = ({children}) =&gt; {</text:p>
      <text:p text:style-name="P109"><text:s text:c="4"/>const [state,dispatch] = useReducer(AuthReducer,INITIAL_STATE);</text:p>
      <text:p text:style-name="P109"><text:s text:c="4"/></text:p>
      <text:p text:style-name="P109"><text:s text:c="4"/><text:span text:style-name="T74">return(</text:span></text:p>
      <text:p text:style-name="P109"><text:s text:c="8"/><text:span text:style-name="T74">&lt;AuthContext.Provider&gt;</text:span></text:p>
      <text:p text:style-name="P109"><text:s text:c="8"/><text:span text:style-name="T74">&lt;children/&gt;</text:span></text:p>
      <text:p text:style-name="P109"><text:s text:c="8"/><text:span text:style-name="T74">&lt;AuthContext.Provider/&gt;</text:span></text:p>
      <text:p text:style-name="P109"><text:s text:c="4"/><text:span text:style-name="T74">)</text:span></text:p>
      <text:p text:style-name="P110">}</text:p>
      <text:p text:style-name="P110"/>
      <text:p text:style-name="P110"/>
      <text:p text:style-name="P110"/>
      <text:p text:style-name="P111">now lets create AuthReducer which takes current state and action and return new state </text:p>
      <text:p text:style-name="P111"/>
      <text:p text:style-name="P111"/>
      <text:p text:style-name="P37">AuthReducer.js</text:p>
      <text:p text:style-name="P111"/>
      <text:p text:style-name="P111"/>
      <text:p text:style-name="P111">const AuthReducer = (state,action) =&gt;{</text:p>
      <text:p text:style-name="P120">switch(action.type){</text:p>
      <text:p text:style-name="P120">case "LOGIN_START":</text:p>
      <text:p text:style-name="P120">return{</text:p>
      <text:p text:style-name="P120">user:null,</text:p>
      <text:p text:style-name="P120">isFetching:true,</text:p>
      <text:p text:style-name="P120">error:false</text:p>
      <text:p text:style-name="P120"><text:soft-page-break/>}</text:p>
      <text:p text:style-name="P120">case "LOGIN_SUCCESS":</text:p>
      <text:p text:style-name="P120">return{</text:p>
      <text:p text:style-name="P120">user:action.payload,</text:p>
      <text:p text:style-name="P120">isFetching:false,</text:p>
      <text:p text:style-name="P120">error:false</text:p>
      <text:p text:style-name="P120">}</text:p>
      <text:p text:style-name="P120">case "LOGIN_FALIURE":</text:p>
      <text:p text:style-name="P120">return{</text:p>
      <text:p text:style-name="P120">user:false,</text:p>
      <text:p text:style-name="P120">isFetching:false,</text:p>
      <text:p text:style-name="P120">error:action.payload</text:p>
      <text:p text:style-name="P120">} </text:p>
      <text:p text:style-name="P120">default:</text:p>
      <text:p text:style-name="P120">return state</text:p>
      <text:p text:style-name="P120">}</text:p>
      <text:p text:style-name="P120">}</text:p>
      <text:p text:style-name="P186"/>
      <text:p text:style-name="P120">export default AuthReducer;</text:p>
      <text:p text:style-name="P111"/>
      <text:p text:style-name="P112"/>
      <text:p text:style-name="P112">now we can create our file AuthAction.js</text:p>
      <text:p text:style-name="P112"/>
      <text:p text:style-name="P112"/>
      <text:p text:style-name="P38">AuthAction.js</text:p>
      <text:p text:style-name="P112"/>
      <text:p text:style-name="P112">export const LoginStart = (userCredentials) =&gt; ({</text:p>
      <text:p text:style-name="P120">type:"LOGIN_START"</text:p>
      <text:p text:style-name="P120">})</text:p>
      <text:p text:style-name="P186"/>
      <text:p text:style-name="P120">export const LoginSuccess = (user) =&gt; ({</text:p>
      <text:p text:style-name="P120">type:"LOGIN_SUCCESS",</text:p>
      <text:p text:style-name="P120">payload:user</text:p>
      <text:p text:style-name="P120">})</text:p>
      <text:p text:style-name="P186"/>
      <text:p text:style-name="P120">export const LoginFaliure = (error) =&gt; ({</text:p>
      <text:p text:style-name="P120">type:"LOGIN_FALIURE",</text:p>
      <text:p text:style-name="P120">payload:error</text:p>
      <text:p text:style-name="P120">})</text:p>
      <text:p text:style-name="P112"/>
      <text:p text:style-name="P112"/>
      <text:p text:style-name="P113">now we can create a file apicalls.js in page folder</text:p>
      <text:p text:style-name="P113"/>
      <text:p text:style-name="P113"/>
      <text:p text:style-name="P39">apicalls.js</text:p>
      <text:p text:style-name="P39"/>
      <text:p text:style-name="P79">import axios from "axios";</text:p>
      <text:p text:style-name="P186"/>
      <text:p text:style-name="P120">export const loginCall = async (userCredentials,dispatch) =&gt; {</text:p>
      <text:p text:style-name="P120">dispatch({type:"LOGIN_START"});</text:p>
      <text:p text:style-name="P120"><text:soft-page-break/>try{</text:p>
      <text:p text:style-name="P120">const res = await axios.post("auth/login",userCredentials);</text:p>
      <text:p text:style-name="P120">dispatch({type:"LOGIN_SUCCESS",payload:res.data});</text:p>
      <text:p text:style-name="P120">}catch(err){</text:p>
      <text:p text:style-name="P120">dispatch({type:"LOGIN_FALIURE",payload:err});</text:p>
      <text:p text:style-name="P120">}</text:p>
      <text:p text:style-name="P120">}</text:p>
      <text:p text:style-name="P39"/>
      <text:p text:style-name="P39"/>
      <text:p text:style-name="P40">Now we can use useRef() in retrieving email and password during login <text:span text:style-name="T75">and we need to use loginCall and AuthContext </text:span><text:span text:style-name="T76">here in login page</text:span></text:p>
      <text:p text:style-name="P40"/>
      <text:p text:style-name="P43">Login.jsx</text:p>
      <text:p text:style-name="P40"/>
      <text:p text:style-name="P80">import { useContext, useRef } from 'react';</text:p>
      <text:p text:style-name="P120">import './login.css'</text:p>
      <text:p text:style-name="P120">import { loginCall } from '../apiCalls';</text:p>
      <text:p text:style-name="P120">import { AuthContext } from '../../context/AuthContext';</text:p>
      <text:p text:style-name="P186"/>
      <text:p text:style-name="P120">const Login = () =&gt; {</text:p>
      <text:p text:style-name="P120">const email=useRef();</text:p>
      <text:p text:style-name="P120">const password=useRef();</text:p>
      <text:p text:style-name="P120">const {user,isFetching,error,dispatch} = useContext(AuthContext);</text:p>
      <text:p text:style-name="P120">const handleClick=(e)=&gt;{</text:p>
      <text:p text:style-name="P120">e.preventDefault();</text:p>
      <text:p text:style-name="P120">loginCall({email:email.current.value,password:password.current.value},dispatch);</text:p>
      <text:p text:style-name="P120">}</text:p>
      <text:p text:style-name="P120">console.log(user);</text:p>
      <text:p text:style-name="P120">return (</text:p>
      <text:p text:style-name="P120">&lt;div className="login"&gt;</text:p>
      <text:p text:style-name="P120">&lt;div className="loginWrapper"&gt;</text:p>
      <text:p text:style-name="P120">&lt;div className="loginLeft"&gt;</text:p>
      <text:p text:style-name="P120">&lt;h3 className="loginLogo"&gt;Lamasocial&lt;/h3&gt;</text:p>
      <text:p text:style-name="P120">&lt;span className="loginDesc"&gt;Connect with Friends and the world around you on Lamasocial.&lt;/span&gt;</text:p>
      <text:p text:style-name="P120">&lt;/div&gt;</text:p>
      <text:p text:style-name="P120">&lt;div className="loginRight"&gt;</text:p>
      <text:p text:style-name="P120">&lt;form className="loginBox" onSubmit={handleClick}&gt;</text:p>
      <text:p text:style-name="P120">&lt;input placeholder='Email' type='email' required ref={email} className="loginInput" /&gt;</text:p>
      <text:p text:style-name="P120">&lt;input placeholder='Password' type='password' required ref={password} minLength="6" className="loginInput" /&gt;</text:p>
      <text:p text:style-name="P120">&lt;button className="loginButton"&gt;{isFetching ? "Loading" : "Log In"}&lt;/button&gt;</text:p>
      <text:p text:style-name="P120">&lt;span className="loginForgot"&gt;Forgot Password?&lt;/span&gt;</text:p>
      <text:p text:style-name="P120">&lt;button className="loginRegisterButton"&gt;Create a New Account&lt;/button&gt;</text:p>
      <text:p text:style-name="P120">&lt;/form&gt;</text:p>
      <text:p text:style-name="P120">&lt;/div&gt;</text:p>
      <text:p text:style-name="P120">&lt;/div&gt;</text:p>
      <text:p text:style-name="P120">&lt;/div&gt;</text:p>
      <text:p text:style-name="P120">);</text:p>
      <text:p text:style-name="P120"><text:soft-page-break/>}</text:p>
      <text:p text:style-name="P186"/>
      <text:p text:style-name="P120">export default Login;</text:p>
      <text:p text:style-name="P120"/>
      <text:p text:style-name="P41">we can give CircularProgress instead of loading there.</text:p>
      <text:p text:style-name="P42">To change the color we need to give sx property</text:p>
      <text:p text:style-name="P42"/>
      <text:p text:style-name="P42"/>
      <text:p text:style-name="P43">Login.jsx</text:p>
      <text:p text:style-name="P42"/>
      <text:p text:style-name="P81">import { useContext, useRef } from 'react';</text:p>
      <text:p text:style-name="P120">import './login.css'</text:p>
      <text:p text:style-name="P120">import { loginCall } from '../apiCalls';</text:p>
      <text:p text:style-name="P120">import { AuthContext } from '../../context/AuthContext';</text:p>
      <text:p text:style-name="P120">import { CircularProgress } from '@mui/material';</text:p>
      <text:p text:style-name="P186"/>
      <text:p text:style-name="P120">const Login = () =&gt; {</text:p>
      <text:p text:style-name="P120">const email=useRef();</text:p>
      <text:p text:style-name="P120">const password=useRef();</text:p>
      <text:p text:style-name="P120">const {user,isFetching,error,dispatch} = useContext(AuthContext);</text:p>
      <text:p text:style-name="P120">const handleClick=(e)=&gt;{</text:p>
      <text:p text:style-name="P120">e.preventDefault();</text:p>
      <text:p text:style-name="P120">loginCall({email:email.current.value,password:password.current.value},dispatch);</text:p>
      <text:p text:style-name="P120">}</text:p>
      <text:p text:style-name="P120">console.log(user);</text:p>
      <text:p text:style-name="P120">return (</text:p>
      <text:p text:style-name="P120">&lt;div className="login"&gt;</text:p>
      <text:p text:style-name="P120">&lt;div className="loginWrapper"&gt;</text:p>
      <text:p text:style-name="P120">&lt;div className="loginLeft"&gt;</text:p>
      <text:p text:style-name="P120">&lt;h3 className="loginLogo"&gt;Lamasocial&lt;/h3&gt;</text:p>
      <text:p text:style-name="P120">&lt;span className="loginDesc"&gt;Connect with Friends and the world around you on Lamasocial.&lt;/span&gt;</text:p>
      <text:p text:style-name="P120">&lt;/div&gt;</text:p>
      <text:p text:style-name="P120">&lt;div className="loginRight"&gt;</text:p>
      <text:p text:style-name="P120">&lt;form className="loginBox" onSubmit={handleClick}&gt;</text:p>
      <text:p text:style-name="P120">&lt;input placeholder='Email' type='email' required ref={email} className="loginInput" /&gt;</text:p>
      <text:p text:style-name="P120">&lt;input placeholder='Password' type='password' required ref={password} minLength="6" className="loginInput" /&gt;</text:p>
      <text:p text:style-name="P120">&lt;button className="loginButton"&gt;{isFetching ? &lt;CircularProgress sx={{color:"white", size:"20px"}} /&gt; : "Log In"}&lt;/button&gt;</text:p>
      <text:p text:style-name="P120">&lt;span className="loginForgot"&gt;Forgot Password?&lt;/span&gt;</text:p>
      <text:p text:style-name="P120">&lt;button className="loginRegisterButton"&gt;Create a New Account&lt;/button&gt;</text:p>
      <text:p text:style-name="P120">&lt;/form&gt;</text:p>
      <text:p text:style-name="P120">&lt;/div&gt;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<text:soft-page-break/>export default Login;</text:p>
      <text:p text:style-name="P65"/>
      <text:p text:style-name="P42"/>
      <text:p text:style-name="P41"/>
      <text:p text:style-name="P41"/>
      <text:p text:style-name="P232">now we can disable the cursor till the time the login button is fetching the data.</text:p>
      <text:p text:style-name="P232"/>
      <text:p text:style-name="P44">Login.jsx</text:p>
      <text:p text:style-name="P232"/>
      <text:p text:style-name="P232"/>
      <text:p text:style-name="P115">import { useContext, useRef } from 'react';</text:p>
      <text:p text:style-name="P120">import './login.css'</text:p>
      <text:p text:style-name="P120">import { loginCall } from '../apiCalls';</text:p>
      <text:p text:style-name="P120">import { AuthContext } from '../../context/AuthContext';</text:p>
      <text:p text:style-name="P120">import { CircularProgress } from '@mui/material';</text:p>
      <text:p text:style-name="P186"/>
      <text:p text:style-name="P120">const Login = () =&gt; {</text:p>
      <text:p text:style-name="P120">const email=useRef();</text:p>
      <text:p text:style-name="P120">const password=useRef();</text:p>
      <text:p text:style-name="P120">const {user,isFetching,error,dispatch} = useContext(AuthContext);</text:p>
      <text:p text:style-name="P120">const handleClick=(e)=&gt;{</text:p>
      <text:p text:style-name="P120">e.preventDefault();</text:p>
      <text:p text:style-name="P120">loginCall({email:email.current.value,password:password.current.value},dispatch);</text:p>
      <text:p text:style-name="P120">}</text:p>
      <text:p text:style-name="P120">console.log(user);</text:p>
      <text:p text:style-name="P120">return (</text:p>
      <text:p text:style-name="P120">&lt;div className="login"&gt;</text:p>
      <text:p text:style-name="P120">&lt;div className="loginWrapper"&gt;</text:p>
      <text:p text:style-name="P120">&lt;div className="loginLeft"&gt;</text:p>
      <text:p text:style-name="P120">&lt;h3 className="loginLogo"&gt;Lamasocial&lt;/h3&gt;</text:p>
      <text:p text:style-name="P120">&lt;span className="loginDesc"&gt;Connect with Friends and the world around you on Lamasocial.&lt;/span&gt;</text:p>
      <text:p text:style-name="P120">&lt;/div&gt;</text:p>
      <text:p text:style-name="P120">&lt;div className="loginRight"&gt;</text:p>
      <text:p text:style-name="P120">&lt;form className="loginBox" onSubmit={handleClick}&gt;</text:p>
      <text:p text:style-name="P120">&lt;input placeholder='Email' type='email' required ref={email} className="loginInput" /&gt;</text:p>
      <text:p text:style-name="P120">&lt;input placeholder='Password' type='password' required ref={password} minLength="6" className="loginInput" /&gt;</text:p>
      <text:p text:style-name="P120">&lt;button className="loginButton" disabled={isFetching}&gt;{isFetching ? &lt;CircularProgress sx={{color:"white", size:"20px"}} /&gt; : "Log In"}&lt;/button&gt;</text:p>
      <text:p text:style-name="P120">&lt;span className="loginForgot"&gt;Forgot Password?&lt;/span&gt;</text:p>
      <text:p text:style-name="P120">&lt;button className="loginRegisterButton"&gt;{isFetching ? &lt;CircularProgress sx={{color:"white", size:"20px"}} /&gt; : "Create a New Account"}&lt;/button&gt;</text:p>
      <text:p text:style-name="P120">&lt;/form&gt;</text:p>
      <text:p text:style-name="P120">&lt;/div&gt;</text:p>
      <text:p text:style-name="P120">&lt;/div&gt;</text:p>
      <text:p text:style-name="P120">&lt;/div&gt;</text:p>
      <text:p text:style-name="P120">);</text:p>
      <text:p text:style-name="P120">}</text:p>
      <text:p text:style-name="P186"><text:soft-page-break/></text:p>
      <text:p text:style-name="P120">export default Login;</text:p>
      <text:p text:style-name="P120"/>
      <text:p text:style-name="P232"/>
      <text:p text:style-name="P45">Login.<text:span text:style-name="T77">css</text:span></text:p>
      <text:p text:style-name="P45"/>
      <text:p text:style-name="P82">.loginButton:disabled{</text:p>
      <text:p text:style-name="P120">cursor: not-allowed;</text:p>
      <text:p text:style-name="P120">}</text:p>
      <text:p text:style-name="P120"/>
      <text:p text:style-name="P120"/>
      <text:p text:style-name="P149">now in app.js we can call our user and we can use Navigate component of react-router-dom to navigate if user is present.</text:p>
      <text:p text:style-name="P149"/>
      <text:p text:style-name="P149"/>
      <text:p text:style-name="P49">App.js</text:p>
      <text:p text:style-name="P150"/>
      <text:p text:style-name="P149"/>
      <text:p text:style-name="P149">import Home from "./pages/Home/Home";</text:p>
      <text:p text:style-name="P120">import Login from "./pages/Login/Login";</text:p>
      <text:p text:style-name="P120">import Profile from "./pages/Profile/Profile";</text:p>
      <text:p text:style-name="P120">import Register from "./pages/Register/Register"</text:p>
      <text:p text:style-name="P120">import {</text:p>
      <text:p text:style-name="P120">BrowserRouter as Router,</text:p>
      <text:p text:style-name="P120">Routes,</text:p>
      <text:p text:style-name="P120">Route,</text:p>
      <text:p text:style-name="P120">Navigate</text:p>
      <text:p text:style-name="P120">} from "react-router-dom";</text:p>
      <text:p text:style-name="P120">import { useContext } from "react";</text:p>
      <text:p text:style-name="P120">import { AuthContext } from "./context/AuthContext";</text:p>
      <text:p text:style-name="P186"/>
      <text:p text:style-name="P120">const App = () =&gt; {</text:p>
      <text:p text:style-name="P120">const {user} = useContext(AuthContext);</text:p>
      <text:p text:style-name="P120">return (</text:p>
      <text:p text:style-name="P120">&lt;Router&gt;</text:p>
      <text:p text:style-name="P120">&lt;Routes&gt;</text:p>
      <text:p text:style-name="P120">&lt;Route path="/" element={user ? &lt;Home/&gt; : &lt;Register/&gt;}/&gt;</text:p>
      <text:p text:style-name="P120">&lt;Route path="/login" element={user ? &lt;Navigate to="/"/&gt; : &lt;Login/&gt;}/&gt;</text:p>
      <text:p text:style-name="P120">&lt;Route path="/profile/:username" element={&lt;Profile/&gt;}/&gt;</text:p>
      <text:p text:style-name="P120">&lt;Route path="/register" element={user ? &lt;Navigate to="/"/&gt; : &lt;Register/&gt;}/&gt;</text:p>
      <text:p text:style-name="P120">&lt;/Routes&gt;</text:p>
      <text:p text:style-name="P120">&lt;/Router&gt;</text:p>
      <text:p text:style-name="P120">);</text:p>
      <text:p text:style-name="P120">}</text:p>
      <text:p text:style-name="P186"/>
      <text:p text:style-name="P120">export default App;</text:p>
      <text:p text:style-name="P120"><text:s/></text:p>
      <text:p text:style-name="P120"/>
      <text:p text:style-name="P151">now we can use the same with the register page. <text:span text:style-name="T78">And we can set our custom validity for passwords not match.</text:span></text:p>
      <text:p text:style-name="P151"><text:soft-page-break/></text:p>
      <text:p text:style-name="P151"/>
      <text:p text:style-name="P62">Register.jsx</text:p>
      <text:p text:style-name="P63"/>
      <text:p text:style-name="P151"/>
      <text:p text:style-name="P151">import axios from 'axios';</text:p>
      <text:p text:style-name="P120">import { useRef } from 'react';</text:p>
      <text:p text:style-name="P120">import './register.css'</text:p>
      <text:p text:style-name="P186"/>
      <text:p text:style-name="P120">const Register = () =&gt; {</text:p>
      <text:p text:style-name="P120">const username = useRef();</text:p>
      <text:p text:style-name="P120">const email = useRef();</text:p>
      <text:p text:style-name="P120">const password = useRef();</text:p>
      <text:p text:style-name="P120">const passwordAgain = useRef();</text:p>
      <text:p text:style-name="P186"/>
      <text:p text:style-name="P120">const handleClick = async (e) =&gt; {</text:p>
      <text:p text:style-name="P120">e.preventDefault();</text:p>
      <text:p text:style-name="P120">if(passwordAgain.current.value !== password.current.value){</text:p>
      <text:p text:style-name="P120">passwordAgain.current.setCustomValidity("Passwords don't match!");</text:p>
      <text:p text:style-name="P120">}</text:p>
      <text:p text:style-name="P120">else{</text:p>
      <text:p text:style-name="P120">const user = {</text:p>
      <text:p text:style-name="P120">username : username.current.value,</text:p>
      <text:p text:style-name="P120">email : email.current.value,</text:p>
      <text:p text:style-name="P120">password : password.current.value</text:p>
      <text:p text:style-name="P120">}</text:p>
      <text:p text:style-name="P120">try{</text:p>
      <text:p text:style-name="P120">await axios.post("/auth/register",user);</text:p>
      <text:p text:style-name="P120">}catch(err){</text:p>
      <text:p text:style-name="P120">console.log(err);</text:p>
      <text:p text:style-name="P120">}</text:p>
      <text:p text:style-name="P120">}</text:p>
      <text:p text:style-name="P120">}</text:p>
      <text:p text:style-name="P186"/>
      <text:p text:style-name="P120">return (</text:p>
      <text:p text:style-name="P120">&lt;div className="login"&gt;</text:p>
      <text:p text:style-name="P120">&lt;div className="loginWrapper"&gt;</text:p>
      <text:p text:style-name="P120">&lt;div className="loginLeft"&gt;</text:p>
      <text:p text:style-name="P120">&lt;h3 className="loginLogo"&gt;Lamasocial&lt;/h3&gt;</text:p>
      <text:p text:style-name="P120">&lt;span className="loginDesc"&gt;Connect with Friends and the world around you on Lamasocial.&lt;/span&gt;</text:p>
      <text:p text:style-name="P120">&lt;/div&gt;</text:p>
      <text:p text:style-name="P120">&lt;div className="loginRight"&gt;</text:p>
      <text:p text:style-name="P120">&lt;form className="loginBox" onSubmit={handleClick}&gt;</text:p>
      <text:p text:style-name="P120">&lt;input placeholder='Username' required ref={username} className="loginInput" /&gt;</text:p>
      <text:p text:style-name="P120">&lt;input placeholder='Email' required ref={email} type="email" className="loginInput" /&gt;</text:p>
      <text:p text:style-name="P120">&lt;input placeholder='Password' required ref={password} type="password" minLength="6" className="loginInput" /&gt;</text:p>
      <text:p text:style-name="P120"><text:soft-page-break/>&lt;input placeholder='Confirm Password' required ref={passwordAgain} type="password" className="loginInput" /&gt;</text:p>
      <text:p text:style-name="P120">&lt;button className="loginButton" type='submit'&gt;Sign Up&lt;/button&gt;</text:p>
      <text:p text:style-name="P120">&lt;button className="loginRegisterButton"&gt;Log into Account&lt;/button&gt;</text:p>
      <text:p text:style-name="P120">&lt;/form&gt;</text:p>
      <text:p text:style-name="P120">&lt;/div&gt;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Register;</text:p>
      <text:p text:style-name="P65"/>
      <text:p text:style-name="P151"/>
      <text:p text:style-name="P149"/>
      <text:p text:style-name="P120"/>
      <text:p text:style-name="P233">so now we can use useNavigate() hook in register.jsx</text:p>
      <text:p text:style-name="P233"/>
      <text:p text:style-name="P47">useNavigate</text:p>
      <text:p text:style-name="P233"/>
      <text:p text:style-name="P233"/>
      <text:p text:style-name="P46">Register.jsx</text:p>
      <text:p text:style-name="P233"/>
      <text:p text:style-name="P116">import axios from 'axios';</text:p>
      <text:p text:style-name="P120">import { useRef } from 'react';</text:p>
      <text:p text:style-name="P120">import './register.css'</text:p>
      <text:p text:style-name="P120">import { useNavigate } from "react-router-dom"</text:p>
      <text:p text:style-name="P186"/>
      <text:p text:style-name="P120">const Register = () =&gt; {</text:p>
      <text:p text:style-name="P120">const username = useRef();</text:p>
      <text:p text:style-name="P120">const email = useRef();</text:p>
      <text:p text:style-name="P120">const password = useRef();</text:p>
      <text:p text:style-name="P120">const passwordAgain = useRef();</text:p>
      <text:p text:style-name="P120">const navigate = useNavigate();</text:p>
      <text:p text:style-name="P186"/>
      <text:p text:style-name="P120">const handleClick = async (e) =&gt; {</text:p>
      <text:p text:style-name="P120">e.preventDefault();</text:p>
      <text:p text:style-name="P120">if(passwordAgain.current.value !== password.current.value){</text:p>
      <text:p text:style-name="P120">passwordAgain.current.setCustomValidity("Passwords don't match!");</text:p>
      <text:p text:style-name="P120">}</text:p>
      <text:p text:style-name="P120">else{</text:p>
      <text:p text:style-name="P120">const user = {</text:p>
      <text:p text:style-name="P120">username : username.current.value,</text:p>
      <text:p text:style-name="P120">email : email.current.value,</text:p>
      <text:p text:style-name="P120">password : password.current.value</text:p>
      <text:p text:style-name="P120">}</text:p>
      <text:p text:style-name="P120">try{</text:p>
      <text:p text:style-name="P120">await axios.post("/auth/register",user);</text:p>
      <text:p text:style-name="P120">navigate("/login");</text:p>
      <text:p text:style-name="P120"><text:soft-page-break/>}catch(err){</text:p>
      <text:p text:style-name="P120">console.log(err);</text:p>
      <text:p text:style-name="P120">}</text:p>
      <text:p text:style-name="P120">}</text:p>
      <text:p text:style-name="P120">}</text:p>
      <text:p text:style-name="P186"/>
      <text:p text:style-name="P120">return (</text:p>
      <text:p text:style-name="P120">&lt;div className="login"&gt;</text:p>
      <text:p text:style-name="P120">&lt;div className="loginWrapper"&gt;</text:p>
      <text:p text:style-name="P120">&lt;div className="loginLeft"&gt;</text:p>
      <text:p text:style-name="P120">&lt;h3 className="loginLogo"&gt;Lamasocial&lt;/h3&gt;</text:p>
      <text:p text:style-name="P120">&lt;span className="loginDesc"&gt;Connect with Friends and the world around you on Lamasocial.&lt;/span&gt;</text:p>
      <text:p text:style-name="P120">&lt;/div&gt;</text:p>
      <text:p text:style-name="P120">&lt;div className="loginRight"&gt;</text:p>
      <text:p text:style-name="P120">&lt;form className="loginBox" onSubmit={handleClick}&gt;</text:p>
      <text:p text:style-name="P120">&lt;input placeholder='Username' required ref={username} className="loginInput" /&gt;</text:p>
      <text:p text:style-name="P120">&lt;input placeholder='Email' required ref={email} type="email" className="loginInput" /&gt;</text:p>
      <text:p text:style-name="P120">&lt;input placeholder='Password' required ref={password} type="password" minLength="6" className="loginInput" /&gt;</text:p>
      <text:p text:style-name="P120">&lt;input placeholder='Confirm Password' required ref={passwordAgain} type="password" className="loginInput" /&gt;</text:p>
      <text:p text:style-name="P120">&lt;button className="loginButton" type='submit'&gt;Sign Up&lt;/button&gt;</text:p>
      <text:p text:style-name="P120">&lt;button className="loginRegisterButton"&gt;Log into Account&lt;/button&gt;</text:p>
      <text:p text:style-name="P120">&lt;/form&gt;</text:p>
      <text:p text:style-name="P120">&lt;/div&gt;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Register;</text:p>
      <text:p text:style-name="P120"/>
      <text:p text:style-name="P233"/>
      <text:p text:style-name="P233"/>
      <text:p text:style-name="P234">now we can get our user in Feed.jsx and can set all post according to it.</text:p>
      <text:p text:style-name="P234"/>
      <text:p text:style-name="P234"/>
      <text:p text:style-name="P48">Feed.jsx</text:p>
      <text:p text:style-name="P234"/>
      <text:p text:style-name="P117">import Post from '../Post/Post';</text:p>
      <text:p text:style-name="P120">import Share from '../Share/Share';</text:p>
      <text:p text:style-name="P120">import './feed.css'</text:p>
      <text:p text:style-name="P120">import {useState,useEffect, useContext} from 'react';</text:p>
      <text:p text:style-name="P120">import axios from 'axios';</text:p>
      <text:p text:style-name="P120">import { AuthContext } from '../../context/AuthContext';</text:p>
      <text:p text:style-name="P186"/>
      <text:p text:style-name="P120">const Feed = ({username}) =&gt; {</text:p>
      <text:p text:style-name="P120"><text:soft-page-break/>const [posts, setPosts] = useState([]);</text:p>
      <text:p text:style-name="P120">const {user} = useContext(AuthContext)</text:p>
      <text:p text:style-name="P186"/>
      <text:p text:style-name="P120">useEffect(()=&gt;{</text:p>
      <text:p text:style-name="P120">const fetchPost = async ()=&gt;{</text:p>
      <text:p text:style-name="P120">const res = username ? await axios.get(`/posts/profile/${username}`) : await axios.get(`/posts/timeline/${user._id}`)</text:p>
      <text:p text:style-name="P120">setPosts(res.data);</text:p>
      <text:p text:style-name="P120">}</text:p>
      <text:p text:style-name="P120">fetchPost();</text:p>
      <text:p text:style-name="P120">},[username,user._id]);</text:p>
      <text:p text:style-name="P186"/>
      <text:p text:style-name="P120">return (</text:p>
      <text:p text:style-name="P120">&lt;div className='feed'&gt;</text:p>
      <text:p text:style-name="P120">&lt;div className="feedWrapper"&gt;</text:p>
      <text:p text:style-name="P120">&lt;Share/&gt;</text:p>
      <text:p text:style-name="P120">{posts.map(p=&gt;(</text:p>
      <text:p text:style-name="P120">&lt;Post key={p._id} post={p}/&gt;</text:p>
      <text:p text:style-name="P120">))}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Feed;</text:p>
      <text:p text:style-name="P65"/>
      <text:p text:style-name="P234"/>
      <text:p text:style-name="P234"/>
      <text:p text:style-name="P258">now we can call our current user in Post.jsx but as we already have a user variable from post <text:span text:style-name="T79">of someone’s profile so we can use AuthContext and can give our user a nickname as currentUser.</text:span></text:p>
      <text:p text:style-name="P258"/>
      <text:p text:style-name="P258"/>
      <text:p text:style-name="P259">We can create one more useEffect <text:span text:style-name="T80">to setIsliked according to the currentUser </text:span></text:p>
      <text:p text:style-name="P258"/>
      <text:p text:style-name="P50">Post.jsx</text:p>
      <text:p text:style-name="P50"/>
      <text:p text:style-name="P83">import './post.css';</text:p>
      <text:p text:style-name="P120">import MoreVertIcon from '@mui/icons-material/MoreVert';</text:p>
      <text:p text:style-name="P120">import { useState , useEffect } from 'react';</text:p>
      <text:p text:style-name="P120">import axios from 'axios';</text:p>
      <text:p text:style-name="P120">import {format} from 'timeago.js'</text:p>
      <text:p text:style-name="P120">import {Link} from 'react-router-dom';</text:p>
      <text:p text:style-name="P120">import { useContext } from 'react';</text:p>
      <text:p text:style-name="P120">import { AuthContext } from '../../context/AuthContext';</text:p>
      <text:p text:style-name="P186"/>
      <text:p text:style-name="P120">const Post = ({post}) =&gt; {</text:p>
      <text:p text:style-name="P120"><text:soft-page-break/>const [like,setLike]=useState(post.likes.length);</text:p>
      <text:p text:style-name="P120">const [isLiked,setIsLiked]=useState(false);</text:p>
      <text:p text:style-name="P120">const [user,setUser]=useState({});</text:p>
      <text:p text:style-name="P120">const PF = process.env.REACT_APP_PUBLIC_FOLDER;</text:p>
      <text:p text:style-name="P120">const {user:currentUser} = useContext(AuthContext);</text:p>
      <text:p text:style-name="P120">useEffect(()=&gt;{</text:p>
      <text:p text:style-name="P120">setIsLiked(post.likes.includes(currentUser._id))</text:p>
      <text:p text:style-name="P120">},[currentUser._id,post.likes]);</text:p>
      <text:p text:style-name="P186"/>
      <text:p text:style-name="P120">useEffect(()=&gt;{</text:p>
      <text:p text:style-name="P120">const fetchUser = async ()=&gt;{</text:p>
      <text:p text:style-name="P120">const res = await axios.get(`/users?userId=${post.userId}`)</text:p>
      <text:p text:style-name="P120">setUser(res.data);</text:p>
      <text:p text:style-name="P120">}</text:p>
      <text:p text:style-name="P120">fetchUser();</text:p>
      <text:p text:style-name="P120">},[post.userId]);</text:p>
      <text:p text:style-name="P186"/>
      <text:p text:style-name="P120">const likeHandler = () =&gt;{</text:p>
      <text:p text:style-name="P120">try{</text:p>
      <text:p text:style-name="P120">axios.put(`/posts/${post._id}/like`,{userId:currentUser._id});</text:p>
      <text:p text:style-name="P120">}catch(err){</text:p>
      <text:p text:style-name="P120">console.log(err);</text:p>
      <text:p text:style-name="P120">}</text:p>
      <text:p text:style-name="P120">setLike(isLiked ? like-1 : like+1);</text:p>
      <text:p text:style-name="P120">setIsLiked(!isLiked);</text:p>
      <text:p text:style-name="P120">}</text:p>
      <text:p text:style-name="P287"/>
      <text:p text:style-name="P120">return (</text:p>
      <text:p text:style-name="P120">&lt;div className='post'&gt;</text:p>
      <text:p text:style-name="P120">&lt;div className="postWrapper"&gt;</text:p>
      <text:p text:style-name="P120">&lt;div className="postTop"&gt;</text:p>
      <text:p text:style-name="P120">&lt;div className="postTopLeft"&gt;</text:p>
      <text:p text:style-name="P120">&lt;Link to = {`profile/${user.username}`}&gt;</text:p>
      <text:p text:style-name="P120">&lt;img src={user.profilePicture ? PF + user.profilePicture : `${PF}Person/priyam.jpg`} alt="" className="postProfileImg" /&gt;</text:p>
      <text:p text:style-name="P120">&lt;/Link&gt;</text:p>
      <text:p text:style-name="P120">&lt;span className="postUserName"&gt;{user.username}&lt;/span&gt;</text:p>
      <text:p text:style-name="P120">&lt;span className="postDate"&gt;{format(post.createdAt)}&lt;/span&gt;</text:p>
      <text:p text:style-name="P120">&lt;/div&gt;</text:p>
      <text:p text:style-name="P120">&lt;div className="postTopRight"&gt;</text:p>
      <text:p text:style-name="P120">&lt;MoreVertIcon/&gt;</text:p>
      <text:p text:style-name="P120">&lt;/div&gt;</text:p>
      <text:p text:style-name="P120">&lt;/div&gt;</text:p>
      <text:p text:style-name="P120">&lt;div className="postCenter"&gt;</text:p>
      <text:p text:style-name="P120">&lt;span className="postText"&gt;{post?.desc}&lt;/span&gt;</text:p>
      <text:p text:style-name="P120">&lt;img src={PF+post.img} alt="" className="postImg" /&gt;</text:p>
      <text:p text:style-name="P120">&lt;/div&gt;</text:p>
      <text:p text:style-name="P120">&lt;div className="postBottom"&gt;</text:p>
      <text:p text:style-name="P120">&lt;div className="postBottomLeft"&gt;</text:p>
      <text:p text:style-name="P120">&lt;img src={`${PF}Posts/Like.png`} alt="" onClick={likeHandler} className="likeIcon" /&gt;</text:p>
      <text:p text:style-name="P120"><text:soft-page-break/>&lt;img src={`${PF }Posts/Heart.png`} alt="" onClick={likeHandler} className="likeIcon" /&gt;</text:p>
      <text:p text:style-name="P120">&lt;span className="likedText"&gt;{like} people liked it&lt;/span&gt;</text:p>
      <text:p text:style-name="P120">&lt;/div&gt;</text:p>
      <text:p text:style-name="P120">&lt;div className="postBottomRight"&gt;</text:p>
      <text:p text:style-name="P120">&lt;span className="postCommentText"&gt;{post.Comments} comments&lt;/span&gt;</text:p>
      <text:p text:style-name="P120">&lt;/div&gt;</text:p>
      <text:p text:style-name="P120">&lt;/div&gt;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Post;</text:p>
      <text:p text:style-name="P120"/>
      <text:p text:style-name="P120"/>
      <text:p text:style-name="P152"/>
      <text:p text:style-name="P161">now we can use our user in share component.</text:p>
      <text:p text:style-name="P161"/>
      <text:p text:style-name="P161"/>
      <text:p text:style-name="P161"/>
      <text:p text:style-name="P235">And we can add input to add our photo there. <text:span text:style-name="T81">We can use htmlFor=&lt;id&gt; to cover in the container</text:span></text:p>
      <text:p text:style-name="P235"/>
      <text:p text:style-name="P235"/>
      <text:p text:style-name="P51">Share.jsx</text:p>
      <text:p text:style-name="P236"/>
      <text:p text:style-name="P118">import './share.css'</text:p>
      <text:p text:style-name="P120">import PermMediaIcon from '@mui/icons-material/PermMedia';</text:p>
      <text:p text:style-name="P120">import LabelIcon from '@mui/icons-material/Label';</text:p>
      <text:p text:style-name="P120">import LocationOnIcon from '@mui/icons-material/LocationOn';</text:p>
      <text:p text:style-name="P120">import EmojiEmotionsIcon from '@mui/icons-material/EmojiEmotions';</text:p>
      <text:p text:style-name="P120">import { useContext, useRef, useState } from 'react';</text:p>
      <text:p text:style-name="P120">import { AuthContext } from '../../context/AuthContext';</text:p>
      <text:p text:style-name="P120">import axios from 'axios'</text:p>
      <text:p text:style-name="P186"/>
      <text:p text:style-name="P120">const Share = () =&gt; {</text:p>
      <text:p text:style-name="P120">const PF = process.env.REACT_APP_PUBLIC_FOLDER;</text:p>
      <text:p text:style-name="P120">const {user} = useContext(AuthContext);</text:p>
      <text:p text:style-name="P120">const desc = useRef();</text:p>
      <text:p text:style-name="P120">const [file, setFile] = useState(null);</text:p>
      <text:p text:style-name="P186"/>
      <text:p text:style-name="P120">const submitHandler = async (e) =&gt;{</text:p>
      <text:p text:style-name="P120">e.preventDefault();</text:p>
      <text:p text:style-name="P120">const newPost = {</text:p>
      <text:p text:style-name="P120">userId:user._id,</text:p>
      <text:p text:style-name="P120">desc:desc.current.value</text:p>
      <text:p text:style-name="P120">}</text:p>
      <text:p text:style-name="P120">try{</text:p>
      <text:p text:style-name="P120"><text:soft-page-break/>await axios.post("/posts",newPost)</text:p>
      <text:p text:style-name="P120">}catch(err){</text:p>
      <text:p text:style-name="P120">console.log(err);</text:p>
      <text:p text:style-name="P120">}</text:p>
      <text:p text:style-name="P120">}</text:p>
      <text:p text:style-name="P186"/>
      <text:p text:style-name="P120">return (</text:p>
      <text:p text:style-name="P120">&lt;div className='share'&gt;</text:p>
      <text:p text:style-name="P120">&lt;div className="shareWrapper"&gt;</text:p>
      <text:p text:style-name="P120">&lt;div className="shareTop"&gt;</text:p>
      <text:p text:style-name="P120">&lt;img src={user.profilePicture ? `${PF}${user.profilePicture}` :`${PF}Person/noAvatar.png`} alt="" className="shareTopImg" /&gt;</text:p>
      <text:p text:style-name="P120">&lt;input placeholder={`what is in your mind ${user.username} ?`} ref={desc} className="shareInput" /&gt;</text:p>
      <text:p text:style-name="P120">&lt;/div&gt;</text:p>
      <text:p text:style-name="P120">&lt;hr className='shareHr' /&gt;</text:p>
      <text:p text:style-name="P120">&lt;form className="shareBottom" onsSubmit={submitHandler}&gt;</text:p>
      <text:p text:style-name="P120">&lt;div className="shareOptions"&gt;</text:p>
      <text:p text:style-name="P120">&lt;label htmlFor='file' className="shareOption"&gt;</text:p>
      <text:p text:style-name="P120">&lt;PermMediaIcon htmlColor='tomato' className='shareIcon'/&gt;</text:p>
      <text:p text:style-name="P120">&lt;span className="shareOptionText"&gt;Photo or Video&lt;/span&gt;</text:p>
      <text:p text:style-name="P120">&lt;input style={{display:"none"}} type="file" id='file' accept='.png,.jpg,.jpeg' onChange={(e)=&gt;setFile(e.target.files[0])}/&gt;</text:p>
      <text:p text:style-name="P120">&lt;/label&gt;</text:p>
      <text:p text:style-name="P120">&lt;div className="shareOption"&gt;</text:p>
      <text:p text:style-name="P120">&lt;LabelIcon htmlColor='blue' className='shareIcon'/&gt;</text:p>
      <text:p text:style-name="P120">&lt;span className="shareOptionText"&gt;Tag&lt;/span&gt;</text:p>
      <text:p text:style-name="P120">&lt;/div&gt;</text:p>
      <text:p text:style-name="P120">&lt;div className="shareOption"&gt;</text:p>
      <text:p text:style-name="P120">&lt;LocationOnIcon htmlColor='green' className='shareIcon'/&gt;</text:p>
      <text:p text:style-name="P120">&lt;span className="shareOptionText"&gt;Location&lt;/span&gt;</text:p>
      <text:p text:style-name="P120">&lt;/div&gt;</text:p>
      <text:p text:style-name="P120">&lt;div className="shareOption"&gt;</text:p>
      <text:p text:style-name="P120">&lt;EmojiEmotionsIcon htmlColor='goldenrod' className='shareIcon'/&gt;</text:p>
      <text:p text:style-name="P120">&lt;span className="shareOptionText"&gt;Feelings&lt;/span&gt;</text:p>
      <text:p text:style-name="P120">&lt;/div&gt;</text:p>
      <text:p text:style-name="P120">&lt;/div&gt;</text:p>
      <text:p text:style-name="P120">&lt;button className="shareButton" type="submit"&gt;Share&lt;/button&gt;</text:p>
      <text:p text:style-name="P120">&lt;/form&gt;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Share;</text:p>
      <text:p text:style-name="P120"/>
      <text:p text:style-name="P120"/>
      <text:p text:style-name="P120"/>
      <text:p text:style-name="P162">I should recommend for uploading images use Amazon (aws) S3 or firebase or some cdn tool but here i am going to upload inside this server but i really don’t recommend to upload images on the server.</text:p>
      <text:p text:style-name="P25"><text:soft-page-break/>multer</text:p>
      <text:p text:style-name="P2"/>
      <text:p text:style-name="P275"><text:span text:style-name="T33">npm install </text:span><text:span text:style-name="T34">multer path</text:span></text:p>
      <text:p text:style-name="P237"/>
      <text:p text:style-name="P237"/>
      <text:p text:style-name="P237"/>
      <text:p text:style-name="P280"><text:span text:style-name="T34">n</text:span><text:span text:style-name="T32">ow we need to go to index.js in api</text:span></text:p>
      <text:p text:style-name="P238"/>
      <text:p text:style-name="P239">we need to require multer();</text:p>
      <text:p text:style-name="P239"/>
      <text:p text:style-name="P239"/>
      <text:p text:style-name="P52">Index.js</text:p>
      <text:p text:style-name="P239"/>
      <text:p text:style-name="P240">import multer from “multer”;</text:p>
      <text:p text:style-name="P240"/>
      <text:p text:style-name="P285"><text:span text:style-name="T32">const storage = multer.diskStorage(</text:span><text:span text:style-name="T36">{</text:span></text:p>
      <text:p text:style-name="P285"><text:span text:style-name="T36"><text:s text:c="4"/></text:span><text:span text:style-name="T37">destination:(req,file,cb) =&gt; {</text:span></text:p>
      <text:p text:style-name="P242"><text:s text:c="9"/>cb(null,”public/images”);</text:p>
      <text:p text:style-name="P242"><text:s text:c="4"/>},</text:p>
      <text:p text:style-name="P285"><text:span text:style-name="T37"><text:s text:c="4"/></text:span><text:span text:style-name="T38">filename:(req,file,cb) =&gt;{</text:span></text:p>
      <text:p text:style-name="P244"><text:s text:c="8"/>cb(null,file.originalname);</text:p>
      <text:p text:style-name="P244"><text:s text:c="4"/>}</text:p>
      <text:p text:style-name="P246">});</text:p>
      <text:p text:style-name="P240"/>
      <text:p text:style-name="P281"><text:span text:style-name="T32">const upload = multer(</text:span><text:span text:style-name="T39">{storage}</text:span><text:span text:style-name="T32">);</text:span></text:p>
      <text:p text:style-name="P248">app.post(“/api/upload”,upload.single(“file”), (req,res) =&gt; {</text:p>
      <text:p text:style-name="P250"><text:s text:c="4"/>try{</text:p>
      <text:p text:style-name="P283"><text:span text:style-name="T32"><text:s text:c="8"/></text:span><text:span text:style-name="T35">return res.status(200).json(“File Uploaded Successfully.);</text:span></text:p>
      <text:p text:style-name="P250"><text:s text:c="4"/>}catch(err){</text:p>
      <text:p text:style-name="P250"><text:s text:c="8"/>console.log(err);</text:p>
      <text:p text:style-name="P250">});</text:p>
      <text:p text:style-name="P250"/>
      <text:p text:style-name="P260">now we can create public folder and inside that we can create images folder.</text:p>
      <text:p text:style-name="P260"/>
      <text:p text:style-name="P260"/>
      <text:p text:style-name="P278"><text:span text:style-name="T43">Now i can copy all the things from client assets </text:span><text:span text:style-name="T44">and can paste it to </text:span><text:span text:style-name="T45">public/images in api.</text:span></text:p>
      <text:p text:style-name="P261"/>
      <text:p text:style-name="P261"/>
      <text:p text:style-name="P279"><text:span text:style-name="T45">N</text:span><text:span text:style-name="T43">ow i can change the .env of client side</text:span></text:p>
      <text:p text:style-name="P262"/>
      <text:p text:style-name="P64"><text:soft-page-break/><text:span text:style-name="T6">.</text:span><text:span text:style-name="T7">env</text:span></text:p>
      <text:p text:style-name="P53"/>
      <text:p text:style-name="P226">REACT_APP_PUBLIC_FOLDER = http://localhost:8800/images/</text:p>
      <text:p text:style-name="P53"/>
      <text:p text:style-name="P53"/>
      <text:p text:style-name="P53"><text:s/></text:p>
      <text:p text:style-name="P54">now i can use path so i can require path</text:p>
      <text:p text:style-name="P54"/>
      <text:p text:style-name="P54"/>
      <text:p text:style-name="P252">const path = require(“path”);</text:p>
      <text:p text:style-name="P252"/>
      <text:p text:style-name="P266"><text:span text:style-name="T6">app.use(“images”, express.static(path.join(__dirname,”public/images”))</text:span><text:span text:style-name="T8">)</text:span><text:span text:style-name="T6">;</text:span></text:p>
      <text:p text:style-name="P253"/>
      <text:p text:style-name="P253"/>
      <text:p text:style-name="P254">here we are saying that if you use this images path don’t make any request instead just go to this directory.</text:p>
      <text:p text:style-name="P254"/>
      <text:p text:style-name="P254"/>
      <text:p text:style-name="P255">Now we can send our file to the server from the client side.</text:p>
      <text:p text:style-name="P255"/>
      <text:p text:style-name="P256">We can use FormData to send the content.</text:p>
      <text:p text:style-name="P256"/>
      <text:p text:style-name="P256"/>
      <text:p text:style-name="P276"><text:span text:style-name="T40">** </text:span><text:span text:style-name="T42">A</text:span><text:span text:style-name="T41">lways remember to </text:span><text:s/><text:span text:style-name="T82">attach media files in last of the req content.</text:span></text:p>
      <text:p text:style-name="P255"/>
      <text:p text:style-name="P55">Share.jsx</text:p>
      <text:p text:style-name="P55"/>
      <text:p text:style-name="P55"/>
      <text:p text:style-name="P84">import './share.css'</text:p>
      <text:p text:style-name="P120">import PermMediaIcon from '@mui/icons-material/PermMedia';</text:p>
      <text:p text:style-name="P120">import LabelIcon from '@mui/icons-material/Label';</text:p>
      <text:p text:style-name="P120">import LocationOnIcon from '@mui/icons-material/LocationOn';</text:p>
      <text:p text:style-name="P120">import EmojiEmotionsIcon from '@mui/icons-material/EmojiEmotions';</text:p>
      <text:p text:style-name="P120">import { useContext, useRef, useState } from 'react';</text:p>
      <text:p text:style-name="P120">import { AuthContext } from '../../context/AuthContext';</text:p>
      <text:p text:style-name="P120">import axios from 'axios';</text:p>
      <text:p text:style-name="P186"/>
      <text:p text:style-name="P120">const Share = () =&gt; {</text:p>
      <text:p text:style-name="P120">const PF = process.env.REACT_APP_PUBLIC_FOLDER;</text:p>
      <text:p text:style-name="P120">const {user} = useContext(AuthContext);</text:p>
      <text:p text:style-name="P120">const desc = useRef();</text:p>
      <text:p text:style-name="P120">const [file, setFile] = useState(null);</text:p>
      <text:p text:style-name="P186"/>
      <text:p text:style-name="P120">const submitHandler = async (e) =&gt;{</text:p>
      <text:p text:style-name="P120">e.preventDefault();</text:p>
      <text:p text:style-name="P120"><text:soft-page-break/>const newPost = {</text:p>
      <text:p text:style-name="P120">userId:user._id,</text:p>
      <text:p text:style-name="P120">desc:desc.current.value</text:p>
      <text:p text:style-name="P120">}</text:p>
      <text:p text:style-name="P120">if(file){</text:p>
      <text:p text:style-name="P120">const data = new FormData();</text:p>
      <text:p text:style-name="P120">const fileName = Date.now() + file.name;</text:p>
      <text:p text:style-name="P120">data.append("name",fileName);</text:p>
      <text:p text:style-name="P120">data.append("file",file);</text:p>
      <text:p text:style-name="P120">newPost.img = fileName;</text:p>
      <text:p text:style-name="P120">try{</text:p>
      <text:p text:style-name="P120">await axios.post("/upload",data);</text:p>
      <text:p text:style-name="P120">}catch(err){</text:p>
      <text:p text:style-name="P120">console.log(err);</text:p>
      <text:p text:style-name="P120">}</text:p>
      <text:p text:style-name="P120">}</text:p>
      <text:p text:style-name="P120">try{</text:p>
      <text:p text:style-name="P120">await axios.post("/posts",newPost);</text:p>
      <text:p text:style-name="P120">}catch(err){</text:p>
      <text:p text:style-name="P120">console.log(err);</text:p>
      <text:p text:style-name="P120">}</text:p>
      <text:p text:style-name="P120">}</text:p>
      <text:p text:style-name="P186"/>
      <text:p text:style-name="P120">return (</text:p>
      <text:p text:style-name="P120">&lt;div className='share'&gt;</text:p>
      <text:p text:style-name="P120">&lt;div className="shareWrapper"&gt;</text:p>
      <text:p text:style-name="P120">&lt;div className="shareTop"&gt;</text:p>
      <text:p text:style-name="P120">&lt;img src={user.profilePicture ? `${PF}${user.profilePicture}` :`${PF}Person/noAvatar.png`} alt="" className="shareTopImg" /&gt;</text:p>
      <text:p text:style-name="P120">&lt;input placeholder={`what is in your mind ${user.username} ?`} ref={desc} className="shareInput" /&gt;</text:p>
      <text:p text:style-name="P120">&lt;/div&gt;</text:p>
      <text:p text:style-name="P120">&lt;hr className='shareHr' /&gt;</text:p>
      <text:p text:style-name="P120">&lt;form className="shareBottom" onSubmit={submitHandler}&gt;</text:p>
      <text:p text:style-name="P120">&lt;div className="shareOptions"&gt;</text:p>
      <text:p text:style-name="P120">&lt;label htmlFor='file' className="shareOption"&gt;</text:p>
      <text:p text:style-name="P120">&lt;PermMediaIcon htmlColor='tomato' className='shareIcon'/&gt;</text:p>
      <text:p text:style-name="P120">&lt;span className="shareOptionText"&gt;Photo or Video&lt;/span&gt;</text:p>
      <text:p text:style-name="P120">&lt;input style={{display:"none"}} type="file" id='file' accept='.png,.jpg,.jpeg' onChange={(e)=&gt;setFile(e.target.files[0])}/&gt;</text:p>
      <text:p text:style-name="P120">&lt;/label&gt;</text:p>
      <text:p text:style-name="P120">&lt;div className="shareOption"&gt;</text:p>
      <text:p text:style-name="P120">&lt;LabelIcon htmlColor='blue' className='shareIcon'/&gt;</text:p>
      <text:p text:style-name="P120">&lt;span className="shareOptionText"&gt;Tag&lt;/span&gt;</text:p>
      <text:p text:style-name="P120">&lt;/div&gt;</text:p>
      <text:p text:style-name="P120">&lt;div className="shareOption"&gt;</text:p>
      <text:p text:style-name="P120">&lt;LocationOnIcon htmlColor='green' className='shareIcon'/&gt;</text:p>
      <text:p text:style-name="P120">&lt;span className="shareOptionText"&gt;Location&lt;/span&gt;</text:p>
      <text:p text:style-name="P120">&lt;/div&gt;</text:p>
      <text:p text:style-name="P120">&lt;div className="shareOption"&gt;</text:p>
      <text:p text:style-name="P120">&lt;EmojiEmotionsIcon htmlColor='goldenrod' className='shareIcon'/&gt;</text:p>
      <text:p text:style-name="P120"><text:soft-page-break/>&lt;span className="shareOptionText"&gt;Feelings&lt;/span&gt;</text:p>
      <text:p text:style-name="P120">&lt;/div&gt;</text:p>
      <text:p text:style-name="P120">&lt;/div&gt;</text:p>
      <text:p text:style-name="P120">&lt;button className="shareButton" type="submit"&gt;Share&lt;/button&gt;</text:p>
      <text:p text:style-name="P120">&lt;/form&gt;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Share;</text:p>
      <text:p text:style-name="P65"/>
      <text:p text:style-name="P55"/>
      <text:p text:style-name="P263">now i can change my index.js of api and can change <text:span text:style-name="T86">cb(null,file.originalname) to cb(null,req.body.name);</text:span></text:p>
      <text:p text:style-name="P263"/>
      <text:p text:style-name="P56">Index.js</text:p>
      <text:p text:style-name="P264"/>
      <text:p text:style-name="P241">import multer from “multer”;</text:p>
      <text:p text:style-name="P241"/>
      <text:p text:style-name="P286"><text:span text:style-name="T32">const storage = multer.diskStorage(</text:span><text:span text:style-name="T36">{</text:span></text:p>
      <text:p text:style-name="P286"><text:span text:style-name="T36"><text:s text:c="4"/></text:span><text:span text:style-name="T37">destination:(req,file,cb) =&gt; {</text:span></text:p>
      <text:p text:style-name="P243"><text:s text:c="9"/>cb(null,”public/images”);</text:p>
      <text:p text:style-name="P243"><text:s text:c="4"/>},</text:p>
      <text:p text:style-name="P286"><text:span text:style-name="T37"><text:s text:c="4"/></text:span><text:span text:style-name="T38">filename:(req,file,cb) =&gt;{</text:span></text:p>
      <text:p text:style-name="P245"><text:s text:c="8"/>cb(null,<text:span text:style-name="T87">req.body.name</text:span>);</text:p>
      <text:p text:style-name="P245"><text:s text:c="4"/>}</text:p>
      <text:p text:style-name="P247">});</text:p>
      <text:p text:style-name="P241"/>
      <text:p text:style-name="P282"><text:span text:style-name="T32">const upload = multer(</text:span><text:span text:style-name="T39">{storage}</text:span><text:span text:style-name="T32">);</text:span></text:p>
      <text:p text:style-name="P249">app.post(“/api/upload”,upload.single(“file”), (req,res) =&gt; {</text:p>
      <text:p text:style-name="P251"><text:s text:c="4"/>try{</text:p>
      <text:p text:style-name="P284"><text:span text:style-name="T32"><text:s text:c="8"/></text:span><text:span text:style-name="T35">return res.status(200).json(“File Uploaded Successfully.);</text:span></text:p>
      <text:p text:style-name="P251"><text:s text:c="4"/>}catch(err){</text:p>
      <text:p text:style-name="P251"><text:s text:c="8"/>console.log(err);</text:p>
      <text:p text:style-name="P251">});</text:p>
      <text:p text:style-name="P251"/>
      <text:p text:style-name="P251"/>
      <text:p text:style-name="P265">But there is a problem, we are not refreshing this page after adding post so what we can do is </text:p>
      <text:p text:style-name="P257"/>
      <text:p text:style-name="Standard"><text:span text:style-name="T82">we can use </text:span><text:span text:style-name="T83">window.location.</text:span><text:span text:style-name="T84">reload</text:span><text:span text:style-name="T83">(); </text:span><text:span text:style-name="T85">after the api call to add post in share.jsx.</text:span></text:p>
      <text:p text:style-name="P3"/>
      <text:p text:style-name="P3"/>
      <text:p text:style-name="P12"><text:soft-page-break/>Share.jsx</text:p>
      <text:p text:style-name="P3"/>
      <text:p text:style-name="P119">import './share.css'</text:p>
      <text:p text:style-name="P120">import PermMediaIcon from '@mui/icons-material/PermMedia';</text:p>
      <text:p text:style-name="P120">import LabelIcon from '@mui/icons-material/Label';</text:p>
      <text:p text:style-name="P120">import LocationOnIcon from '@mui/icons-material/LocationOn';</text:p>
      <text:p text:style-name="P120">import EmojiEmotionsIcon from '@mui/icons-material/EmojiEmotions';</text:p>
      <text:p text:style-name="P120">import { useContext, useRef, useState } from 'react';</text:p>
      <text:p text:style-name="P120">import { AuthContext } from '../../context/AuthContext';</text:p>
      <text:p text:style-name="P120">import axios from 'axios';</text:p>
      <text:p text:style-name="P186"/>
      <text:p text:style-name="P120">const Share = () =&gt; {</text:p>
      <text:p text:style-name="P120">const PF = process.env.REACT_APP_PUBLIC_FOLDER;</text:p>
      <text:p text:style-name="P120">const {user} = useContext(AuthContext);</text:p>
      <text:p text:style-name="P120">const desc = useRef();</text:p>
      <text:p text:style-name="P120">const [file, setFile] = useState(null);</text:p>
      <text:p text:style-name="P186"/>
      <text:p text:style-name="P120">const submitHandler = async (e) =&gt;{</text:p>
      <text:p text:style-name="P120">e.preventDefault();</text:p>
      <text:p text:style-name="P120">const newPost = {</text:p>
      <text:p text:style-name="P120">userId:user._id,</text:p>
      <text:p text:style-name="P120">desc:desc.current.value</text:p>
      <text:p text:style-name="P120">}</text:p>
      <text:p text:style-name="P120">if(file){</text:p>
      <text:p text:style-name="P120">const data = new FormData();</text:p>
      <text:p text:style-name="P120">const fileName = Date.now() + file.name;</text:p>
      <text:p text:style-name="P120">data.append("name",fileName);</text:p>
      <text:p text:style-name="P120">data.append("file",file);</text:p>
      <text:p text:style-name="P120">newPost.img = fileName;</text:p>
      <text:p text:style-name="P120">try{</text:p>
      <text:p text:style-name="P120">await axios.post("/upload",data);</text:p>
      <text:p text:style-name="P120">}catch(err){</text:p>
      <text:p text:style-name="P120">console.log(err);</text:p>
      <text:p text:style-name="P120">}</text:p>
      <text:p text:style-name="P120">}</text:p>
      <text:p text:style-name="P120">try{</text:p>
      <text:p text:style-name="P120">await axios.post("/posts",newPost);</text:p>
      <text:p text:style-name="P120">window.location.reload();</text:p>
      <text:p text:style-name="P120">}catch(err){</text:p>
      <text:p text:style-name="P120">console.log(err);</text:p>
      <text:p text:style-name="P120">}</text:p>
      <text:p text:style-name="P120">}</text:p>
      <text:p text:style-name="P186"/>
      <text:p text:style-name="P120">return (</text:p>
      <text:p text:style-name="P120">&lt;div className='share'&gt;</text:p>
      <text:p text:style-name="P120">&lt;div className="shareWrapper"&gt;</text:p>
      <text:p text:style-name="P120">&lt;div className="shareTop"&gt;</text:p>
      <text:p text:style-name="P120">&lt;img src={user.profilePicture ? `${PF}${user.profilePicture}` :`${PF}Person/noAvatar.png`} alt="" className="shareTopImg" /&gt;</text:p>
      <text:p text:style-name="P120"><text:soft-page-break/>&lt;input placeholder={`what is in your mind ${user.username} ?`} ref={desc} className="shareInput" /&gt;</text:p>
      <text:p text:style-name="P120">&lt;/div&gt;</text:p>
      <text:p text:style-name="P120">&lt;hr className='shareHr' /&gt;</text:p>
      <text:p text:style-name="P120">&lt;form className="shareBottom" onSubmit={submitHandler}&gt;</text:p>
      <text:p text:style-name="P120">&lt;div className="shareOptions"&gt;</text:p>
      <text:p text:style-name="P120">&lt;label htmlFor='file' className="shareOption"&gt;</text:p>
      <text:p text:style-name="P120">&lt;PermMediaIcon htmlColor='tomato' className='shareIcon'/&gt;</text:p>
      <text:p text:style-name="P120">&lt;span className="shareOptionText"&gt;Photo or Video&lt;/span&gt;</text:p>
      <text:p text:style-name="P120">&lt;input style={{display:"none"}} type="file" id='file' accept='.png,.jpg,.jpeg' onChange={(e)=&gt;setFile(e.target.files[0])}/&gt;</text:p>
      <text:p text:style-name="P120">&lt;/label&gt;</text:p>
      <text:p text:style-name="P120">&lt;div className="shareOption"&gt;</text:p>
      <text:p text:style-name="P120">&lt;LabelIcon htmlColor='blue' className='shareIcon'/&gt;</text:p>
      <text:p text:style-name="P120">&lt;span className="shareOptionText"&gt;Tag&lt;/span&gt;</text:p>
      <text:p text:style-name="P120">&lt;/div&gt;</text:p>
      <text:p text:style-name="P120">&lt;div className="shareOption"&gt;</text:p>
      <text:p text:style-name="P120">&lt;LocationOnIcon htmlColor='green' className='shareIcon'/&gt;</text:p>
      <text:p text:style-name="P120">&lt;span className="shareOptionText"&gt;Location&lt;/span&gt;</text:p>
      <text:p text:style-name="P120">&lt;/div&gt;</text:p>
      <text:p text:style-name="P120">&lt;div className="shareOption"&gt;</text:p>
      <text:p text:style-name="P120">&lt;EmojiEmotionsIcon htmlColor='goldenrod' className='shareIcon'/&gt;</text:p>
      <text:p text:style-name="P120">&lt;span className="shareOptionText"&gt;Feelings&lt;/span&gt;</text:p>
      <text:p text:style-name="P120">&lt;/div&gt;</text:p>
      <text:p text:style-name="P120">&lt;/div&gt;</text:p>
      <text:p text:style-name="P120">&lt;button className="shareButton" type="submit"&gt;Share&lt;/button&gt;</text:p>
      <text:p text:style-name="P120">&lt;/form&gt;</text:p>
      <text:p text:style-name="P120">&lt;/div&gt;</text:p>
      <text:p text:style-name="P120">&lt;/div&gt;</text:p>
      <text:p text:style-name="P120">);</text:p>
      <text:p text:style-name="P120">}</text:p>
      <text:p text:style-name="P186"/>
      <text:p text:style-name="P120">export default Share;</text:p>
      <text:p text:style-name="P65"/>
      <text:p text:style-name="P3"/>
      <text:p text:style-name="P3"/>
      <text:p text:style-name="P5">now we need to sort the data in feed, according to the createdDate.</text:p>
      <text:p text:style-name="P5"/>
      <text:p text:style-name="P6"/>
      <text:p text:style-name="P7">res.data.sort((p1,p2) =&gt; {</text:p>
      <text:p text:style-name="P7"><text:s text:c="4"/>return new Date(p2.createdAt) – new Date(p1.createdDate);</text:p>
      <text:p text:style-name="P7"><text:span text:style-name="T88">})</text:span></text:p>
      <text:p text:style-name="P7"/>
      <text:p text:style-name="P7"/>
      <text:p text:style-name="P332">Share.jsx</text:p>
      <text:p text:style-name="P289"/>
      <text:p text:style-name="P293">import Post from '../Post/Post';</text:p>
      <text:p text:style-name="P306">import Share from '../Share/Share';</text:p>
      <text:p text:style-name="P306"><text:soft-page-break/>import './feed.css'</text:p>
      <text:p text:style-name="P306">import {useState,useEffect, useContext} from 'react';</text:p>
      <text:p text:style-name="P306">import axios from 'axios';</text:p>
      <text:p text:style-name="P306">import { AuthContext } from '../../context/AuthContext';</text:p>
      <text:p text:style-name="P311"/>
      <text:p text:style-name="P306">const Feed = ({username}) =&gt; {</text:p>
      <text:p text:style-name="P306">const [posts, setPosts] = useState([]);</text:p>
      <text:p text:style-name="P306">const {user} = useContext(AuthContext)</text:p>
      <text:p text:style-name="P311"/>
      <text:p text:style-name="P306">useEffect(()=&gt;{</text:p>
      <text:p text:style-name="P306">const fetchPost = async ()=&gt;{</text:p>
      <text:p text:style-name="P306">const res = username ? await axios.get(`/posts/profile/${username}`) : await axios.get(`/posts/timeline/${user._id}`)</text:p>
      <text:p text:style-name="P306">setPosts(res.data.sort((p1,p2)=&gt;{</text:p>
      <text:p text:style-name="P306">return new Date(p2.createdAt) - new Date(p1.createdAt);</text:p>
      <text:p text:style-name="P306">}));</text:p>
      <text:p text:style-name="P306">}</text:p>
      <text:p text:style-name="P306">fetchPost();</text:p>
      <text:p text:style-name="P306">},[username,user._id]);</text:p>
      <text:p text:style-name="P311"/>
      <text:p text:style-name="P306">return (</text:p>
      <text:p text:style-name="P306">&lt;div className='feed'&gt;</text:p>
      <text:p text:style-name="P306">&lt;div className="feedWrapper"&gt;</text:p>
      <text:p text:style-name="P306">&lt;Share/&gt;</text:p>
      <text:p text:style-name="P306">{posts.map(p=&gt;(</text:p>
      <text:p text:style-name="P306">&lt;Post key={p._id} post={p}/&gt;</text:p>
      <text:p text:style-name="P306">))}</text:p>
      <text:p text:style-name="P306">&lt;/div&gt;</text:p>
      <text:p text:style-name="P306">&lt;/div&gt;</text:p>
      <text:p text:style-name="P306">);</text:p>
      <text:p text:style-name="P306">}</text:p>
      <text:p text:style-name="P311"/>
      <text:p text:style-name="P306">export default Feed;</text:p>
      <text:p text:style-name="P65"/>
      <text:p text:style-name="P289"/>
      <text:p text:style-name="P290"/>
      <text:p text:style-name="P291">so now in timeline we can get user friends by creating an api.</text:p>
      <text:p text:style-name="P291"/>
      <text:p text:style-name="P333">User.js</text:p>
      <text:p text:style-name="P333"/>
      <text:p text:style-name="P299">//get friends</text:p>
      <text:p text:style-name="P306">router.get("/friends/:userId",async (req,res) =&gt; {</text:p>
      <text:p text:style-name="P306">try{</text:p>
      <text:p text:style-name="P306">const user = await User.findById(req.params.userId);</text:p>
      <text:p text:style-name="P306">const friends = await Promise.all(</text:p>
      <text:p text:style-name="P306">user.following.map(friendId =&gt; {</text:p>
      <text:p text:style-name="P306">return User.findById(friendId);</text:p>
      <text:p text:style-name="P306">})</text:p>
      <text:p text:style-name="P306">)</text:p>
      <text:p text:style-name="P306">let friendList=[];</text:p>
      <text:p text:style-name="P306"><text:soft-page-break/>friends.map(friend =&gt;{</text:p>
      <text:p text:style-name="P306">const {_id,username,profilePicture} = friend;</text:p>
      <text:p text:style-name="P306">friendList.push({_id,username,profilePicture});</text:p>
      <text:p text:style-name="P306">})</text:p>
      <text:p text:style-name="P306">return res.status(200).json(friendList);</text:p>
      <text:p text:style-name="P306">}catch(err){</text:p>
      <text:p text:style-name="P306">res.status(500).json(err);</text:p>
      <text:p text:style-name="P306">}</text:p>
      <text:p text:style-name="P306">})</text:p>
      <text:p text:style-name="P306"/>
      <text:p text:style-name="P333"/>
      <text:p text:style-name="P333"/>
      <text:p text:style-name="P312">now we can use this api in our rightbar.jsx </text:p>
      <text:p text:style-name="P312"/>
      <text:p text:style-name="P334">Rightbar.jsx</text:p>
      <text:p text:style-name="P334"/>
      <text:p text:style-name="P325">const [friends,setFriends] = useState([]);</text:p>
      <text:p text:style-name="P326"/>
      <text:p text:style-name="P327">useEffect(() =&gt; {</text:p>
      <text:p text:style-name="P328"><text:s text:c="4"/>const getFriends = async (req,res) =&gt; {</text:p>
      <text:p text:style-name="P328"><text:s text:c="8"/>try{</text:p>
      <text:p text:style-name="P328"><text:s text:c="12"/>const friendList = await axios.get(“/users/friends/” + user._id);</text:p>
      <text:p text:style-name="P328"><text:s text:c="12"/><text:span text:style-name="T98">setFriends(friendList.</text:span><text:span text:style-name="T99">data</text:span><text:span text:style-name="T98">);</text:span></text:p>
      <text:p text:style-name="P328"><text:s text:c="8"/>}catch(err){</text:p>
      <text:p text:style-name="P328"><text:s text:c="12"/>console.log(err);</text:p>
      <text:p text:style-name="P328"><text:s text:c="8"/>}</text:p>
      <text:p text:style-name="P328"><text:s text:c="4"/>};</text:p>
      <text:p text:style-name="P328"><text:s text:c="4"/><text:span text:style-name="T101">getFriends();</text:span></text:p>
      <text:p text:style-name="P327">},<text:span text:style-name="T100">[user._id]</text:span>)</text:p>
      <text:p text:style-name="P327"/>
      <text:p text:style-name="P329">now we can use this inside rightbarFollowing <text:span text:style-name="T102">div.</text:span></text:p>
      <text:p text:style-name="P329"/>
      <text:p text:style-name="P294">import './rightbar.css'</text:p>
      <text:p text:style-name="P306">import {Users} from '../../dummyData'</text:p>
      <text:p text:style-name="P306">import Online from '../Online/Online';</text:p>
      <text:p text:style-name="P306">import { useContext, useEffect } from 'react';</text:p>
      <text:p text:style-name="P306">import axios from 'axios';</text:p>
      <text:p text:style-name="P306">import { useState } from 'react';</text:p>
      <text:p text:style-name="P311"/>
      <text:p text:style-name="P306">const Rightbar = ({user}) =&gt; {</text:p>
      <text:p text:style-name="P306">const PF = process.env.REACT_APP_PUBLIC_FOLDER;</text:p>
      <text:p text:style-name="P306">const [friends,setFriends] = useState([]);</text:p>
      <text:p text:style-name="P311"/>
      <text:p text:style-name="P306">useEffect(() =&gt; {</text:p>
      <text:p text:style-name="P306">const getFriends = async (req,res) =&gt; {</text:p>
      <text:p text:style-name="P306">try{</text:p>
      <text:p text:style-name="P306"><text:soft-page-break/>const friendList = await axios.get("/users/friends/" + user._id);</text:p>
      <text:p text:style-name="P306">setFriends(friendList.data);</text:p>
      <text:p text:style-name="P306">}catch(err){</text:p>
      <text:p text:style-name="P306">console.log(err);</text:p>
      <text:p text:style-name="P306">}</text:p>
      <text:p text:style-name="P306">};</text:p>
      <text:p text:style-name="P306">getFriends();</text:p>
      <text:p text:style-name="P306">},[user._id]);</text:p>
      <text:p text:style-name="P306"/>
      <text:p text:style-name="P311"/>
      <text:p text:style-name="P306">const HomeRightbar=()=&gt;{</text:p>
      <text:p text:style-name="P306">return(</text:p>
      <text:p text:style-name="P306">&lt;&gt;</text:p>
      <text:p text:style-name="P306">&lt;div className="birthdayContainer"&gt;</text:p>
      <text:p text:style-name="P306">&lt;img src={`${PF}gift.png`} alt="" className="birthdayImg" /&gt;</text:p>
      <text:p text:style-name="P306">&lt;span className="birthdayText"&gt; </text:p>
      <text:p text:style-name="P306">&lt;b&gt;Pranjal Tiwari &lt;/b&gt; and &lt;b&gt;3 other friends&lt;/b&gt; have a birthday today.</text:p>
      <text:p text:style-name="P306">&lt;/span&gt;</text:p>
      <text:p text:style-name="P306">&lt;/div&gt;</text:p>
      <text:p text:style-name="P306">&lt;img src={`${PF}ad.png`} alt="" className="rightbarAd" /&gt;</text:p>
      <text:p text:style-name="P306">&lt;h4 className="rightbarTitle"&gt;Online Friends&lt;/h4&gt;</text:p>
      <text:p text:style-name="P306">&lt;ul className="rightbarFriendList"&gt;</text:p>
      <text:p text:style-name="P306">{Users.map(u=&gt;(</text:p>
      <text:p text:style-name="P306">&lt;Online key={u.id} user={u}/&gt;</text:p>
      <text:p text:style-name="P306">))}</text:p>
      <text:p text:style-name="P306">&lt;/ul&gt;</text:p>
      <text:p text:style-name="P306">&lt;/&gt;</text:p>
      <text:p text:style-name="P306">)</text:p>
      <text:p text:style-name="P306">}</text:p>
      <text:p text:style-name="P306">const ProfileRightBar=()=&gt;{</text:p>
      <text:p text:style-name="P306">return(</text:p>
      <text:p text:style-name="P306">&lt;&gt;</text:p>
      <text:p text:style-name="P306">&lt;h4 className='rightbarTitle'&gt;User Information&lt;/h4&gt;</text:p>
      <text:p text:style-name="P306">&lt;div className="rightbarInfo"&gt;</text:p>
      <text:p text:style-name="P306">&lt;div className="rightbarInfoItem"&gt;</text:p>
      <text:p text:style-name="P306">&lt;span className="rightbarInfoKey"&gt;City:&lt;/span&gt;</text:p>
      <text:p text:style-name="P306">&lt;span className='righbarInfoValue'&gt;{user.city}&lt;/span&gt;</text:p>
      <text:p text:style-name="P306">&lt;/div&gt;</text:p>
      <text:p text:style-name="P306">&lt;div className="rightbarInfoItem"&gt;</text:p>
      <text:p text:style-name="P306">&lt;span className="rightbarInfoKey"&gt;From:&lt;/span&gt;</text:p>
      <text:p text:style-name="P306">&lt;span className='righbarInfoValue'&gt;{user.from}&lt;/span&gt;</text:p>
      <text:p text:style-name="P306">&lt;/div&gt;</text:p>
      <text:p text:style-name="P306">&lt;div className="rightbarInfoItem"&gt;</text:p>
      <text:p text:style-name="P306">&lt;span className="rightbarInfoKey"&gt;Relationship:&lt;/span&gt;</text:p>
      <text:p text:style-name="P306">&lt;span className='righbarInfoValue'&gt;{user.relationship === 1 ? "Single" : user.relationship === 2 ? "Married" : "Complicated"}&lt;/span&gt;</text:p>
      <text:p text:style-name="P306">&lt;/div&gt;</text:p>
      <text:p text:style-name="P306">&lt;/div&gt;</text:p>
      <text:p text:style-name="P306">&lt;div className="rightbarFollowings"&gt;</text:p>
      <text:p text:style-name="P306">{friends.map(friend =&gt; (</text:p>
      <text:p text:style-name="P306">&lt;Link to={`/profile/${friend.username}`} style={{textDecoration:"none"}}&gt;</text:p>
      <text:p text:style-name="P306"><text:soft-page-break/>&lt;div className="rightbarFollowing"&gt;</text:p>
      <text:p text:style-name="P306">&lt;img src={friend.profilePicture ? `${PF}${friend.profilePicture}` : `${PF}Person/noAvatar.png` } alt="" className="rightbarFollowingImg" /&gt;</text:p>
      <text:p text:style-name="P306">&lt;span className="rightbarFollowingName"&gt;{friend.username}&lt;/span&gt;</text:p>
      <text:p text:style-name="P306">&lt;/div&gt;</text:p>
      <text:p text:style-name="P306">&lt;/Link&gt;</text:p>
      <text:p text:style-name="P306">))}</text:p>
      <text:p text:style-name="P306">&lt;/div&gt;</text:p>
      <text:p text:style-name="P306">&lt;/&gt;</text:p>
      <text:p text:style-name="P306">)</text:p>
      <text:p text:style-name="P306">}</text:p>
      <text:p text:style-name="P306">return (</text:p>
      <text:p text:style-name="P306">&lt;div className='rightbar'&gt;</text:p>
      <text:p text:style-name="P306">&lt;div className="rightbarWrapper"&gt;</text:p>
      <text:p text:style-name="P306">{user? &lt;ProfileRightBar/&gt; : &lt;HomeRightbar/&gt;} </text:p>
      <text:p text:style-name="P306">&lt;/div&gt;</text:p>
      <text:p text:style-name="P306">&lt;/div&gt;</text:p>
      <text:p text:style-name="P306">);</text:p>
      <text:p text:style-name="P306">}</text:p>
      <text:p text:style-name="P311"/>
      <text:p text:style-name="P306">export default Rightbar;</text:p>
      <text:p text:style-name="P65"/>
      <text:p text:style-name="P313">now when we are going to our friends profile then also this share options are comming. </text:p>
      <text:p text:style-name="P313"/>
      <text:p text:style-name="P314">We can apply some logic in Feed.jsx</text:p>
      <text:p text:style-name="P314"/>
      <text:p text:style-name="P315">we can do: </text:p>
      <text:p text:style-name="P315"/>
      <text:p text:style-name="P330">{username === user.username &amp;&amp; &lt;Share/&gt;}</text:p>
      <text:p text:style-name="P330"/>
      <text:p text:style-name="P335">Feed.jsx</text:p>
      <text:p text:style-name="P330"/>
      <text:p text:style-name="P295">import Post from '../Post/Post';</text:p>
      <text:p text:style-name="P306">import Share from '../Share/Share';</text:p>
      <text:p text:style-name="P306">import './feed.css'</text:p>
      <text:p text:style-name="P306">import {useState,useEffect, useContext} from 'react';</text:p>
      <text:p text:style-name="P306">import axios from 'axios';</text:p>
      <text:p text:style-name="P306">import { AuthContext } from '../../context/AuthContext';</text:p>
      <text:p text:style-name="P311"/>
      <text:p text:style-name="P306">const Feed = ({username}) =&gt; {</text:p>
      <text:p text:style-name="P306">const [posts, setPosts] = useState([]);</text:p>
      <text:p text:style-name="P306">const {user} = useContext(AuthContext)</text:p>
      <text:p text:style-name="P311"/>
      <text:p text:style-name="P306">useEffect(()=&gt;{</text:p>
      <text:p text:style-name="P306">const fetchPost = async ()=&gt;{</text:p>
      <text:p text:style-name="P306">const res = username ? await axios.get(`/posts/profile/${username}`) : await axios.get(`/posts/timeline/${user._id}`)</text:p>
      <text:p text:style-name="P306"><text:soft-page-break/>setPosts(res.data.sort((p1,p2)=&gt;{</text:p>
      <text:p text:style-name="P306">return new Date(p2.createdAt) - new Date(p1.createdAt);</text:p>
      <text:p text:style-name="P306">}));</text:p>
      <text:p text:style-name="P306">}</text:p>
      <text:p text:style-name="P306">fetchPost();</text:p>
      <text:p text:style-name="P306">},[username,user._id]);</text:p>
      <text:p text:style-name="P311"/>
      <text:p text:style-name="P306">return (</text:p>
      <text:p text:style-name="P306">&lt;div className='feed'&gt;</text:p>
      <text:p text:style-name="P306">&lt;div className="feedWrapper"&gt;</text:p>
      <text:p text:style-name="P306">{username === user.username &amp;&amp; &lt;Share/&gt;}</text:p>
      <text:p text:style-name="P306">{posts.map(p=&gt;(</text:p>
      <text:p text:style-name="P306">&lt;Post key={p._id} post={p}/&gt;</text:p>
      <text:p text:style-name="P306">))}</text:p>
      <text:p text:style-name="P306">&lt;/div&gt;</text:p>
      <text:p text:style-name="P306">&lt;/div&gt;</text:p>
      <text:p text:style-name="P306">);</text:p>
      <text:p text:style-name="P306">}</text:p>
      <text:p text:style-name="P311"/>
      <text:p text:style-name="P306">export default Feed;</text:p>
      <text:p text:style-name="P306"/>
      <text:p text:style-name="P330"/>
      <text:p text:style-name="P316">now we can create a button for user to follow and unfollow friends <text:span text:style-name="T103">in rightbar.jsx</text:span>.</text:p>
      <text:p text:style-name="P316"/>
      <text:p text:style-name="P316"/>
      <text:p text:style-name="P317">So we can do the changes in rightbar.jsx</text:p>
      <text:p text:style-name="P317"/>
      <text:p text:style-name="P317"/>
      <text:p text:style-name="P336">Rightbar.jsx</text:p>
      <text:p text:style-name="P336"/>
      <text:p text:style-name="P300">import './rightbar.css'</text:p>
      <text:p text:style-name="P306">import {Users} from '../../dummyData'</text:p>
      <text:p text:style-name="P306">import Online from '../Online/Online';</text:p>
      <text:p text:style-name="P306">import { useContext, useEffect } from 'react';</text:p>
      <text:p text:style-name="P306">import axios from 'axios';</text:p>
      <text:p text:style-name="P306">import { useState } from 'react';</text:p>
      <text:p text:style-name="P306">import { Link } from 'react-router-dom';</text:p>
      <text:p text:style-name="P306">import { AuthContext } from '../../context/AuthContext';</text:p>
      <text:p text:style-name="P306">import AddIcon from '@mui/icons-material/Add';</text:p>
      <text:p text:style-name="P306">import RemoveIcon from '@mui/icons-material/Remove';</text:p>
      <text:p text:style-name="P311"/>
      <text:p text:style-name="P306">const Rightbar = ({user}) =&gt; {</text:p>
      <text:p text:style-name="P306">const PF = process.env.REACT_APP_PUBLIC_FOLDER;</text:p>
      <text:p text:style-name="P306">const [friends,setFriends] = useState([]);</text:p>
      <text:p text:style-name="P306">const {user:currentUser} = useContext(AuthContext);</text:p>
      <text:p text:style-name="P306">const [followed, setFollowed] = useState(false);</text:p>
      <text:p text:style-name="P311"/>
      <text:p text:style-name="P306">useEffect(()=&gt;{</text:p>
      <text:p text:style-name="P306"><text:soft-page-break/>setFollowed(currentUser.following.includes(user?.id));</text:p>
      <text:p text:style-name="P306">},[currentUser,user.id]);</text:p>
      <text:p text:style-name="P311"/>
      <text:p text:style-name="P306">useEffect(() =&gt; {</text:p>
      <text:p text:style-name="P306">const getFriends = async (req,res) =&gt; {</text:p>
      <text:p text:style-name="P306">try{</text:p>
      <text:p text:style-name="P306">const friendList = await axios.get("/users/friends/" + user._id);</text:p>
      <text:p text:style-name="P306">setFriends(friendList.data);</text:p>
      <text:p text:style-name="P306">}catch(err){</text:p>
      <text:p text:style-name="P306">console.log(err);</text:p>
      <text:p text:style-name="P306">}</text:p>
      <text:p text:style-name="P306">};</text:p>
      <text:p text:style-name="P306">getFriends();</text:p>
      <text:p text:style-name="P306">},[user._id]);</text:p>
      <text:p text:style-name="P311"/>
      <text:p text:style-name="P306">const handleClick = async (req,res) =&gt; {</text:p>
      <text:p text:style-name="P306">try{</text:p>
      <text:p text:style-name="P306">if(followed){</text:p>
      <text:p text:style-name="P306">await axios.put(`/users/${user._id}/follow`,{userId:currentUser._id});</text:p>
      <text:p text:style-name="P306">}else{</text:p>
      <text:p text:style-name="P306">await axios.put(`/users/${user._id}/unfollow`,{userId:currentUser._id})</text:p>
      <text:p text:style-name="P306">}</text:p>
      <text:p text:style-name="P306">}catch(err){</text:p>
      <text:p text:style-name="P306">console.log(err);</text:p>
      <text:p text:style-name="P306">}</text:p>
      <text:p text:style-name="P306">setFollowed(!followed)</text:p>
      <text:p text:style-name="P306">}</text:p>
      <text:p text:style-name="P311"/>
      <text:p text:style-name="P306">const HomeRightbar=()=&gt;{</text:p>
      <text:p text:style-name="P306">return(</text:p>
      <text:p text:style-name="P306">&lt;&gt;</text:p>
      <text:p text:style-name="P306">&lt;div className="birthdayContainer"&gt;</text:p>
      <text:p text:style-name="P306">&lt;img src={`${PF}gift.png`} alt="" className="birthdayImg" /&gt;</text:p>
      <text:p text:style-name="P306">&lt;span className="birthdayText"&gt; </text:p>
      <text:p text:style-name="P306">&lt;b&gt;Pranjal Tiwari &lt;/b&gt; and &lt;b&gt;3 other friends&lt;/b&gt; have a birthday today.</text:p>
      <text:p text:style-name="P306">&lt;/span&gt;</text:p>
      <text:p text:style-name="P306">&lt;/div&gt;</text:p>
      <text:p text:style-name="P306">&lt;img src={`${PF}ad.png`} alt="" className="rightbarAd" /&gt;</text:p>
      <text:p text:style-name="P306">&lt;h4 className="rightbarTitle"&gt;Online Friends&lt;/h4&gt;</text:p>
      <text:p text:style-name="P306">&lt;ul className="rightbarFriendList"&gt;</text:p>
      <text:p text:style-name="P306">{Users.map(u=&gt;(</text:p>
      <text:p text:style-name="P306">&lt;Online key={u.id} user={u}/&gt;</text:p>
      <text:p text:style-name="P306">))}</text:p>
      <text:p text:style-name="P306">&lt;/ul&gt;</text:p>
      <text:p text:style-name="P306">&lt;/&gt;</text:p>
      <text:p text:style-name="P306">)</text:p>
      <text:p text:style-name="P306">}</text:p>
      <text:p text:style-name="P306">const ProfileRightBar=()=&gt;{</text:p>
      <text:p text:style-name="P306">return(</text:p>
      <text:p text:style-name="P306">&lt;&gt;</text:p>
      <text:p text:style-name="P306">{user.username !== currentUser.username &amp;&amp; (</text:p>
      <text:p text:style-name="P306"><text:soft-page-break/>&lt;button className="rightbarFollowButton" onClick={handleClick}&gt;</text:p>
      <text:p text:style-name="P306">{followed ? "Unfollow" : "Follow"}</text:p>
      <text:p text:style-name="P306">{followed ? &lt;RemoveIcon/&gt; : &lt;AddIcon/&gt;}</text:p>
      <text:p text:style-name="P306">&lt;/button&gt;</text:p>
      <text:p text:style-name="P306">)}</text:p>
      <text:p text:style-name="P306">&lt;h4 className='rightbarTitle'&gt;User Information&lt;/h4&gt;</text:p>
      <text:p text:style-name="P306">&lt;div className="rightbarInfo"&gt;</text:p>
      <text:p text:style-name="P306">&lt;div className="rightbarInfoItem"&gt;</text:p>
      <text:p text:style-name="P306">&lt;span className="rightbarInfoKey"&gt;City:&lt;/span&gt;</text:p>
      <text:p text:style-name="P306">&lt;span className='righbarInfoValue'&gt;{user.city}&lt;/span&gt;</text:p>
      <text:p text:style-name="P306">&lt;/div&gt;</text:p>
      <text:p text:style-name="P306">&lt;div className="rightbarInfoItem"&gt;</text:p>
      <text:p text:style-name="P306">&lt;span className="rightbarInfoKey"&gt;From:&lt;/span&gt;</text:p>
      <text:p text:style-name="P306">&lt;span className='righbarInfoValue'&gt;{user.from}&lt;/span&gt;</text:p>
      <text:p text:style-name="P306">&lt;/div&gt;</text:p>
      <text:p text:style-name="P306">&lt;div className="rightbarInfoItem"&gt;</text:p>
      <text:p text:style-name="P306">&lt;span className="rightbarInfoKey"&gt;Relationship:&lt;/span&gt;</text:p>
      <text:p text:style-name="P306">&lt;span className='righbarInfoValue'&gt;{user.relationship === 1 ? "Single" : user.relationship === 2 ? "Married" : "Complicated"}&lt;/span&gt;</text:p>
      <text:p text:style-name="P306">&lt;/div&gt;</text:p>
      <text:p text:style-name="P306">&lt;/div&gt;</text:p>
      <text:p text:style-name="P306">&lt;div className="rightbarFollowings"&gt;</text:p>
      <text:p text:style-name="P306">{friends.map(friend =&gt; (</text:p>
      <text:p text:style-name="P306">&lt;Link to={`/profile/${friend.username}`} style={{textDecoration:"none"}}&gt;</text:p>
      <text:p text:style-name="P306">&lt;div className="rightbarFollowing"&gt;</text:p>
      <text:p text:style-name="P306">&lt;img src={friend.profilePicture ? `${PF}${friend.profilePicture}` : `${PF}Person/noAvatar.png` } alt="" className="rightbarFollowingImg" /&gt;</text:p>
      <text:p text:style-name="P306">&lt;span className="rightbarFollowingName"&gt;{friend.username}&lt;/span&gt;</text:p>
      <text:p text:style-name="P306">&lt;/div&gt;</text:p>
      <text:p text:style-name="P306">&lt;/Link&gt;</text:p>
      <text:p text:style-name="P306">))}</text:p>
      <text:p text:style-name="P306">&lt;/div&gt;</text:p>
      <text:p text:style-name="P306">&lt;/&gt;</text:p>
      <text:p text:style-name="P306">)</text:p>
      <text:p text:style-name="P306">}</text:p>
      <text:p text:style-name="P306">return (</text:p>
      <text:p text:style-name="P306">&lt;div className='rightbar'&gt;</text:p>
      <text:p text:style-name="P306">&lt;div className="rightbarWrapper"&gt;</text:p>
      <text:p text:style-name="P306">{user? &lt;ProfileRightBar/&gt; : &lt;HomeRightbar/&gt;} </text:p>
      <text:p text:style-name="P306">&lt;/div&gt;</text:p>
      <text:p text:style-name="P306">&lt;/div&gt;</text:p>
      <text:p text:style-name="P306">);</text:p>
      <text:p text:style-name="P306">}</text:p>
      <text:p text:style-name="P311"/>
      <text:p text:style-name="P306">export default Rightbar;</text:p>
      <text:p text:style-name="P65"/>
      <text:p text:style-name="P337"/>
      <text:p text:style-name="P318">now we need to use our context-api</text:p>
      <text:p text:style-name="P318"/>
      <text:p text:style-name="P318"/>
      <text:p text:style-name="P338"><text:soft-page-break/>AuthAction.js</text:p>
      <text:p text:style-name="P338"/>
      <text:p text:style-name="P301">export const Follow = (userId) =&gt;({</text:p>
      <text:p text:style-name="P306">type:"FOLLOW",</text:p>
      <text:p text:style-name="P306">payload:userId</text:p>
      <text:p text:style-name="P306">})</text:p>
      <text:p text:style-name="P311"/>
      <text:p text:style-name="P306">export const unfollow = (userId) =&gt;({</text:p>
      <text:p text:style-name="P306">type:"UNFOLLOW",</text:p>
      <text:p text:style-name="P306">payload:userId</text:p>
      <text:p text:style-name="P306">})</text:p>
      <text:p text:style-name="P319"/>
      <text:p text:style-name="P319"/>
      <text:p text:style-name="P339">Aut<text:span text:style-name="T104">hReducer.js</text:span></text:p>
      <text:p text:style-name="P339"/>
      <text:p text:style-name="P302">const AuthReducer = (state,action) =&gt;{</text:p>
      <text:p text:style-name="P306">switch(action.type){</text:p>
      <text:p text:style-name="P306">case "LOGIN_START":</text:p>
      <text:p text:style-name="P306">return{</text:p>
      <text:p text:style-name="P306">user:null,</text:p>
      <text:p text:style-name="P306">isFetching:true,</text:p>
      <text:p text:style-name="P306">error:false</text:p>
      <text:p text:style-name="P306">};</text:p>
      <text:p text:style-name="P306">case "LOGIN_SUCCESS":</text:p>
      <text:p text:style-name="P306">return{</text:p>
      <text:p text:style-name="P306">user:action.payload,</text:p>
      <text:p text:style-name="P306">isFetching:false,</text:p>
      <text:p text:style-name="P306">error:false</text:p>
      <text:p text:style-name="P306">};</text:p>
      <text:p text:style-name="P306">case "LOGIN_FALIURE":</text:p>
      <text:p text:style-name="P306">return{</text:p>
      <text:p text:style-name="P306">user:false,</text:p>
      <text:p text:style-name="P306">isFetching:false,</text:p>
      <text:p text:style-name="P306">error:action.payload</text:p>
      <text:p text:style-name="P306">};</text:p>
      <text:p text:style-name="P306">case "FOLLOW":</text:p>
      <text:p text:style-name="P306">return{</text:p>
      <text:p text:style-name="P306">...state,</text:p>
      <text:p text:style-name="P306">user:{</text:p>
      <text:p text:style-name="P306">...state.user,</text:p>
      <text:p text:style-name="P306">following:[...state.user.following,action.payload]</text:p>
      <text:p text:style-name="P306">}</text:p>
      <text:p text:style-name="P306">}; </text:p>
      <text:p text:style-name="P306">case "UNFOLLOW":</text:p>
      <text:p text:style-name="P306">return{</text:p>
      <text:p text:style-name="P306">...state,</text:p>
      <text:p text:style-name="P306">user:{</text:p>
      <text:p text:style-name="P306">...state.user,</text:p>
      <text:p text:style-name="P306">following : state.user.following.filter(following =&gt; following !== action.payload)</text:p>
      <text:p text:style-name="P306">}</text:p>
      <text:p text:style-name="P306"><text:soft-page-break/>}; </text:p>
      <text:p text:style-name="P306">default:</text:p>
      <text:p text:style-name="P306">return state</text:p>
      <text:p text:style-name="P306">}</text:p>
      <text:p text:style-name="P306">}</text:p>
      <text:p text:style-name="P311"/>
      <text:p text:style-name="P306">export default AuthReducer;</text:p>
      <text:p text:style-name="P339"/>
      <text:p text:style-name="P340"/>
      <text:p text:style-name="P320">now we can use this dispatch in rightbar.jsx</text:p>
      <text:p text:style-name="P339"/>
      <text:p text:style-name="P341">Rightbar.jsx</text:p>
      <text:p text:style-name="P341"/>
      <text:p text:style-name="P303">import './rightbar.css'</text:p>
      <text:p text:style-name="P306">import {Users} from '../../dummyData'</text:p>
      <text:p text:style-name="P306">import Online from '../Online/Online';</text:p>
      <text:p text:style-name="P306">import { useContext, useEffect } from 'react';</text:p>
      <text:p text:style-name="P306">import axios from 'axios';</text:p>
      <text:p text:style-name="P306">import { useState } from 'react';</text:p>
      <text:p text:style-name="P306">import { Link } from 'react-router-dom';</text:p>
      <text:p text:style-name="P306">import { AuthContext } from '../../context/AuthContext';</text:p>
      <text:p text:style-name="P306">import AddIcon from '@mui/icons-material/Add';</text:p>
      <text:p text:style-name="P306">import RemoveIcon from '@mui/icons-material/Remove';</text:p>
      <text:p text:style-name="P311"/>
      <text:p text:style-name="P306">const Rightbar = ({user}) =&gt; {</text:p>
      <text:p text:style-name="P306">const PF = process.env.REACT_APP_PUBLIC_FOLDER;</text:p>
      <text:p text:style-name="P306">const [friends,setFriends] = useState([]);</text:p>
      <text:p text:style-name="P306">const {user:currentUser,dispatch} = useContext(AuthContext);</text:p>
      <text:p text:style-name="P306">const [followed, setFollowed] = useState(currentUser.following.includes(user?._id));</text:p>
      <text:p text:style-name="P306">console.log("User" + user?._id);</text:p>
      <text:p text:style-name="P306">console.log(currentUser.following);</text:p>
      <text:p text:style-name="P306">console.log(currentUser.following.includes(user?._id));</text:p>
      <text:p text:style-name="P311"/>
      <text:p text:style-name="P306">useEffect(() =&gt; {</text:p>
      <text:p text:style-name="P306">const getFriends = async (req,res) =&gt; {</text:p>
      <text:p text:style-name="P306">try{</text:p>
      <text:p text:style-name="P306">const friendList = await axios.get("/users/friends/" + user._id);</text:p>
      <text:p text:style-name="P306">setFriends(friendList.data);</text:p>
      <text:p text:style-name="P306">}catch(err){</text:p>
      <text:p text:style-name="P306">console.log(err);</text:p>
      <text:p text:style-name="P306">}</text:p>
      <text:p text:style-name="P306">};</text:p>
      <text:p text:style-name="P306">getFriends();</text:p>
      <text:p text:style-name="P306">},[user._<text:span text:style-name="T105">id</text:span>]);</text:p>
      <text:p text:style-name="P311"/>
      <text:p text:style-name="P306">const handleClick = async (req,res) =&gt; {</text:p>
      <text:p text:style-name="P306">try{</text:p>
      <text:p text:style-name="P306">if(followed){</text:p>
      <text:p text:style-name="P306">await axios.put(`/users/${user._id}/unfollow`,{userId:currentUser._id});</text:p>
      <text:p text:style-name="P306">dispatch({type:"UNFOLLOW",payload:user._id});</text:p>
      <text:p text:style-name="P306"><text:soft-page-break/>}else{</text:p>
      <text:p text:style-name="P306">await axios.put(`/users/${user._id}/follow`,{userId:currentUser._id})</text:p>
      <text:p text:style-name="P306">dispatch({type:"FOLLOW",payload:user._id});</text:p>
      <text:p text:style-name="P306">}</text:p>
      <text:p text:style-name="P306">}catch(err){</text:p>
      <text:p text:style-name="P306">console.log(err);</text:p>
      <text:p text:style-name="P306">}</text:p>
      <text:p text:style-name="P306">setFollowed(!followed)</text:p>
      <text:p text:style-name="P306">}</text:p>
      <text:p text:style-name="P311"/>
      <text:p text:style-name="P306">const HomeRightbar=()=&gt;{</text:p>
      <text:p text:style-name="P306">return(</text:p>
      <text:p text:style-name="P306">&lt;&gt;</text:p>
      <text:p text:style-name="P306">&lt;div className="birthdayContainer"&gt;</text:p>
      <text:p text:style-name="P306">&lt;img src={`${PF}gift.png`} alt="" className="birthdayImg" /&gt;</text:p>
      <text:p text:style-name="P306">&lt;span className="birthdayText"&gt; </text:p>
      <text:p text:style-name="P306">&lt;b&gt;Pranjal Tiwari &lt;/b&gt; and &lt;b&gt;3 other friends&lt;/b&gt; have a birthday today.</text:p>
      <text:p text:style-name="P306">&lt;/span&gt;</text:p>
      <text:p text:style-name="P306">&lt;/div&gt;</text:p>
      <text:p text:style-name="P306">&lt;img src={`${PF}ad.png`} alt="" className="rightbarAd" /&gt;</text:p>
      <text:p text:style-name="P306">&lt;h4 className="rightbarTitle"&gt;Online Friends&lt;/h4&gt;</text:p>
      <text:p text:style-name="P306">&lt;ul className="rightbarFriendList"&gt;</text:p>
      <text:p text:style-name="P306">{Users.map(u=&gt;(</text:p>
      <text:p text:style-name="P306">&lt;Online key={u.id} user={u}/&gt;</text:p>
      <text:p text:style-name="P306">))}</text:p>
      <text:p text:style-name="P306">&lt;/ul&gt;</text:p>
      <text:p text:style-name="P306">&lt;/&gt;</text:p>
      <text:p text:style-name="P306">)</text:p>
      <text:p text:style-name="P306">}</text:p>
      <text:p text:style-name="P306">const ProfileRightBar=()=&gt;{</text:p>
      <text:p text:style-name="P306">return(</text:p>
      <text:p text:style-name="P306">&lt;&gt;</text:p>
      <text:p text:style-name="P306">{user.username !== currentUser.username &amp;&amp; (</text:p>
      <text:p text:style-name="P306">&lt;button className="rightbarFollowButton" onClick={handleClick}&gt;</text:p>
      <text:p text:style-name="P306">{followed ? "Unfollow" : "Follow"}</text:p>
      <text:p text:style-name="P306">{followed ? &lt;RemoveIcon/&gt; : &lt;AddIcon/&gt;}</text:p>
      <text:p text:style-name="P306">&lt;/button&gt;</text:p>
      <text:p text:style-name="P306">)}</text:p>
      <text:p text:style-name="P306">&lt;h4 className='rightbarTitle'&gt;User Information&lt;/h4&gt;</text:p>
      <text:p text:style-name="P306">&lt;div className="rightbarInfo"&gt;</text:p>
      <text:p text:style-name="P306">&lt;div className="rightbarInfoItem"&gt;</text:p>
      <text:p text:style-name="P306">&lt;span className="rightbarInfoKey"&gt;City:&lt;/span&gt;</text:p>
      <text:p text:style-name="P306">&lt;span className='righbarInfoValue'&gt;{user.city}&lt;/span&gt;</text:p>
      <text:p text:style-name="P306">&lt;/div&gt;</text:p>
      <text:p text:style-name="P306">&lt;div className="rightbarInfoItem"&gt;</text:p>
      <text:p text:style-name="P306">&lt;span className="rightbarInfoKey"&gt;From:&lt;/span&gt;</text:p>
      <text:p text:style-name="P306">&lt;span className='righbarInfoValue'&gt;{user.from}&lt;/span&gt;</text:p>
      <text:p text:style-name="P306">&lt;/div&gt;</text:p>
      <text:p text:style-name="P306">&lt;div className="rightbarInfoItem"&gt;</text:p>
      <text:p text:style-name="P306">&lt;span className="rightbarInfoKey"&gt;Relationship:&lt;/span&gt;</text:p>
      <text:p text:style-name="P306"><text:soft-page-break/>&lt;span className='righbarInfoValue'&gt;{user.relationship === 1 ? "Single" : user.relationship === 2 ? "Married" : "Complicated"}&lt;/span&gt;</text:p>
      <text:p text:style-name="P306">&lt;/div&gt;</text:p>
      <text:p text:style-name="P306">&lt;/div&gt;</text:p>
      <text:p text:style-name="P306">&lt;div className="rightbarFollowings"&gt;</text:p>
      <text:p text:style-name="P306">{friends.map(friend =&gt; (</text:p>
      <text:p text:style-name="P306">&lt;Link to={`/profile/${friend.username}`} style={{textDecoration:"none"}}&gt;</text:p>
      <text:p text:style-name="P306">&lt;div className="rightbarFollowing"&gt;</text:p>
      <text:p text:style-name="P306">&lt;img src={friend.profilePicture ? `${PF}${friend.profilePicture}` : `${PF}Person/noAvatar.png` } alt="" className="rightbarFollowingImg" /&gt;</text:p>
      <text:p text:style-name="P306">&lt;span className="rightbarFollowingName"&gt;{friend.username}&lt;/span&gt;</text:p>
      <text:p text:style-name="P306">&lt;/div&gt;</text:p>
      <text:p text:style-name="P306">&lt;/Link&gt;</text:p>
      <text:p text:style-name="P306">))}</text:p>
      <text:p text:style-name="P306">&lt;/div&gt;</text:p>
      <text:p text:style-name="P306">&lt;/&gt;</text:p>
      <text:p text:style-name="P306">)</text:p>
      <text:p text:style-name="P306">}</text:p>
      <text:p text:style-name="P306">return (</text:p>
      <text:p text:style-name="P306">&lt;div className='rightbar'&gt;</text:p>
      <text:p text:style-name="P306">&lt;div className="rightbarWrapper"&gt;</text:p>
      <text:p text:style-name="P306">{user? &lt;ProfileRightBar/&gt; : &lt;HomeRightbar/&gt;} </text:p>
      <text:p text:style-name="P306">&lt;/div&gt;</text:p>
      <text:p text:style-name="P306">&lt;/div&gt;</text:p>
      <text:p text:style-name="P306">);</text:p>
      <text:p text:style-name="P306">}</text:p>
      <text:p text:style-name="P311"/>
      <text:p text:style-name="P306">export default Rightbar;</text:p>
      <text:p text:style-name="P306"/>
      <text:p text:style-name="P341"/>
      <text:p text:style-name="P342"><text:span text:style-name="T18">So there is an error here </text:span><text:span text:style-name="T46">so we can change user._id to user in </text:span><text:span text:style-name="T47">the dependency in rightbar.jsx</text:span><text:line-break/></text:p>
      <text:p text:style-name="P342"/>
      <text:p text:style-name="P304">import './rightbar.css'</text:p>
      <text:p text:style-name="P306">import {Users} from '../../dummyData'</text:p>
      <text:p text:style-name="P306">import Online from '../Online/Online';</text:p>
      <text:p text:style-name="P306">import { useContext, useEffect } from 'react';</text:p>
      <text:p text:style-name="P306">import axios from 'axios';</text:p>
      <text:p text:style-name="P306">import { useState } from 'react';</text:p>
      <text:p text:style-name="P306">import { Link } from 'react-router-dom';</text:p>
      <text:p text:style-name="P306">import { AuthContext } from '../../context/AuthContext';</text:p>
      <text:p text:style-name="P306">import AddIcon from '@mui/icons-material/Add';</text:p>
      <text:p text:style-name="P306">import RemoveIcon from '@mui/icons-material/Remove';</text:p>
      <text:p text:style-name="P311"/>
      <text:p text:style-name="P306">const Rightbar = ({user}) =&gt; {</text:p>
      <text:p text:style-name="P306">const PF = process.env.REACT_APP_PUBLIC_FOLDER;</text:p>
      <text:p text:style-name="P306">const [friends,setFriends] = useState([]);</text:p>
      <text:p text:style-name="P306">const {user:currentUser,dispatch} = useContext(AuthContext);</text:p>
      <text:p text:style-name="P306">const [followed, setFollowed] = useState(currentUser.following.includes(user?._id));</text:p>
      <text:p text:style-name="P306"><text:soft-page-break/>console.log("User" + user?._id);</text:p>
      <text:p text:style-name="P306">console.log(currentUser.following);</text:p>
      <text:p text:style-name="P306">console.log(currentUser.following.includes(user?._id));</text:p>
      <text:p text:style-name="P311"/>
      <text:p text:style-name="P306">useEffect(() =&gt; {</text:p>
      <text:p text:style-name="P306">const getFriends = async (req,res) =&gt; {</text:p>
      <text:p text:style-name="P306">try{</text:p>
      <text:p text:style-name="P306">const friendList = await axios.get("/users/friends/" + user._id);</text:p>
      <text:p text:style-name="P306">setFriends(friendList.data);</text:p>
      <text:p text:style-name="P306">}catch(err){</text:p>
      <text:p text:style-name="P306">console.log(err);</text:p>
      <text:p text:style-name="P306">}</text:p>
      <text:p text:style-name="P306">};</text:p>
      <text:p text:style-name="P306">getFriends();</text:p>
      <text:p text:style-name="P306">},[user]);</text:p>
      <text:p text:style-name="P311"/>
      <text:p text:style-name="P306">const handleClick = async (req,res) =&gt; {</text:p>
      <text:p text:style-name="P306">try{</text:p>
      <text:p text:style-name="P306">if(followed){</text:p>
      <text:p text:style-name="P306">await axios.put(`/users/${user._id}/unfollow`,{userId:currentUser._id});</text:p>
      <text:p text:style-name="P306">dispatch({type:"UNFOLLOW",payload:user._id});</text:p>
      <text:p text:style-name="P306">}else{</text:p>
      <text:p text:style-name="P306">await axios.put(`/users/${user._id}/follow`,{userId:currentUser._id})</text:p>
      <text:p text:style-name="P306">dispatch({type:"FOLLOW",payload:user._id});</text:p>
      <text:p text:style-name="P306">}</text:p>
      <text:p text:style-name="P306">}catch(err){</text:p>
      <text:p text:style-name="P306">console.log(err);</text:p>
      <text:p text:style-name="P306">}</text:p>
      <text:p text:style-name="P306">setFollowed(!followed)</text:p>
      <text:p text:style-name="P306">}</text:p>
      <text:p text:style-name="P311"/>
      <text:p text:style-name="P306">const HomeRightbar=()=&gt;{</text:p>
      <text:p text:style-name="P306">return(</text:p>
      <text:p text:style-name="P306">&lt;&gt;</text:p>
      <text:p text:style-name="P306">&lt;div className="birthdayContainer"&gt;</text:p>
      <text:p text:style-name="P306">&lt;img src={`${PF}gift.png`} alt="" className="birthdayImg" /&gt;</text:p>
      <text:p text:style-name="P306">&lt;span className="birthdayText"&gt; </text:p>
      <text:p text:style-name="P306">&lt;b&gt;Pranjal Tiwari &lt;/b&gt; and &lt;b&gt;3 other friends&lt;/b&gt; have a birthday today.</text:p>
      <text:p text:style-name="P306">&lt;/span&gt;</text:p>
      <text:p text:style-name="P306">&lt;/div&gt;</text:p>
      <text:p text:style-name="P306">&lt;img src={`${PF}ad.png`} alt="" className="rightbarAd" /&gt;</text:p>
      <text:p text:style-name="P306">&lt;h4 className="rightbarTitle"&gt;Online Friends&lt;/h4&gt;</text:p>
      <text:p text:style-name="P306">&lt;ul className="rightbarFriendList"&gt;</text:p>
      <text:p text:style-name="P306">{Users.map(u=&gt;(</text:p>
      <text:p text:style-name="P306">&lt;Online key={u.id} user={u}/&gt;</text:p>
      <text:p text:style-name="P306">))}</text:p>
      <text:p text:style-name="P306">&lt;/ul&gt;</text:p>
      <text:p text:style-name="P306">&lt;/&gt;</text:p>
      <text:p text:style-name="P306">)</text:p>
      <text:p text:style-name="P306">}</text:p>
      <text:p text:style-name="P306">const ProfileRightBar=()=&gt;{</text:p>
      <text:p text:style-name="P306"><text:soft-page-break/>return(</text:p>
      <text:p text:style-name="P306">&lt;&gt;</text:p>
      <text:p text:style-name="P306">{user.username !== currentUser.username &amp;&amp; (</text:p>
      <text:p text:style-name="P306">&lt;button className="rightbarFollowButton" onClick={handleClick}&gt;</text:p>
      <text:p text:style-name="P306">{followed ? "Unfollow" : "Follow"}</text:p>
      <text:p text:style-name="P306">{followed ? &lt;RemoveIcon/&gt; : &lt;AddIcon/&gt;}</text:p>
      <text:p text:style-name="P306">&lt;/button&gt;</text:p>
      <text:p text:style-name="P306">)}</text:p>
      <text:p text:style-name="P306">&lt;h4 className='rightbarTitle'&gt;User Information&lt;/h4&gt;</text:p>
      <text:p text:style-name="P306">&lt;div className="rightbarInfo"&gt;</text:p>
      <text:p text:style-name="P306">&lt;div className="rightbarInfoItem"&gt;</text:p>
      <text:p text:style-name="P306">&lt;span className="rightbarInfoKey"&gt;City:&lt;/span&gt;</text:p>
      <text:p text:style-name="P306">&lt;span className='righbarInfoValue'&gt;{user.city}&lt;/span&gt;</text:p>
      <text:p text:style-name="P306">&lt;/div&gt;</text:p>
      <text:p text:style-name="P306">&lt;div className="rightbarInfoItem"&gt;</text:p>
      <text:p text:style-name="P306">&lt;span className="rightbarInfoKey"&gt;From:&lt;/span&gt;</text:p>
      <text:p text:style-name="P306">&lt;span className='righbarInfoValue'&gt;{user.from}&lt;/span&gt;</text:p>
      <text:p text:style-name="P306">&lt;/div&gt;</text:p>
      <text:p text:style-name="P306">&lt;div className="rightbarInfoItem"&gt;</text:p>
      <text:p text:style-name="P306">&lt;span className="rightbarInfoKey"&gt;Relationship:&lt;/span&gt;</text:p>
      <text:p text:style-name="P306">&lt;span className='righbarInfoValue'&gt;{user.relationship === 1 ? "Single" : user.relationship === 2 ? "Married" : "Complicated"}&lt;/span&gt;</text:p>
      <text:p text:style-name="P306">&lt;/div&gt;</text:p>
      <text:p text:style-name="P306">&lt;/div&gt;</text:p>
      <text:p text:style-name="P306">&lt;div className="rightbarFollowings"&gt;</text:p>
      <text:p text:style-name="P306">{friends.map(friend =&gt; (</text:p>
      <text:p text:style-name="P306">&lt;Link to={`/profile/${friend.username}`} style={{textDecoration:"none"}}&gt;</text:p>
      <text:p text:style-name="P306">&lt;div className="rightbarFollowing"&gt;</text:p>
      <text:p text:style-name="P306">&lt;img src={friend.profilePicture ? `${PF}${friend.profilePicture}` : `${PF}Person/noAvatar.png` } alt="" className="rightbarFollowingImg" /&gt;</text:p>
      <text:p text:style-name="P306">&lt;span className="rightbarFollowingName"&gt;{friend.username}&lt;/span&gt;</text:p>
      <text:p text:style-name="P306">&lt;/div&gt;</text:p>
      <text:p text:style-name="P306">&lt;/Link&gt;</text:p>
      <text:p text:style-name="P306">))}</text:p>
      <text:p text:style-name="P306">&lt;/div&gt;</text:p>
      <text:p text:style-name="P306">&lt;/&gt;</text:p>
      <text:p text:style-name="P306">)</text:p>
      <text:p text:style-name="P306">}</text:p>
      <text:p text:style-name="P306">return (</text:p>
      <text:p text:style-name="P306">&lt;div className='rightbar'&gt;</text:p>
      <text:p text:style-name="P306">&lt;div className="rightbarWrapper"&gt;</text:p>
      <text:p text:style-name="P306">{user? &lt;ProfileRightBar/&gt; : &lt;HomeRightbar/&gt;} </text:p>
      <text:p text:style-name="P306">&lt;/div&gt;</text:p>
      <text:p text:style-name="P306">&lt;/div&gt;</text:p>
      <text:p text:style-name="P306">);</text:p>
      <text:p text:style-name="P306">}</text:p>
      <text:p text:style-name="P311"/>
      <text:p text:style-name="P306">export default Rightbar;</text:p>
      <text:p text:style-name="P306"/>
      <text:p text:style-name="P306"/>
      <text:p text:style-name="P309">so there is no share component in Homepage </text:p>
      <text:p text:style-name="P309"><text:soft-page-break/></text:p>
      <text:p text:style-name="P309">so we can do changes in Feed.jsx</text:p>
      <text:p text:style-name="P309"/>
      <text:p text:style-name="P310"/>
      <text:p text:style-name="P345"><text:span text:style-name="T106">Feed.</text:span>jsx</text:p>
      <text:p text:style-name="P345"/>
      <text:p text:style-name="P342"/>
      <text:p text:style-name="P342"/>
      <text:p text:style-name="P304">import Post from '../Post/Post';</text:p>
      <text:p text:style-name="P306">import Share from '../Share/Share';</text:p>
      <text:p text:style-name="P306">import './feed.css'</text:p>
      <text:p text:style-name="P306">import {useState,useEffect, useContext} from 'react';</text:p>
      <text:p text:style-name="P306">import axios from 'axios';</text:p>
      <text:p text:style-name="P306">import { AuthContext } from '../../context/AuthContext';</text:p>
      <text:p text:style-name="P311"/>
      <text:p text:style-name="P306">const Feed = ({username}) =&gt; {</text:p>
      <text:p text:style-name="P306">const [posts, setPosts] = useState([]);</text:p>
      <text:p text:style-name="P306">const {user} = useContext(AuthContext)</text:p>
      <text:p text:style-name="P311"/>
      <text:p text:style-name="P306">useEffect(()=&gt;{</text:p>
      <text:p text:style-name="P306">const fetchPost = async ()=&gt;{</text:p>
      <text:p text:style-name="P306">const res = username ? await axios.get(`/posts/profile/${username}`) : await axios.get(`/posts/timeline/${user._id}`)</text:p>
      <text:p text:style-name="P306">setPosts(res.data.sort((p1,p2)=&gt;{</text:p>
      <text:p text:style-name="P306">return new Date(p2.createdAt) - new Date(p1.createdAt);</text:p>
      <text:p text:style-name="P306">}));</text:p>
      <text:p text:style-name="P306">}</text:p>
      <text:p text:style-name="P306">fetchPost();</text:p>
      <text:p text:style-name="P306">},[username,user._id]);</text:p>
      <text:p text:style-name="P311"/>
      <text:p text:style-name="P306">return (</text:p>
      <text:p text:style-name="P306">&lt;div className='feed'&gt;</text:p>
      <text:p text:style-name="P306">&lt;div className="feedWrapper"&gt;</text:p>
      <text:p text:style-name="P306">{(!username || username === user.username) &amp;&amp; &lt;Share/&gt;}</text:p>
      <text:p text:style-name="P306">{posts.map(p=&gt;(</text:p>
      <text:p text:style-name="P306">&lt;Post key={p._id} post={p}/&gt;</text:p>
      <text:p text:style-name="P306">))}</text:p>
      <text:p text:style-name="P306">&lt;/div&gt;</text:p>
      <text:p text:style-name="P306">&lt;/div&gt;</text:p>
      <text:p text:style-name="P306">);</text:p>
      <text:p text:style-name="P306">}</text:p>
      <text:p text:style-name="P311"/>
      <text:p text:style-name="P306">export default Feed;</text:p>
      <text:p text:style-name="P306"/>
      <text:p text:style-name="P342"/>
      <text:p text:style-name="P321">so now 1 last thing i want to do is when we choose photo to share i want that photo to come there and a cancel option to that image</text:p>
      <text:p text:style-name="P321"/>
      <text:p text:style-name="P321"/>
      <text:p text:style-name="P321"><text:soft-page-break/></text:p>
      <text:p text:style-name="P308">{file &amp;&amp; (</text:p>
      <text:p text:style-name="P308">&lt;div className="shareImgContainer"&gt;</text:p>
      <text:p text:style-name="P308">&lt;img src={URL.createObjectURL(file)} alt="" className="shareImg" /&gt;</text:p>
      <text:p text:style-name="P308">&lt;CancelIcon className="shareCancelImg" onClick={()=&gt;{setFile(null)}}/&gt;</text:p>
      <text:p text:style-name="P308">&lt;/div&gt;</text:p>
      <text:p text:style-name="P297">)}</text:p>
      <text:p text:style-name="P297"/>
      <text:p text:style-name="P298">so we can use URL.createObjectUrl(file) in src</text:p>
      <text:p text:style-name="P321"/>
      <text:p text:style-name="P343">Share.jsx</text:p>
      <text:p text:style-name="P322"/>
      <text:p text:style-name="P321"/>
      <text:p text:style-name="P296">import './share.css'</text:p>
      <text:p text:style-name="P307">import PermMediaIcon from '@mui/icons-material/PermMedia';</text:p>
      <text:p text:style-name="P307">import LabelIcon from '@mui/icons-material/Label';</text:p>
      <text:p text:style-name="P307">import LocationOnIcon from '@mui/icons-material/LocationOn';</text:p>
      <text:p text:style-name="P307">import EmojiEmotionsIcon from '@mui/icons-material/EmojiEmotions';</text:p>
      <text:p text:style-name="P307">import { useContext, useRef, useState } from 'react';</text:p>
      <text:p text:style-name="P307">import { AuthContext } from '../../context/AuthContext';</text:p>
      <text:p text:style-name="P307">import axios from 'axios';</text:p>
      <text:p text:style-name="P307">import CancelIcon from '@mui/icons-material/Cancel';</text:p>
      <text:p text:style-name="P331"/>
      <text:p text:style-name="P307">const Share = () =&gt; {</text:p>
      <text:p text:style-name="P307">const PF = process.env.REACT_APP_PUBLIC_FOLDER;</text:p>
      <text:p text:style-name="P307">const {user} = useContext(AuthContext);</text:p>
      <text:p text:style-name="P307">const desc = useRef();</text:p>
      <text:p text:style-name="P307">const [file, setFile] = useState(null);</text:p>
      <text:p text:style-name="P331"/>
      <text:p text:style-name="P307">const submitHandler = async (e) =&gt;{</text:p>
      <text:p text:style-name="P307">e.preventDefault();</text:p>
      <text:p text:style-name="P307">const newPost = {</text:p>
      <text:p text:style-name="P307">userId:user._id,</text:p>
      <text:p text:style-name="P307">desc:desc.current.value</text:p>
      <text:p text:style-name="P307">}</text:p>
      <text:p text:style-name="P307">if(file){</text:p>
      <text:p text:style-name="P307">const data = new FormData();</text:p>
      <text:p text:style-name="P307">const fileName = Date.now() + file.name;</text:p>
      <text:p text:style-name="P307">data.append("name",fileName);</text:p>
      <text:p text:style-name="P307">data.append("file",file);</text:p>
      <text:p text:style-name="P307">newPost.img = fileName;</text:p>
      <text:p text:style-name="P307">try{</text:p>
      <text:p text:style-name="P307">await axios.post("/upload",data);</text:p>
      <text:p text:style-name="P307">}catch(err){</text:p>
      <text:p text:style-name="P307">console.log(err);</text:p>
      <text:p text:style-name="P307">}</text:p>
      <text:p text:style-name="P307">}</text:p>
      <text:p text:style-name="P307">try{</text:p>
      <text:p text:style-name="P307">await axios.post("/posts",newPost);</text:p>
      <text:p text:style-name="P307">window.location.reload();</text:p>
      <text:p text:style-name="P307"><text:soft-page-break/>}catch(err){</text:p>
      <text:p text:style-name="P307">console.log(err);</text:p>
      <text:p text:style-name="P307">}</text:p>
      <text:p text:style-name="P307">}</text:p>
      <text:p text:style-name="P331"/>
      <text:p text:style-name="P307">return (</text:p>
      <text:p text:style-name="P307">&lt;div className='share'&gt;</text:p>
      <text:p text:style-name="P307">&lt;div className="shareWrapper"&gt;</text:p>
      <text:p text:style-name="P307">&lt;div className="shareTop"&gt;</text:p>
      <text:p text:style-name="P307">&lt;img src={user.profilePicture ? `${PF}${user.profilePicture}` :`${PF}Person/noAvatar.png`} alt="" className="shareTopImg" /&gt;</text:p>
      <text:p text:style-name="P307">&lt;input placeholder={`what is in your mind ${user.username} ?`} ref={desc} className="shareInput" /&gt;</text:p>
      <text:p text:style-name="P307">&lt;/div&gt;</text:p>
      <text:p text:style-name="P307">&lt;hr className='shareHr' /&gt;</text:p>
      <text:p text:style-name="P307">{file &amp;&amp; (</text:p>
      <text:p text:style-name="P307">&lt;div className="shareImgContainer"&gt;</text:p>
      <text:p text:style-name="P307">&lt;img src={URL.createObjectURL(file)} alt="" className="shareImg" /&gt;</text:p>
      <text:p text:style-name="P307">&lt;CancelIcon className="shareCancelImg" onClick={()=&gt;{setFile(null)}}/&gt;</text:p>
      <text:p text:style-name="P307">&lt;/div&gt;</text:p>
      <text:p text:style-name="P307">)}</text:p>
      <text:p text:style-name="P307">&lt;form className="shareBottom" onSubmit={submitHandler}&gt;</text:p>
      <text:p text:style-name="P307">&lt;div className="shareOptions"&gt;</text:p>
      <text:p text:style-name="P307">&lt;label htmlFor='file' className="shareOption"&gt;</text:p>
      <text:p text:style-name="P307">&lt;PermMediaIcon htmlColor='tomato' className='shareIcon'/&gt;</text:p>
      <text:p text:style-name="P307">&lt;span className="shareOptionText"&gt;Photo or Video&lt;/span&gt;</text:p>
      <text:p text:style-name="P307">&lt;input style={{display:"none"}} type="file" id='file' accept='.png,.jpg,.jpeg' onChange={(e)=&gt;setFile(e.target.files[0])}/&gt;</text:p>
      <text:p text:style-name="P307">&lt;/label&gt;</text:p>
      <text:p text:style-name="P307">&lt;div className="shareOption"&gt;</text:p>
      <text:p text:style-name="P307">&lt;LabelIcon htmlColor='blue' className='shareIcon'/&gt;</text:p>
      <text:p text:style-name="P307">&lt;span className="shareOptionText"&gt;Tag&lt;/span&gt;</text:p>
      <text:p text:style-name="P307">&lt;/div&gt;</text:p>
      <text:p text:style-name="P307">&lt;div className="shareOption"&gt;</text:p>
      <text:p text:style-name="P307">&lt;LocationOnIcon htmlColor='green' className='shareIcon'/&gt;</text:p>
      <text:p text:style-name="P307">&lt;span className="shareOptionText"&gt;Location&lt;/span&gt;</text:p>
      <text:p text:style-name="P307">&lt;/div&gt;</text:p>
      <text:p text:style-name="P307">&lt;div className="shareOption"&gt;</text:p>
      <text:p text:style-name="P307">&lt;EmojiEmotionsIcon htmlColor='goldenrod' className='shareIcon'/&gt;</text:p>
      <text:p text:style-name="P307">&lt;span className="shareOptionText"&gt;Feelings&lt;/span&gt;</text:p>
      <text:p text:style-name="P307">&lt;/div&gt;</text:p>
      <text:p text:style-name="P307">&lt;/div&gt;</text:p>
      <text:p text:style-name="P307">&lt;button className="shareButton" type="submit"&gt;Share&lt;/button&gt;</text:p>
      <text:p text:style-name="P307">&lt;/form&gt;</text:p>
      <text:p text:style-name="P307">&lt;/div&gt;</text:p>
      <text:p text:style-name="P307">&lt;/div&gt;</text:p>
      <text:p text:style-name="P307">);</text:p>
      <text:p text:style-name="P307">}</text:p>
      <text:p text:style-name="P331"/>
      <text:p text:style-name="P307">export default Share;</text:p>
      <text:p text:style-name="P344"><text:soft-page-break/>Share.css</text:p>
      <text:p text:style-name="P323"/>
      <text:p text:style-name="P305">.shareImgContainer{</text:p>
      <text:p text:style-name="P306">padding: 0 20px 10px 20px;</text:p>
      <text:p text:style-name="P306">position: relative;</text:p>
      <text:p text:style-name="P306">}</text:p>
      <text:p text:style-name="P311"/>
      <text:p text:style-name="P306">.shareImg{</text:p>
      <text:p text:style-name="P306">width: 100%;</text:p>
      <text:p text:style-name="P306">object-fit: cover;</text:p>
      <text:p text:style-name="P306">}</text:p>
      <text:p text:style-name="P311"/>
      <text:p text:style-name="P306">.shareCancelImg{</text:p>
      <text:p text:style-name="P306">position: absolute;</text:p>
      <text:p text:style-name="P306">top: 0;</text:p>
      <text:p text:style-name="P306">right: 20px;</text:p>
      <text:p text:style-name="P306">cursor: pointer;</text:p>
      <text:p text:style-name="P306">opacity: 0.7;</text:p>
      <text:p text:style-name="P306">}</text:p>
      <text:p text:style-name="P323"/>
      <text:p text:style-name="P323"/>
      <text:p text:style-name="P324">and we can remove height from .share in css</text:p>
      <text:p text:style-name="P3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2T21:34:36.988755514</meta:creation-date>
    <dc:date>2023-01-17T14:25:36.949806615</dc:date>
    <meta:editing-duration>P6DT15H21M55S</meta:editing-duration>
    <meta:editing-cycles>387</meta:editing-cycles>
    <meta:generator>LibreOffice/6.4.7.2$Linux_X86_64 LibreOffice_project/40$Build-2</meta:generator>
    <meta:document-statistic meta:table-count="0" meta:image-count="0" meta:object-count="0" meta:page-count="59" meta:paragraph-count="2278" meta:word-count="6738" meta:character-count="65663" meta:non-whitespace-character-count="60838"/>
  </office:meta>
</office:document-meta>
</file>